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NewRoman,Bold" svg:font-family="'TimesNewRoman,Bold'"/>
    <style:font-face style:name="TimesNewRoman" svg:font-family="TimesNewRoman, Bold"/>
    <style:font-face style:name="Courier New2" svg:font-family="'Courier New'" style:font-family-generic="modern"/>
    <style:font-face style:name="TimesNewRomanPSMT" svg:font-family="TimesNewRomanPSMT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3.972cm"/>
    </style:style>
    <style:style style:name="co18" style:family="table-column">
      <style:table-column-properties fo:break-before="auto" style:column-width="7.636cm"/>
    </style:style>
    <style:style style:name="co19" style:family="table-column">
      <style:table-column-properties fo:break-before="auto" style:column-width="8.606cm"/>
    </style:style>
    <style:style style:name="co20" style:family="table-column">
      <style:table-column-properties fo:break-before="auto" style:column-width="5.72cm"/>
    </style:style>
    <style:style style:name="co21" style:family="table-column">
      <style:table-column-properties fo:break-before="auto" style:column-width="5.666cm"/>
    </style:style>
    <style:style style:name="co22" style:family="table-column">
      <style:table-column-properties fo:break-before="auto" style:column-width="7.8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917cm"/>
    </style:style>
    <style:style style:name="co10" style:family="table-column">
      <style:table-column-properties fo:break-before="auto" style:column-width="8.135cm"/>
    </style:style>
    <style:style style:name="co11" style:family="table-column">
      <style:table-column-properties fo:break-before="auto" style:column-width="7.026cm"/>
    </style:style>
    <style:style style:name="co12" style:family="table-column">
      <style:table-column-properties fo:break-before="auto" style:column-width="2.718cm"/>
    </style:style>
    <style:style style:name="co13" style:family="table-column">
      <style:table-column-properties fo:break-before="auto" style:column-width="1.363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6.054cm"/>
    </style:style>
    <style:style style:name="co23" style:family="table-column">
      <style:table-column-properties fo:break-before="auto" style:column-width="5.138cm"/>
    </style:style>
    <style:style style:name="co24" style:family="table-column">
      <style:table-column-properties fo:break-before="auto" style:column-width="6.108cm"/>
    </style:style>
    <style:style style:name="co25" style:family="table-column">
      <style:table-column-properties fo:break-before="auto" style:column-width="6.692cm"/>
    </style:style>
    <style:style style:name="co26" style:family="table-column">
      <style:table-column-properties fo:break-before="auto" style:column-width="4.639cm"/>
    </style:style>
    <style:style style:name="co27" style:family="table-column">
      <style:table-column-properties fo:break-before="auto" style:column-width="4.861cm"/>
    </style:style>
    <style:style style:name="co28" style:family="table-column">
      <style:table-column-properties fo:break-before="auto" style:column-width="7.996cm"/>
    </style:style>
    <style:style style:name="co29" style:family="table-column">
      <style:table-column-properties fo:break-before="auto" style:column-width="7.274cm"/>
    </style:style>
    <style:style style:name="co30" style:family="table-column">
      <style:table-column-properties fo:break-before="auto" style:column-width="7.137cm"/>
    </style:style>
    <style:style style:name="co31" style:family="table-column">
      <style:table-column-properties fo:break-before="auto" style:column-width="7.442cm"/>
    </style:style>
    <style:style style:name="co32" style:family="table-column">
      <style:table-column-properties fo:break-before="auto" style:column-width="6.387cm"/>
    </style:style>
    <style:style style:name="co33" style:family="table-column">
      <style:table-column-properties fo:break-before="auto" style:column-width="3.445cm"/>
    </style:style>
    <style:style style:name="co34" style:family="table-column">
      <style:table-column-properties fo:break-before="auto" style:column-width="12.88cm"/>
    </style:style>
    <style:style style:name="co35" style:family="table-column">
      <style:table-column-properties fo:break-before="auto" style:column-width="2.141cm"/>
    </style:style>
    <style:style style:name="co36" style:family="table-column">
      <style:table-column-properties fo:break-before="auto" style:column-width="21.177cm"/>
    </style:style>
    <style:style style:name="co37" style:family="table-column">
      <style:table-column-properties fo:break-before="auto" style:column-width="5.276cm"/>
    </style:style>
    <style:style style:name="co38" style:family="table-column">
      <style:table-column-properties fo:break-before="auto" style:column-width="2.695cm"/>
    </style:style>
    <style:style style:name="co39" style:family="table-column">
      <style:table-column-properties fo:break-before="auto" style:column-width="1.614cm"/>
    </style:style>
    <style:style style:name="co40" style:family="table-column">
      <style:table-column-properties fo:break-before="auto" style:column-width="2.529cm"/>
    </style:style>
    <style:style style:name="co41" style:family="table-column">
      <style:table-column-properties fo:break-before="auto" style:column-width="4.223cm"/>
    </style:style>
    <style:style style:name="co42" style:family="table-column">
      <style:table-column-properties fo:break-before="auto" style:column-width="4.805cm"/>
    </style:style>
    <style:style style:name="co43" style:family="table-column">
      <style:table-column-properties fo:break-before="auto" style:column-width="2.279cm"/>
    </style:style>
    <style:style style:name="co44" style:family="table-column">
      <style:table-column-properties fo:break-before="auto" style:column-width="2.612cm"/>
    </style:style>
    <style:style style:name="co45" style:family="table-column">
      <style:table-column-properties fo:break-before="auto" style:column-width="3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36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369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Tahoma" fo:font-size="10pt" fo:font-weight="bold" style:font-weight-asian="bold" style:font-weight-complex="bold"/>
    </style:style>
    <style:style style:name="ce12" style:family="table-cell" style:parent-style-name="Default">
      <style:text-properties style:font-name="Tahoma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13" style:family="table-cell" style:parent-style-name="Default"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Tahoma"/>
    </style:style>
    <style:style style:name="ce17" style:family="table-cell" style:parent-style-name="Default">
      <style:text-properties style:font-name="Tahoma" fo:font-size="10pt" fo:language="en" fo:country="US" style:font-name-asian="TimesNewRomanPSMT" style:font-size-asian="10pt" style:language-asian="en" style:country-asian="US" style:font-name-complex="TimesNewRomanPSMT" style:font-size-complex="5.69999980926514pt" style:language-complex="en" style:country-complex="US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Tahoma" fo:font-weight="bold" style:font-weight-asian="bold" style:font-weight-complex="bold"/>
    </style:style>
    <style:style style:name="ce21" style:family="table-cell" style:parent-style-name="Default" style:data-style-name="N100">
      <style:text-properties style:font-name="Tahoma" fo:font-size="10pt" fo:language="en" fo:country="US" fo:font-weight="bold" style:font-name-asian="TimesNewRoman" style:language-asian="en" style:country-asian="US" style:font-weight-asian="bold" style:font-name-complex="TimesNewRoman" style:font-size-complex="6.80000019073486pt" style:language-complex="en" style:country-complex="US" style:font-weight-complex="bold"/>
    </style:style>
    <style:style style:name="ce22" style:family="table-cell" style:parent-style-name="Default" style:data-style-name="N100"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Courier New1" fo:font-size="8pt" style:font-size-asian="8pt" style:font-size-complex="8pt"/>
    </style:style>
    <style:style style:name="ce29" style:family="table-cell" style:parent-style-name="Default" style:data-style-name="N100">
      <style:text-properties style:font-name="Courier New1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0">
      <style:text-properties style:use-window-font-color="true" style:text-outline="false" style:text-line-through-style="none" style:font-name="Courier New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font-name="Courier New1" fo:font-size="8pt" fo:language="zxx" fo:country="none" style:font-name-asian="Segoe UI" style:font-size-asian="8pt" style:language-asian="zxx" style:country-asian="none" style:font-name-complex="Segoe UI" style:font-size-complex="8pt" style:language-complex="zxx" style:country-complex="none"/>
    </style:style>
    <style:style style:name="ce32" style:family="table-cell" style:parent-style-name="Default" style:data-style-name="N100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ext-properties style:font-name="Tahoma" fo:font-size="10pt" fo:language="en" fo:country="US" style:font-name-asian="TimesNewRomanPSMT" style:font-size-asian="10pt" style:language-asian="en" style:country-asian="US" style:font-name-complex="TimesNewRomanPSMT" style:font-size-complex="6.80000019073486pt" style:language-complex="en" style:country-complex="US"/>
    </style:style>
    <style:style style:name="ce34" style:family="table-cell" style:parent-style-name="Default">
      <style:text-properties style:font-name="Tahoma" fo:font-size="10pt" fo:language="en" fo:country="US" style:font-name-asian="TimesNewRomanPSMT" style:font-size-asian="10pt" style:font-name-complex="TimesNewRomanPSMT" style:font-size-complex="10pt"/>
    </style:style>
    <style:style style:name="ce35" style:family="table-cell" style:parent-style-name="Default">
      <style:text-properties style:font-name="Tahoma" fo:font-size="10pt" fo:language="en" fo:country="US" style:font-name-asian="Lucida Sans Unicode" style:font-size-asian="10pt" style:language-asian="en" style:country-asian="US" style:font-name-complex="Tahoma2" style:font-size-complex="10pt" style:language-complex="en" style:country-complex="US"/>
    </style:style>
    <style:style style:name="ce36" style:family="table-cell" style:parent-style-name="Default">
      <style:text-properties style:font-name="Courier New" fo:font-size="8pt" style:font-size-asian="8pt" style:font-size-complex="8pt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2" fo:font-size="8pt" fo:font-style="normal" fo:text-shadow="none" style:text-underline-style="none" fo:font-weight="normal" style:font-size-asian="8pt" style:font-style-asian="normal" style:font-weight-asian="normal" style:font-name-complex="Courier New2" style:font-size-complex="8pt" style:font-style-complex="normal" style:font-weight-complex="normal"/>
    </style:style>
    <style:style style:name="ce5" style:family="table-cell" style:parent-style-name="Default" style:data-style-name="N100">
      <style:text-properties style:font-name="Tahoma" fo:font-size="10pt" fo:language="en" fo:country="US" fo:font-weight="bold" style:font-name-asian="TimesNewRoman,Bold" style:language-asian="en" style:country-asian="US" style:font-weight-asian="bold" style:font-name-complex="TimesNewRoman,Bold" style:font-size-complex="5.69999980926514pt" style:language-complex="en" style:country-complex="US" style:font-weight-complex="bold"/>
    </style:style>
    <style:style style:name="ce6" style:family="table-cell" style:parent-style-name="Default" style:data-style-name="N100">
      <style:text-properties style:font-name="Tahoma" fo:font-size="10pt" fo:language="en" fo:country="US" fo:font-weight="bold" style:font-name-asian="TimesNewRoman,Bold" style:language-asian="en" style:country-asian="US" style:font-weight-asian="bold" style:font-name-complex="TimesNewRoman,Bold" style:font-size-complex="5.65000009536743pt" style:language-complex="en" style:country-complex="US" style:font-weight-complex="bold"/>
    </style:style>
    <style:style style:name="ce7" style:family="table-cell" style:parent-style-name="Default" style:data-style-name="N100">
      <style:text-properties style:font-name="Tahoma" fo:font-size="10pt" fo:font-weight="normal" style:font-weight-asian="normal" style:font-weight-complex="normal"/>
    </style:style>
    <style:style style:name="ce23" style:family="table-cell" style:parent-style-name="Default" style:data-style-name="N100"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,Bold" style:font-size-asian="10pt" style:language-asian="en" style:country-asian="US" style:font-style-asian="normal" style:font-weight-asian="normal" style:font-name-complex="TimesNewRoman,Bol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ext-properties style:font-name="Tahoma" fo:font-size="10pt" fo:language="en" fo:country="US" fo:font-weight="normal" style:font-name-asian="TimesNewRoman,Bold" style:font-size-asian="10pt" style:language-asian="en" style:country-asian="US" style:font-weight-asian="normal" style:font-name-complex="TimesNewRoman,Bold" style:font-size-complex="10pt" style:language-complex="en" style:country-complex="US" style:font-weight-complex="normal"/>
    </style:style>
    <style:style style:name="ce25" style:family="table-cell" style:parent-style-name="Default">
      <style:text-properties style:font-name="Tahoma" fo:font-size="10pt" fo:language="en" fo:country="US" fo:font-weight="normal" style:font-name-asian="TimesNewRomanPSMT" style:font-size-asian="10pt" style:language-asian="en" style:country-asian="US" style:font-weight-asian="normal" style:font-name-complex="TimesNewRomanPSMT" style:font-size-complex="10pt" style:language-complex="en" style:country-complex="US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ext-properties style:use-window-font-color="true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,Bold" style:font-size-asian="10pt" style:language-asian="en" style:country-asian="US" style:font-style-asian="normal" style:font-weight-asian="normal" style:font-name-complex="TimesNewRoman,Bold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ext-properties style:font-name="Tahoma1" fo:font-size="10pt" fo:language="en" fo:country="US" fo:font-weight="normal" style:font-name-asian="TimesNewRoman,Bold" style:font-size-asian="10pt" style:language-asian="en" style:country-asian="US" style:font-weight-asian="normal" style:font-name-complex="TimesNewRoman,Bold" style:font-size-complex="5.65000009536743pt" style:language-complex="en" style:country-complex="US" style:font-weight-complex="normal"/>
    </style:style>
    <style:style style:name="ce41" style:family="table-cell" style:parent-style-name="Default">
      <style:text-properties style:font-name="Tahoma1" fo:font-size="10pt" fo:language="en" fo:country="US" fo:font-weight="normal" style:font-name-asian="TimesNewRomanPSMT" style:font-size-asian="10pt" style:language-asian="en" style:country-asian="US" style:font-weight-asian="normal" style:font-name-complex="TimesNewRomanPSMT" style:font-size-complex="5.65000009536743pt" style:language-complex="en" style:country-complex="US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Tahoma1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ext-properties style:font-name="Tahoma1" fo:font-size="10pt" fo:language="en" fo:country="US" fo:font-weight="normal" style:font-name-asian="TimesNewRomanPSMT" style:font-size-asian="10pt" style:language-asian="en" style:country-asian="US" style:font-weight-asian="normal" style:font-name-complex="TimesNewRomanPSMT" style:font-size-complex="10pt" style:language-complex="en" style:country-complex="US" style:font-weight-complex="normal"/>
    </style:style>
    <style:style style:name="ce45" style:family="table-cell" style:parent-style-name="Default">
      <style:text-properties style:use-window-font-color="true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,Bold" style:font-size-asian="10pt" style:language-asian="en" style:country-asian="US" style:font-style-asian="normal" style:font-weight-asian="normal" style:font-name-complex="TimesNewRoman,Bol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ext-properties style:use-window-font-color="true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,Bold" style:font-size-asian="10pt" style:language-asian="en" style:country-asian="US" style:font-style-asian="normal" style:font-weight-asian="normal" style:font-name-complex="TimesNewRoman,Bol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use-window-font-color="true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name-complex="TimesNewRomanPS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ext-properties style:font-name="Tahoma1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100">
      <style:text-properties style:use-window-font-color="true" style:text-outline="false" style:text-line-through-style="none" style:font-name="Tahoma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ext-properties style:font-name="Tahoma1" fo:font-size="10pt" fo:language="en" fo:country="US" fo:font-weight="normal" style:font-name-asian="TimesNewRoman,Bold" style:font-size-asian="10pt" style:language-asian="en" style:country-asian="US" style:font-weight-asian="normal" style:font-name-complex="TimesNewRoman,Bold" style:font-size-complex="10pt" style:language-complex="en" style:country-complex="US" style:font-weight-complex="normal"/>
    </style:style>
    <style:style style:name="ce51" style:family="table-cell" style:parent-style-name="Default" style:data-style-name="N100">
      <style:text-properties style:font-name="Tahoma1" fo:font-size="10pt" fo:language="en" fo:country="US" fo:font-weight="bold" style:font-name-asian="TimesNewRoman,Bold" style:font-size-asian="10pt" style:language-asian="en" style:country-asian="US" style:font-weight-asian="bold" style:font-name-complex="TimesNewRoman,Bold" style:font-size-complex="10pt" style:language-complex="en" style:country-complex="US" style:font-weight-complex="bold"/>
    </style:style>
    <style:style style:name="ce52" style:family="table-cell" style:parent-style-name="Default" style:data-style-name="N100">
      <style:text-properties style:font-name="Tahoma1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ext-properties style:use-window-font-color="true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Tahoma1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55" style:family="table-cell" style:parent-style-name="Default">
      <style:text-properties style:font-name="Tahoma1" fo:font-size="10pt" style:font-size-asian="10pt" style:font-size-complex="10pt"/>
    </style:style>
    <style:style style:name="ce56" style:family="table-cell" style:parent-style-name="Default">
      <style:text-properties style:font-name="Tahoma1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0">
      <style:text-properties style:font-name="Courier New1" fo:font-size="8pt" fo:language="en" fo:country="US" fo:font-weight="bold" style:font-name-asian="TimesNewRoman,Bold" style:font-size-asian="8pt" style:language-asian="en" style:country-asian="US" style:font-weight-asian="bold" style:font-name-complex="TimesNewRoman,Bold" style:font-size-complex="8pt" style:language-complex="en" style:country-complex="US" style:font-weight-complex="bold"/>
    </style:style>
    <style:style style:name="ce65" style:family="table-cell" style:parent-style-name="Default" style:data-style-name="N100">
      <style:text-properties style:use-window-font-color="true" style:text-outline="false" style:text-line-through-style="none" style:font-name="Courier New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1" fo:font-size="8pt" fo:font-style="normal" fo:text-shadow="none" style:text-underline-style="none" fo:font-weight="normal" style:font-size-asian="8pt" style:font-style-asian="normal" style:font-weight-asian="normal" style:font-name-complex="Courier New2" style:font-size-complex="8pt" style:font-style-complex="normal" style:font-weight-complex="normal"/>
    </style:style>
    <style:style style:name="ce67" style:family="table-cell" style:parent-style-name="Default">
      <style:table-cell-properties fo:border-bottom="none" fo:border-left="0.141cm solid #000000" fo:border-right="none" fo:border-top="0.141cm solid #000000"/>
      <style:text-properties style:font-name="Courier New1" fo:font-size="8pt" style:font-size-asian="8pt" style:font-size-complex="8pt"/>
    </style:style>
    <style:style style:name="ce68" style:family="table-cell" style:parent-style-name="Default">
      <style:table-cell-properties fo:border-bottom="none" fo:border-left="0.141cm solid #000000" fo:border-right="none" fo:border-top="none"/>
      <style:text-properties style:font-name="Courier New1" fo:font-size="8pt" style:font-size-asian="8pt" style:font-size-complex="8pt"/>
    </style:style>
    <style:style style:name="ce69" style:family="table-cell" style:parent-style-name="Default">
      <style:table-cell-properties fo:border-bottom="0.141cm solid #000000" fo:border-left="0.141cm solid #000000" fo:border-right="none" fo:border-top="none"/>
      <style:text-properties style:font-name="Courier New1" fo:font-size="8pt" style:font-size-asian="8pt" style:font-size-complex="8pt"/>
    </style:style>
    <style:style style:name="ce70" style:family="table-cell" style:parent-style-name="Default">
      <style:table-cell-properties fo:border-bottom="none" fo:border-left="none" fo:border-right="none" fo:border-top="0.141cm solid #000000"/>
      <style:text-properties style:font-name="Courier New1" fo:font-size="8pt" style:font-size-asian="8pt" style:font-size-complex="8pt"/>
    </style:style>
    <style:style style:name="ce71" style:family="table-cell" style:parent-style-name="Default">
      <style:table-cell-properties fo:border-bottom="0.141cm solid #000000" fo:border-left="none" fo:border-right="none" fo:border-top="none"/>
      <style:text-properties style:font-name="Courier New1" fo:font-size="8pt" style:font-size-asian="8pt" style:font-size-complex="8pt"/>
    </style:style>
    <style:style style:name="ce72" style:family="table-cell" style:parent-style-name="Default">
      <style:table-cell-properties fo:border-bottom="none" fo:border-left="none" fo:border-right="0.141cm solid #000000" fo:border-top="0.141cm solid #000000"/>
      <style:text-properties style:font-name="Courier New1" fo:font-size="8pt" style:font-size-asian="8pt" style:font-size-complex="8pt"/>
    </style:style>
    <style:style style:name="ce73" style:family="table-cell" style:parent-style-name="Default">
      <style:table-cell-properties fo:border-bottom="none" fo:border-left="none" fo:border-right="0.141cm solid #000000" fo:border-top="none"/>
      <style:text-properties style:font-name="Courier New1" fo:font-size="8pt" style:font-size-asian="8pt" style:font-size-complex="8pt"/>
    </style:style>
    <style:style style:name="ce74" style:family="table-cell" style:parent-style-name="Default">
      <style:table-cell-properties fo:border-bottom="0.141cm solid #000000" fo:border-left="none" fo:border-right="0.141cm solid #000000" fo:border-top="none"/>
      <style:text-properties style:font-name="Courier New1" fo:font-size="8pt" style:font-size-asian="8pt" style:font-size-complex="8pt"/>
    </style:style>
    <style:style style:name="T3" style:family="text">
      <style:text-properties fo:font-size="12pt" fo:language="en" fo:country="US" style:font-size-asian="12pt" style:font-size-complex="6.80000019073486pt"/>
    </style:style>
    <style:style style:name="T4" style:family="text">
      <style:text-properties style:font-name="TimesNewRomanPSMT" fo:language="en" fo:country="US" style:font-name-asian="TimesNewRomanPSMT" style:font-name-complex="TimesNewRomanPSMT" style:font-size-complex="6.80000019073486pt"/>
    </style:style>
    <style:style style:name="T1" style:family="text">
      <style:text-properties style:font-name="TimesNewRomanPSMT" style:font-name-asian="TimesNewRomanPSMT" style:font-name-complex="TimesNewRomanPSMT" style:font-size-complex="5.69999980926514pt"/>
    </style:style>
    <style:style style:name="T2" style:family="text">
      <style:text-properties style:font-name="TimesNewRomanPSMT" fo:font-size="10pt" style:font-name-asian="TimesNewRomanPSMT" style:font-size-asian="10pt" style:font-name-complex="TimesNewRomanPSMT" style:font-size-complex="5.69999980926514pt"/>
    </style:style>
    <style:style style:name="T5" style:family="text">
      <style:text-properties style:font-name="TimesNewRoman,Bold" fo:font-weight="bold" style:font-weight-asian="bold" style:font-size-complex="5.69999980926514pt" style:font-weight-complex="bold"/>
    </style:style>
    <style:style style:name="T6" style:family="text">
      <style:text-properties style:font-name="TimesNewRomanPSMT" style:font-size-complex="5.69999980926514pt"/>
    </style:style>
  </office:automatic-styles>
  <office:body>
    <office:spreadsheet>
      <table:table table:name="Offensive" table:style-name="ta1" table:print="false">
        <table:table-column table:style-name="co16" table:default-cell-style-name="ce1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8" table:number-columns-repeated="1017" table:default-cell-style-name="ce14"/>
        <table:table-row table:style-name="ro1">
          <table:table-cell/>
          <table:table-cell table:style-name="ce1" table:number-columns-repeated="2"/>
          <table:table-cell table:style-name="ce2" office:value-type="string">
            <text:p>UNIT RESULTS</text:p>
          </table:table-cell>
          <table:table-cell table:style-name="ce1" table:number-columns-repeated="3"/>
          <table:table-cell table:style-name="ce20"/>
          <table:table-cell table:style-name="Default" table:number-columns-repeated="2"/>
          <table:table-cell table:style-name="ce20" table:number-columns-repeated="1014"/>
        </table:table-row>
        <table:table-row table:style-name="ro1">
          <table:table-cell table:style-name="ce2" office:value-type="string">
            <text:p>Maneuver</text:p>
          </table:table-cell>
          <table:table-cell table:style-name="ce1" office:value-type="string">
            <text:p>Prerequisite</text:p>
          </table:table-cell>
          <table:table-cell table:style-name="ce1" office:value-type="string">
            <text:p>Opponent</text:p>
          </table:table-cell>
          <table:table-cell table:style-name="ce2" office:value-type="string">
            <text:p>Triumph</text:p>
          </table:table-cell>
          <table:table-cell table:style-name="ce1" office:value-type="string">
            <text:p>Win</text:p>
          </table:table-cell>
          <table:table-cell table:style-name="ce1" office:value-type="string">
            <text:p>Loss</text:p>
          </table:table-cell>
          <table:table-cell table:style-name="ce1" office:value-type="string">
            <text:p>Crush</text:p>
          </table:table-cell>
          <table:table-cell table:style-name="ce20"/>
          <table:table-cell table:style-name="ce32" office:value-type="string">
            <text:p>putStrings(data,"Attack","AssVP","Triumph","-2 Intensity, Move forward 1 Zone, Special! (pg. 25)");</text:p>
          </table:table-cell>
          <table:table-cell table:style-name="ce32"/>
          <table:table-cell table:style-name="ce20" table:number-columns-repeated="1014"/>
        </table:table-row>
        <table:table-row table:style-name="ro2">
          <table:table-cell table:style-name="ce21" office:value-type="string">
            <text:p>Assault vs. Position</text:p>
          </table:table-cell>
          <table:table-cell table:style-name="ce12" office:value-type="string">
            <text:p>Position is nearby</text:p>
          </table:table-cell>
          <table:table-cell table:style-name="ce12" office:value-type="string">
            <text:p>Unit(s) in position</text:p>
          </table:table-cell>
          <table:table-cell table:style-name="ce33" office:value-type="string">
            <text:p>-2 Intensity; Move forward 1 Zone; Special! (pg. 25)</text:p>
          </table:table-cell>
          <table:table-cell table:style-name="ce12" office:value-type="string">
            <text:p>Enemy holds! Normal</text:p>
          </table:table-cell>
          <table:table-cell table:style-name="ce34" office:value-type="string">
            <text:p>Enemy holds! Recoil 1 Zone</text:p>
          </table:table-cell>
          <table:table-cell table:style-name="ce35" office:value-type="string">
            <text:p><text:span text:style-name="T3"><text:s/></text:span><text:span text:style-name="T4">+2 Intensity; Recoil 1 Zone</text:span></text:p>
          </table:table-cell>
          <table:table-cell/>
          <table:table-cell table:style-name="ce37" table:formula="of:=&quot;putStrings(data,&quot;&amp;DbQuote&amp;[.$A$17]&amp;DbQuote&amp;&quot;,&quot;&amp;DbQuote&amp;[.$A3]&amp;DbQuote&amp;&quot;,&quot;&amp;DbQuote&amp;[.B$2]&amp;DbQuote&amp;&quot;,&quot;&amp;DbQuote&amp;[.B3]&amp;DbQuote&amp;&quot;) ;&quot;" office:value-type="string" office:string-value="putStrings(data,&quot;Offensive&quot;,&quot;Assault vs. Position&quot;,&quot;Prerequisite&quot;,&quot;Position is nearby&quot;) ;">
            <text:p>putStrings(data,"Offensive","Assault vs. Position","Prerequisite","Position is nearby") ;</text:p>
          </table:table-cell>
          <table:table-cell table:style-name="ce37" table:formula="of:=&quot;putStrings(data,&quot;&amp;DbQuote&amp;[.$A$17]&amp;DbQuote&amp;&quot;,&quot;&amp;DbQuote&amp;[.$A3]&amp;DbQuote&amp;&quot;,&quot;&amp;DbQuote&amp;[.C$2]&amp;DbQuote&amp;&quot;,&quot;&amp;DbQuote&amp;[.C3]&amp;DbQuote&amp;&quot;) ;&quot;" office:value-type="string" office:string-value="putStrings(data,&quot;Offensive&quot;,&quot;Assault vs. Position&quot;,&quot;Opponent&quot;,&quot;Unit(s) in position&quot;) ;">
            <text:p>putStrings(data,"Offensive","Assault vs. Position","Opponent","Unit(s) in position") ;</text:p>
          </table:table-cell>
          <table:table-cell table:number-columns-repeated="1014"/>
        </table:table-row>
        <table:table-row table:style-name="ro1">
          <table:table-cell table:style-name="ce22" office:value-type="string">
            <text:p>Attack</text:p>
          </table:table-cell>
          <table:table-cell table:style-name="ce13" office:value-type="string">
            <text:p>None</text:p>
          </table:table-cell>
          <table:table-cell table:style-name="ce12" office:value-type="string">
            <text:p>3 random foes; player choose 1</text:p>
          </table:table-cell>
          <table:table-cell table:style-name="ce12" office:value-type="string">
            <text:p>-2 Intensity</text:p>
          </table:table-cell>
          <table:table-cell table:number-columns-repeated="2" table:style-name="ce13" office:value-type="string">
            <text:p>Normal</text:p>
          </table:table-cell>
          <table:table-cell table:style-name="ce13" office:value-type="string">
            <text:p>+2 Intensity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Attack vs. Two</text:p>
          </table:table-cell>
          <table:table-cell table:style-name="ce13" office:value-type="string">
            <text:p>None</text:p>
          </table:table-cell>
          <table:table-cell table:style-name="ce12" office:value-type="string">
            <text:p>3 random foes; player choose 1; GM choose 1</text:p>
          </table:table-cell>
          <table:table-cell table:style-name="ce12" office:value-type="string">
            <text:p>-3 Intensity</text:p>
          </table:table-cell>
          <table:table-cell table:style-name="ce13" office:value-type="string">
            <text:p>Normal</text:p>
          </table:table-cell>
          <table:table-cell table:style-name="ce12" office:value-type="string">
            <text:p><text:span text:style-name="T1">Recoil</text:span></text:p>
            <text:p><text:span text:style-name="T1">1 Zone</text:span></text:p>
          </table:table-cell>
          <table:table-cell table:style-name="ce12" office:value-type="string">
            <text:p>+2 Intensity; Recoil 1 Zone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ttack w/ Another</text:p>
          </table:table-cell>
          <table:table-cell table:style-name="ce13" office:value-type="string">
            <text:p>None</text:p>
          </table:table-cell>
          <table:table-cell table:style-name="ce12" office:value-type="string">
            <text:p>3 random foes; player choose 1; Enemy ×0.5</text:p>
          </table:table-cell>
          <table:table-cell table:style-name="ce12" office:value-type="string">
            <text:p>-1 Intensity</text:p>
          </table:table-cell>
          <table:table-cell table:number-columns-repeated="2" table:style-name="ce13" office:value-type="string">
            <text:p>Normal</text:p>
          </table:table-cell>
          <table:table-cell table:style-name="ce12" office:value-type="string">
            <text:p>+2 Intensity; Recoil 1 Zone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Charge</text:p>
          </table:table-cell>
          <table:table-cell table:style-name="ce13" office:value-type="string">
            <text:p>Disengaged</text:p>
          </table:table-cell>
          <table:table-cell table:style-name="ce12" office:value-type="string">
            <text:p>1 random foe</text:p>
          </table:table-cell>
          <table:table-cell table:style-name="ce17" office:value-type="string">
            <text:p>-2 Intensity; Move forward 2 Zones</text:p>
          </table:table-cell>
          <table:table-cell table:style-name="ce17" office:value-type="string">
            <text:p>-1 Intensity; Move forward 1 Zone</text:p>
          </table:table-cell>
          <table:table-cell table:style-name="ce17" office:value-type="string">
            <text:p>Move forward 1 Zone</text:p>
          </table:table-cell>
          <table:table-cell table:style-name="ce12" office:value-type="string">
            <text:p>+2 Intensity; Move Forward 1 Zone; Disordered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Move on Flank</text:p>
          </table:table-cell>
          <table:table-cell table:style-name="ce13" office:value-type="string">
            <text:p>None</text:p>
          </table:table-cell>
          <table:table-cell table:style-name="ce12" office:value-type="string">
            <text:p>1d6-2 foes</text:p>
          </table:table-cell>
          <table:table-cell table:style-name="ce17" office:value-type="string">
            <text:p><text:span text:style-name="T1">-1 Intensity; on </text:span><text:span text:style-name="T2">fl</text:span><text:span text:style-name="T1">ank or charge next</text:span></text:p>
          </table:table-cell>
          <table:table-cell table:style-name="ce17" office:value-type="string">
            <text:p>Normal; on shielded flank</text:p>
          </table:table-cell>
          <table:table-cell table:style-name="ce12" office:value-type="string">
            <text:p>Normal</text:p>
          </table:table-cell>
          <table:table-cell table:style-name="ce12" office:value-type="string">
            <text:p>+2 Intensity; Disordered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ush Deeper</text:p>
          </table:table-cell>
          <table:table-cell table:style-name="ce13" office:value-type="string">
            <text:p>None</text:p>
          </table:table-cell>
          <table:table-cell table:style-name="ce12" office:value-type="string">
            <text:p>3 random foes; GM choose 1</text:p>
          </table:table-cell>
          <table:table-cell table:style-name="ce17" office:value-type="string">
            <text:p>-2 Intensity; Move forward 1 Zone</text:p>
          </table:table-cell>
          <table:table-cell table:style-name="ce17" office:value-type="string">
            <text:p>Move forward 1 Zone</text:p>
          </table:table-cell>
          <table:table-cell table:style-name="ce17" office:value-type="string">
            <text:p>Normal; Disordered</text:p>
          </table:table-cell>
          <table:table-cell table:style-name="ce12" office:value-type="string">
            <text:p>+2 Intensity; Disordered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Run Down Sprinter</text:p>
          </table:table-cell>
          <table:table-cell table:style-name="ce12" office:value-type="string">
            <text:p>Enemy Unit is Sprinting</text:p>
          </table:table-cell>
          <table:table-cell table:style-name="ce12" office:value-type="string">
            <text:p>The Sprinting Unit</text:p>
          </table:table-cell>
          <table:table-cell table:style-name="ce17" office:value-type="string">
            <text:p>Move forward 2 Zones, Disordered; Check Reckless</text:p>
          </table:table-cell>
          <table:table-cell table:style-name="ce17" office:value-type="string">
            <text:p>Move forward 1 Zone</text:p>
          </table:table-cell>
          <table:table-cell table:style-name="ce17" office:value-type="string">
            <text:p>Move forward 1 Zone; Disordered</text:p>
          </table:table-cell>
          <table:table-cell table:style-name="ce12" office:value-type="string">
            <text:p>+4 Intensity, Recoil 1 Zone; Check Cowardly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pecial: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Special: If the positions give a value in the starting conditions against the army in against the Opening Intensity, that amount is also gone. For example, if the enemy was prepared and got a +5 for a hilltop position, a triumphant assault on the hilltop would give the usual -2, but also -5 to the Battle Intensity. Possession of this may spot give a bonus to the Battle Intensity - the Gamemaster decid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MID(CELL(&quot;FILENAME&quot;);FIND(&quot;#$&quot;;CELL(&quot;FILENAME&quot;))+2;LEN(CELL(&quot;FILENAME&quot;)))" office:value-type="string" office:string-value="Offensive">
            <text:p>Offensive</text:p>
          </table:table-cell>
          <table:table-cell table:style-name="ce32" office:value-type="string">
            <text:p>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29" office:value-type="string">
            <text:p>JAVA</text:p>
          </table:table-cell>
          <table:table-cell table:style-name="ce28" table:number-columns-repeated="1023"/>
        </table:table-row>
        <table:table-row table:style-name="ro4">
          <table:table-cell table:style-name="ce28" table:formula="of:=&quot;// &quot;&amp;MID(CELL(&quot;FILENAME&quot;);FIND(&quot;#$&quot;;CELL(&quot;FILENAME&quot;))+2;LEN(CELL(&quot;FILENAME&quot;)))" office:value-type="string" office:string-value="// Offensive">
            <text:p>// Offensive</text:p>
          </table:table-cell>
          <table:table-cell table:style-name="ce28" table:number-columns-repeated="1023"/>
        </table:table-row>
        <table:table-row table:style-name="ro4">
          <table:table-cell table:style-name="ce30" office:value-type="string">
            <text:p>// Maneuver</text:p>
          </table:table-cell>
          <table:table-cell table:style-name="ce29" office:value-type="string">
            <text:p>Prerequisite</text:p>
          </table:table-cell>
          <table:table-cell table:style-name="ce29" office:value-type="string">
            <text:p>Opponent</text:p>
          </table:table-cell>
          <table:table-cell table:style-name="ce30" office:value-type="string">
            <text:p>Triumph</text:p>
          </table:table-cell>
          <table:table-cell table:style-name="ce29" office:value-type="string">
            <text:p>Win</text:p>
          </table:table-cell>
          <table:table-cell table:style-name="ce29" office:value-type="string">
            <text:p>Loss</text:p>
          </table:table-cell>
          <table:table-cell table:style-name="ce29" office:value-type="string">
            <text:p>Crush</text:p>
          </table:table-cell>
          <table:table-cell table:style-name="ce28" table:number-columns-repeated="1017"/>
        </table:table-row>
        <table:table-row table:style-name="ro4">
          <table:table-cell table:style-name="ce31" table:formula="of:=&quot;addElement3D(&quot;&amp;DbQuote&amp;[.$A$17]&amp;DbQuote&amp;&quot;,&quot;&amp;DbQuote&amp;[.$A3]&amp;DbQuote&amp;&quot;,&quot;&amp;DbQuote&amp;[.B$2]&amp;DbQuote&amp;&quot;,&quot;&amp;DbQuote&amp;[.B3]&amp;DbQuote&amp;&quot;) ;&quot;" office:value-type="string" office:string-value="addElement3D(&quot;Offensive&quot;,&quot;Assault vs. Position&quot;,&quot;Prerequisite&quot;,&quot;Position is nearby&quot;) ;">
            <text:p>addElement3D("Offensive","Assault vs. Position","Prerequisite","Position is nearby") ;</text:p>
          </table:table-cell>
          <table:table-cell table:style-name="ce31" table:formula="of:=&quot;addElement3D(&quot;&amp;DbQuote&amp;[.$A$17]&amp;DbQuote&amp;&quot;,&quot;&amp;DbQuote&amp;[.$A3]&amp;DbQuote&amp;&quot;,&quot;&amp;DbQuote&amp;[.C$2]&amp;DbQuote&amp;&quot;,&quot;&amp;DbQuote&amp;[.C3]&amp;DbQuote&amp;&quot;) ;&quot;" office:value-type="string" office:string-value="addElement3D(&quot;Offensive&quot;,&quot;Assault vs. Position&quot;,&quot;Opponent&quot;,&quot;Unit(s) in position&quot;) ;">
            <text:p>addElement3D("Offensive","Assault vs. Position","Opponent","Unit(s) in position") ;</text:p>
          </table:table-cell>
          <table:table-cell table:style-name="ce31" table:formula="of:=&quot;addElement3D(&quot;&amp;DbQuote&amp;[.$A$17]&amp;DbQuote&amp;&quot;,&quot;&amp;DbQuote&amp;[.$A3]&amp;DbQuote&amp;&quot;,&quot;&amp;DbQuote&amp;[.D$2]&amp;DbQuote&amp;&quot;,&quot;&amp;DbQuote&amp;[.D3]&amp;DbQuote&amp;&quot;) ;&quot;" office:value-type="string" office:string-value="addElement3D(&quot;Offensive&quot;,&quot;Assault vs. Position&quot;,&quot;Triumph&quot;,&quot;-2 Intensity; Move forward 1 Zone; Special! (pg. 25)&quot;) ;">
            <text:p>addElement3D("Offensive","Assault vs. Position","Triumph","-2 Intensity; Move forward 1 Zone; Special! (pg. 25)") ;</text:p>
          </table:table-cell>
          <table:table-cell table:style-name="ce31" table:formula="of:=&quot;addElement3D(&quot;&amp;DbQuote&amp;[.$A$17]&amp;DbQuote&amp;&quot;,&quot;&amp;DbQuote&amp;[.$A3]&amp;DbQuote&amp;&quot;,&quot;&amp;DbQuote&amp;[.E$2]&amp;DbQuote&amp;&quot;,&quot;&amp;DbQuote&amp;[.E3]&amp;DbQuote&amp;&quot;) ;&quot;" office:value-type="string" office:string-value="addElement3D(&quot;Offensive&quot;,&quot;Assault vs. Position&quot;,&quot;Win&quot;,&quot;Enemy holds! Normal&quot;) ;">
            <text:p>addElement3D("Offensive","Assault vs. Position","Win","Enemy holds! Normal") ;</text:p>
          </table:table-cell>
          <table:table-cell table:style-name="ce31" table:formula="of:=&quot;addElement3D(&quot;&amp;DbQuote&amp;[.$A$17]&amp;DbQuote&amp;&quot;,&quot;&amp;DbQuote&amp;[.$A3]&amp;DbQuote&amp;&quot;,&quot;&amp;DbQuote&amp;[.F$2]&amp;DbQuote&amp;&quot;,&quot;&amp;DbQuote&amp;[.F3]&amp;DbQuote&amp;&quot;) ;&quot;" office:value-type="string" office:string-value="addElement3D(&quot;Offensive&quot;,&quot;Assault vs. Position&quot;,&quot;Loss&quot;,&quot;Enemy holds! Recoil 1 Zone&quot;) ;">
            <text:p>addElement3D("Offensive","Assault vs. Position","Loss","Enemy holds! Recoil 1 Zone") ;</text:p>
          </table:table-cell>
          <table:table-cell table:style-name="ce31" table:formula="of:=&quot;addElement3D(&quot;&amp;DbQuote&amp;[.$A$17]&amp;DbQuote&amp;&quot;,&quot;&amp;DbQuote&amp;[.$A3]&amp;DbQuote&amp;&quot;,&quot;&amp;DbQuote&amp;[.G$2]&amp;DbQuote&amp;&quot;,&quot;&amp;DbQuote&amp;[.G3]&amp;DbQuote&amp;&quot;) ;&quot;" office:value-type="string" office:string-value="addElement3D(&quot;Offensive&quot;,&quot;Assault vs. Position&quot;,&quot;Crush&quot;,&quot; +2 Intensity; Recoil 1 Zone&quot;) ;">
            <text:p>addElement3D("Offensive","Assault vs. Position","Crush"," +2 Intensity; Recoil 1 Zone") ;</text:p>
          </table:table-cell>
          <table:table-cell table:style-name="ce31"/>
          <table:table-cell table:style-name="ce28" table:number-columns-repeated="1017"/>
        </table:table-row>
        <table:table-row table:style-name="ro4">
          <table:table-cell table:style-name="ce31" table:formula="of:=&quot;addElement3D(&quot;&amp;DbQuote&amp;[.$A$17]&amp;DbQuote&amp;&quot;,&quot;&amp;DbQuote&amp;[.$A4]&amp;DbQuote&amp;&quot;,&quot;&amp;DbQuote&amp;[.B$2]&amp;DbQuote&amp;&quot;,&quot;&amp;DbQuote&amp;[.B4]&amp;DbQuote&amp;&quot;) ;&quot;" office:value-type="string" office:string-value="addElement3D(&quot;Offensive&quot;,&quot;Attack&quot;,&quot;Prerequisite&quot;,&quot;None&quot;) ;">
            <text:p>addElement3D("Offensive","Attack","Prerequisite","None") ;</text:p>
          </table:table-cell>
          <table:table-cell table:style-name="ce31" table:formula="of:=&quot;addElement3D(&quot;&amp;DbQuote&amp;[.$A$17]&amp;DbQuote&amp;&quot;,&quot;&amp;DbQuote&amp;[.$A4]&amp;DbQuote&amp;&quot;,&quot;&amp;DbQuote&amp;[.C$2]&amp;DbQuote&amp;&quot;,&quot;&amp;DbQuote&amp;[.C4]&amp;DbQuote&amp;&quot;) ;&quot;" office:value-type="string" office:string-value="addElement3D(&quot;Offensive&quot;,&quot;Attack&quot;,&quot;Opponent&quot;,&quot;3 random foes; player choose 1&quot;) ;">
            <text:p>addElement3D("Offensive","Attack","Opponent","3 random foes; player choose 1") ;</text:p>
          </table:table-cell>
          <table:table-cell table:style-name="ce31" table:formula="of:=&quot;addElement3D(&quot;&amp;DbQuote&amp;[.$A$17]&amp;DbQuote&amp;&quot;,&quot;&amp;DbQuote&amp;[.$A4]&amp;DbQuote&amp;&quot;,&quot;&amp;DbQuote&amp;[.D$2]&amp;DbQuote&amp;&quot;,&quot;&amp;DbQuote&amp;[.D4]&amp;DbQuote&amp;&quot;) ;&quot;" office:value-type="string" office:string-value="addElement3D(&quot;Offensive&quot;,&quot;Attack&quot;,&quot;Triumph&quot;,&quot;-2 Intensity&quot;) ;">
            <text:p>addElement3D("Offensive","Attack","Triumph","-2 Intensity") ;</text:p>
          </table:table-cell>
          <table:table-cell table:style-name="ce31" table:formula="of:=&quot;addElement3D(&quot;&amp;DbQuote&amp;[.$A$17]&amp;DbQuote&amp;&quot;,&quot;&amp;DbQuote&amp;[.$A4]&amp;DbQuote&amp;&quot;,&quot;&amp;DbQuote&amp;[.E$2]&amp;DbQuote&amp;&quot;,&quot;&amp;DbQuote&amp;[.E4]&amp;DbQuote&amp;&quot;) ;&quot;" office:value-type="string" office:string-value="addElement3D(&quot;Offensive&quot;,&quot;Attack&quot;,&quot;Win&quot;,&quot;Normal&quot;) ;">
            <text:p>addElement3D("Offensive","Attack","Win","Normal") ;</text:p>
          </table:table-cell>
          <table:table-cell table:style-name="ce31" table:formula="of:=&quot;addElement3D(&quot;&amp;DbQuote&amp;[.$A$17]&amp;DbQuote&amp;&quot;,&quot;&amp;DbQuote&amp;[.$A4]&amp;DbQuote&amp;&quot;,&quot;&amp;DbQuote&amp;[.F$2]&amp;DbQuote&amp;&quot;,&quot;&amp;DbQuote&amp;[.F4]&amp;DbQuote&amp;&quot;) ;&quot;" office:value-type="string" office:string-value="addElement3D(&quot;Offensive&quot;,&quot;Attack&quot;,&quot;Loss&quot;,&quot;Normal&quot;) ;">
            <text:p>addElement3D("Offensive","Attack","Loss","Normal") ;</text:p>
          </table:table-cell>
          <table:table-cell table:style-name="ce31" table:formula="of:=&quot;addElement3D(&quot;&amp;DbQuote&amp;[.$A$17]&amp;DbQuote&amp;&quot;,&quot;&amp;DbQuote&amp;[.$A4]&amp;DbQuote&amp;&quot;,&quot;&amp;DbQuote&amp;[.G$2]&amp;DbQuote&amp;&quot;,&quot;&amp;DbQuote&amp;[.G4]&amp;DbQuote&amp;&quot;) ;&quot;" office:value-type="string" office:string-value="addElement3D(&quot;Offensive&quot;,&quot;Attack&quot;,&quot;Crush&quot;,&quot;+2 Intensity&quot;) ;">
            <text:p>addElement3D("Offensive","Attack","Crush","+2 Intensity") ;</text:p>
          </table:table-cell>
          <table:table-cell table:style-name="ce31"/>
          <table:table-cell table:style-name="ce36" table:number-columns-repeated="1017"/>
        </table:table-row>
        <table:table-row table:style-name="ro5">
          <table:table-cell table:style-name="ce31" table:formula="of:=&quot;addElement3D(&quot;&amp;DbQuote&amp;[.$A$17]&amp;DbQuote&amp;&quot;,&quot;&amp;DbQuote&amp;[.$A5]&amp;DbQuote&amp;&quot;,&quot;&amp;DbQuote&amp;[.B$2]&amp;DbQuote&amp;&quot;,&quot;&amp;DbQuote&amp;[.B5]&amp;DbQuote&amp;&quot;) ;&quot;" office:value-type="string" office:string-value="addElement3D(&quot;Offensive&quot;,&quot;Attack vs. Two&quot;,&quot;Prerequisite&quot;,&quot;None&quot;) ;">
            <text:p>addElement3D("Offensive","Attack vs. Two","Prerequisite","None") ;</text:p>
          </table:table-cell>
          <table:table-cell table:style-name="ce31" table:formula="of:=&quot;addElement3D(&quot;&amp;DbQuote&amp;[.$A$17]&amp;DbQuote&amp;&quot;,&quot;&amp;DbQuote&amp;[.$A5]&amp;DbQuote&amp;&quot;,&quot;&amp;DbQuote&amp;[.C$2]&amp;DbQuote&amp;&quot;,&quot;&amp;DbQuote&amp;[.C5]&amp;DbQuote&amp;&quot;) ;&quot;" office:value-type="string" office:string-value="addElement3D(&quot;Offensive&quot;,&quot;Attack vs. Two&quot;,&quot;Opponent&quot;,&quot;3 random foes; player choose 1; GM choose 1&quot;) ;">
            <text:p>addElement3D("Offensive","Attack vs. Two","Opponent","3 random foes; player choose 1; GM choose 1") ;</text:p>
          </table:table-cell>
          <table:table-cell table:style-name="ce31" table:formula="of:=&quot;addElement3D(&quot;&amp;DbQuote&amp;[.$A$17]&amp;DbQuote&amp;&quot;,&quot;&amp;DbQuote&amp;[.$A5]&amp;DbQuote&amp;&quot;,&quot;&amp;DbQuote&amp;[.D$2]&amp;DbQuote&amp;&quot;,&quot;&amp;DbQuote&amp;[.D5]&amp;DbQuote&amp;&quot;) ;&quot;" office:value-type="string" office:string-value="addElement3D(&quot;Offensive&quot;,&quot;Attack vs. Two&quot;,&quot;Triumph&quot;,&quot;-3 Intensity&quot;) ;">
            <text:p>addElement3D("Offensive","Attack vs. Two","Triumph","-3 Intensity") ;</text:p>
          </table:table-cell>
          <table:table-cell table:style-name="ce31" table:formula="of:=&quot;addElement3D(&quot;&amp;DbQuote&amp;[.$A$17]&amp;DbQuote&amp;&quot;,&quot;&amp;DbQuote&amp;[.$A5]&amp;DbQuote&amp;&quot;,&quot;&amp;DbQuote&amp;[.E$2]&amp;DbQuote&amp;&quot;,&quot;&amp;DbQuote&amp;[.E5]&amp;DbQuote&amp;&quot;) ;&quot;" office:value-type="string" office:string-value="addElement3D(&quot;Offensive&quot;,&quot;Attack vs. Two&quot;,&quot;Win&quot;,&quot;Normal&quot;) ;">
            <text:p>addElement3D("Offensive","Attack vs. Two","Win","Normal") ;</text:p>
          </table:table-cell>
          <table:table-cell table:style-name="ce31" table:formula="of:=&quot;addElement3D(&quot;&amp;DbQuote&amp;[.$A$17]&amp;DbQuote&amp;&quot;,&quot;&amp;DbQuote&amp;[.$A5]&amp;DbQuote&amp;&quot;,&quot;&amp;DbQuote&amp;[.F$2]&amp;DbQuote&amp;&quot;,&quot;&amp;DbQuote&amp;[.F5]&amp;DbQuote&amp;&quot;) ;&quot;" office:value-type="string" office:string-value="addElement3D(&quot;Offensive&quot;,&quot;Attack vs. Two&quot;,&quot;Loss&quot;,&quot;Recoil&#10;1 Zone&quot;) ;">
            <text:p>addElement3D("Offensive","Attack vs. Two","Loss","Recoil<text:line-break/>1 Zone") ;</text:p>
          </table:table-cell>
          <table:table-cell table:style-name="ce31" table:formula="of:=&quot;addElement3D(&quot;&amp;DbQuote&amp;[.$A$17]&amp;DbQuote&amp;&quot;,&quot;&amp;DbQuote&amp;[.$A5]&amp;DbQuote&amp;&quot;,&quot;&amp;DbQuote&amp;[.G$2]&amp;DbQuote&amp;&quot;,&quot;&amp;DbQuote&amp;[.G5]&amp;DbQuote&amp;&quot;) ;&quot;" office:value-type="string" office:string-value="addElement3D(&quot;Offensive&quot;,&quot;Attack vs. Two&quot;,&quot;Crush&quot;,&quot;+2 Intensity; Recoil 1 Zone&quot;) ;">
            <text:p>addElement3D("Offensive","Attack vs. Two","Crush","+2 Intensity; Recoil 1 Zone") ;</text:p>
          </table:table-cell>
          <table:table-cell table:style-name="ce36" table:number-columns-repeated="1018"/>
        </table:table-row>
        <table:table-row table:style-name="ro4">
          <table:table-cell table:style-name="ce31" table:formula="of:=&quot;addElement3D(&quot;&amp;DbQuote&amp;[.$A$17]&amp;DbQuote&amp;&quot;,&quot;&amp;DbQuote&amp;[.$A6]&amp;DbQuote&amp;&quot;,&quot;&amp;DbQuote&amp;[.B$2]&amp;DbQuote&amp;&quot;,&quot;&amp;DbQuote&amp;[.B6]&amp;DbQuote&amp;&quot;) ;&quot;" office:value-type="string" office:string-value="addElement3D(&quot;Offensive&quot;,&quot;Attack w/ Another&quot;,&quot;Prerequisite&quot;,&quot;None&quot;) ;">
            <text:p>addElement3D("Offensive","Attack w/ Another","Prerequisite","None") ;</text:p>
          </table:table-cell>
          <table:table-cell table:style-name="ce31" table:formula="of:=&quot;addElement3D(&quot;&amp;DbQuote&amp;[.$A$17]&amp;DbQuote&amp;&quot;,&quot;&amp;DbQuote&amp;[.$A6]&amp;DbQuote&amp;&quot;,&quot;&amp;DbQuote&amp;[.C$2]&amp;DbQuote&amp;&quot;,&quot;&amp;DbQuote&amp;[.C6]&amp;DbQuote&amp;&quot;) ;&quot;" office:value-type="string" office:string-value="addElement3D(&quot;Offensive&quot;,&quot;Attack w/ Another&quot;,&quot;Opponent&quot;,&quot;3 random foes; player choose 1; Enemy ×0.5&quot;) ;">
            <text:p>addElement3D("Offensive","Attack w/ Another","Opponent","3 random foes; player choose 1; Enemy ×0.5") ;</text:p>
          </table:table-cell>
          <table:table-cell table:style-name="ce31" table:formula="of:=&quot;addElement3D(&quot;&amp;DbQuote&amp;[.$A$17]&amp;DbQuote&amp;&quot;,&quot;&amp;DbQuote&amp;[.$A6]&amp;DbQuote&amp;&quot;,&quot;&amp;DbQuote&amp;[.D$2]&amp;DbQuote&amp;&quot;,&quot;&amp;DbQuote&amp;[.D6]&amp;DbQuote&amp;&quot;) ;&quot;" office:value-type="string" office:string-value="addElement3D(&quot;Offensive&quot;,&quot;Attack w/ Another&quot;,&quot;Triumph&quot;,&quot;-1 Intensity&quot;) ;">
            <text:p>addElement3D("Offensive","Attack w/ Another","Triumph","-1 Intensity") ;</text:p>
          </table:table-cell>
          <table:table-cell table:style-name="ce31" table:formula="of:=&quot;addElement3D(&quot;&amp;DbQuote&amp;[.$A$17]&amp;DbQuote&amp;&quot;,&quot;&amp;DbQuote&amp;[.$A6]&amp;DbQuote&amp;&quot;,&quot;&amp;DbQuote&amp;[.E$2]&amp;DbQuote&amp;&quot;,&quot;&amp;DbQuote&amp;[.E6]&amp;DbQuote&amp;&quot;) ;&quot;" office:value-type="string" office:string-value="addElement3D(&quot;Offensive&quot;,&quot;Attack w/ Another&quot;,&quot;Win&quot;,&quot;Normal&quot;) ;">
            <text:p>addElement3D("Offensive","Attack w/ Another","Win","Normal") ;</text:p>
          </table:table-cell>
          <table:table-cell table:style-name="ce31" table:formula="of:=&quot;addElement3D(&quot;&amp;DbQuote&amp;[.$A$17]&amp;DbQuote&amp;&quot;,&quot;&amp;DbQuote&amp;[.$A6]&amp;DbQuote&amp;&quot;,&quot;&amp;DbQuote&amp;[.F$2]&amp;DbQuote&amp;&quot;,&quot;&amp;DbQuote&amp;[.F6]&amp;DbQuote&amp;&quot;) ;&quot;" office:value-type="string" office:string-value="addElement3D(&quot;Offensive&quot;,&quot;Attack w/ Another&quot;,&quot;Loss&quot;,&quot;Normal&quot;) ;">
            <text:p>addElement3D("Offensive","Attack w/ Another","Loss","Normal") ;</text:p>
          </table:table-cell>
          <table:table-cell table:style-name="ce31" table:formula="of:=&quot;addElement3D(&quot;&amp;DbQuote&amp;[.$A$17]&amp;DbQuote&amp;&quot;,&quot;&amp;DbQuote&amp;[.$A6]&amp;DbQuote&amp;&quot;,&quot;&amp;DbQuote&amp;[.G$2]&amp;DbQuote&amp;&quot;,&quot;&amp;DbQuote&amp;[.G6]&amp;DbQuote&amp;&quot;) ;&quot;" office:value-type="string" office:string-value="addElement3D(&quot;Offensive&quot;,&quot;Attack w/ Another&quot;,&quot;Crush&quot;,&quot;+2 Intensity; Recoil 1 Zone&quot;) ;">
            <text:p>addElement3D("Offensive","Attack w/ Another","Crush","+2 Intensity; Recoil 1 Zone") ;</text:p>
          </table:table-cell>
          <table:table-cell table:style-name="ce36" table:number-columns-repeated="1018"/>
        </table:table-row>
        <table:table-row table:style-name="ro4">
          <table:table-cell table:style-name="ce31" table:formula="of:=&quot;addElement3D(&quot;&amp;DbQuote&amp;[.$A$17]&amp;DbQuote&amp;&quot;,&quot;&amp;DbQuote&amp;[.$A7]&amp;DbQuote&amp;&quot;,&quot;&amp;DbQuote&amp;[.B$2]&amp;DbQuote&amp;&quot;,&quot;&amp;DbQuote&amp;[.B7]&amp;DbQuote&amp;&quot;) ;&quot;" office:value-type="string" office:string-value="addElement3D(&quot;Offensive&quot;,&quot;Charge&quot;,&quot;Prerequisite&quot;,&quot;Disengaged&quot;) ;">
            <text:p>addElement3D("Offensive","Charge","Prerequisite","Disengaged") ;</text:p>
          </table:table-cell>
          <table:table-cell table:style-name="ce31" table:formula="of:=&quot;addElement3D(&quot;&amp;DbQuote&amp;[.$A$17]&amp;DbQuote&amp;&quot;,&quot;&amp;DbQuote&amp;[.$A7]&amp;DbQuote&amp;&quot;,&quot;&amp;DbQuote&amp;[.C$2]&amp;DbQuote&amp;&quot;,&quot;&amp;DbQuote&amp;[.C7]&amp;DbQuote&amp;&quot;) ;&quot;" office:value-type="string" office:string-value="addElement3D(&quot;Offensive&quot;,&quot;Charge&quot;,&quot;Opponent&quot;,&quot;1 random foe&quot;) ;">
            <text:p>addElement3D("Offensive","Charge","Opponent","1 random foe") ;</text:p>
          </table:table-cell>
          <table:table-cell table:style-name="ce31" table:formula="of:=&quot;addElement3D(&quot;&amp;DbQuote&amp;[.$A$17]&amp;DbQuote&amp;&quot;,&quot;&amp;DbQuote&amp;[.$A7]&amp;DbQuote&amp;&quot;,&quot;&amp;DbQuote&amp;[.D$2]&amp;DbQuote&amp;&quot;,&quot;&amp;DbQuote&amp;[.D7]&amp;DbQuote&amp;&quot;) ;&quot;" office:value-type="string" office:string-value="addElement3D(&quot;Offensive&quot;,&quot;Charge&quot;,&quot;Triumph&quot;,&quot;-2 Intensity; Move forward 2 Zones&quot;) ;">
            <text:p>addElement3D("Offensive","Charge","Triumph","-2 Intensity; Move forward 2 Zones") ;</text:p>
          </table:table-cell>
          <table:table-cell table:style-name="ce31" table:formula="of:=&quot;addElement3D(&quot;&amp;DbQuote&amp;[.$A$17]&amp;DbQuote&amp;&quot;,&quot;&amp;DbQuote&amp;[.$A7]&amp;DbQuote&amp;&quot;,&quot;&amp;DbQuote&amp;[.E$2]&amp;DbQuote&amp;&quot;,&quot;&amp;DbQuote&amp;[.E7]&amp;DbQuote&amp;&quot;) ;&quot;" office:value-type="string" office:string-value="addElement3D(&quot;Offensive&quot;,&quot;Charge&quot;,&quot;Win&quot;,&quot;-1 Intensity; Move forward 1 Zone&quot;) ;">
            <text:p>addElement3D("Offensive","Charge","Win","-1 Intensity; Move forward 1 Zone") ;</text:p>
          </table:table-cell>
          <table:table-cell table:style-name="ce31" table:formula="of:=&quot;addElement3D(&quot;&amp;DbQuote&amp;[.$A$17]&amp;DbQuote&amp;&quot;,&quot;&amp;DbQuote&amp;[.$A7]&amp;DbQuote&amp;&quot;,&quot;&amp;DbQuote&amp;[.F$2]&amp;DbQuote&amp;&quot;,&quot;&amp;DbQuote&amp;[.F7]&amp;DbQuote&amp;&quot;) ;&quot;" office:value-type="string" office:string-value="addElement3D(&quot;Offensive&quot;,&quot;Charge&quot;,&quot;Loss&quot;,&quot;Move forward 1 Zone&quot;) ;">
            <text:p>addElement3D("Offensive","Charge","Loss","Move forward 1 Zone") ;</text:p>
          </table:table-cell>
          <table:table-cell table:style-name="ce31" table:formula="of:=&quot;addElement3D(&quot;&amp;DbQuote&amp;[.$A$17]&amp;DbQuote&amp;&quot;,&quot;&amp;DbQuote&amp;[.$A7]&amp;DbQuote&amp;&quot;,&quot;&amp;DbQuote&amp;[.G$2]&amp;DbQuote&amp;&quot;,&quot;&amp;DbQuote&amp;[.G7]&amp;DbQuote&amp;&quot;) ;&quot;" office:value-type="string" office:string-value="addElement3D(&quot;Offensive&quot;,&quot;Charge&quot;,&quot;Crush&quot;,&quot;+2 Intensity; Move Forward 1 Zone; Disordered&quot;) ;">
            <text:p>addElement3D("Offensive","Charge","Crush","+2 Intensity; Move Forward 1 Zone; Disordered") ;</text:p>
          </table:table-cell>
          <table:table-cell table:style-name="ce36" table:number-columns-repeated="1018"/>
        </table:table-row>
        <table:table-row table:style-name="ro4">
          <table:table-cell table:style-name="ce31" table:formula="of:=&quot;addElement3D(&quot;&amp;DbQuote&amp;[.$A$17]&amp;DbQuote&amp;&quot;,&quot;&amp;DbQuote&amp;[.$A8]&amp;DbQuote&amp;&quot;,&quot;&amp;DbQuote&amp;[.B$2]&amp;DbQuote&amp;&quot;,&quot;&amp;DbQuote&amp;[.B8]&amp;DbQuote&amp;&quot;) ;&quot;" office:value-type="string" office:string-value="addElement3D(&quot;Offensive&quot;,&quot;Move on Flank&quot;,&quot;Prerequisite&quot;,&quot;None&quot;) ;">
            <text:p>addElement3D("Offensive","Move on Flank","Prerequisite","None") ;</text:p>
          </table:table-cell>
          <table:table-cell table:style-name="ce31" table:formula="of:=&quot;addElement3D(&quot;&amp;DbQuote&amp;[.$A$17]&amp;DbQuote&amp;&quot;,&quot;&amp;DbQuote&amp;[.$A8]&amp;DbQuote&amp;&quot;,&quot;&amp;DbQuote&amp;[.C$2]&amp;DbQuote&amp;&quot;,&quot;&amp;DbQuote&amp;[.C8]&amp;DbQuote&amp;&quot;) ;&quot;" office:value-type="string" office:string-value="addElement3D(&quot;Offensive&quot;,&quot;Move on Flank&quot;,&quot;Opponent&quot;,&quot;1d6-2 foes&quot;) ;">
            <text:p>addElement3D("Offensive","Move on Flank","Opponent","1d6-2 foes") ;</text:p>
          </table:table-cell>
          <table:table-cell table:style-name="ce31" table:formula="of:=&quot;addElement3D(&quot;&amp;DbQuote&amp;[.$A$17]&amp;DbQuote&amp;&quot;,&quot;&amp;DbQuote&amp;[.$A8]&amp;DbQuote&amp;&quot;,&quot;&amp;DbQuote&amp;[.D$2]&amp;DbQuote&amp;&quot;,&quot;&amp;DbQuote&amp;[.D8]&amp;DbQuote&amp;&quot;) ;&quot;" office:value-type="string" office:string-value="addElement3D(&quot;Offensive&quot;,&quot;Move on Flank&quot;,&quot;Triumph&quot;,&quot;-1 Intensity; on flank or charge next&quot;) ;">
            <text:p>addElement3D("Offensive","Move on Flank","Triumph","-1 Intensity; on flank or charge next") ;</text:p>
          </table:table-cell>
          <table:table-cell table:style-name="ce31" table:formula="of:=&quot;addElement3D(&quot;&amp;DbQuote&amp;[.$A$17]&amp;DbQuote&amp;&quot;,&quot;&amp;DbQuote&amp;[.$A8]&amp;DbQuote&amp;&quot;,&quot;&amp;DbQuote&amp;[.E$2]&amp;DbQuote&amp;&quot;,&quot;&amp;DbQuote&amp;[.E8]&amp;DbQuote&amp;&quot;) ;&quot;" office:value-type="string" office:string-value="addElement3D(&quot;Offensive&quot;,&quot;Move on Flank&quot;,&quot;Win&quot;,&quot;Normal; on shielded flank&quot;) ;">
            <text:p>addElement3D("Offensive","Move on Flank","Win","Normal; on shielded flank") ;</text:p>
          </table:table-cell>
          <table:table-cell table:style-name="ce31" table:formula="of:=&quot;addElement3D(&quot;&amp;DbQuote&amp;[.$A$17]&amp;DbQuote&amp;&quot;,&quot;&amp;DbQuote&amp;[.$A8]&amp;DbQuote&amp;&quot;,&quot;&amp;DbQuote&amp;[.F$2]&amp;DbQuote&amp;&quot;,&quot;&amp;DbQuote&amp;[.F8]&amp;DbQuote&amp;&quot;) ;&quot;" office:value-type="string" office:string-value="addElement3D(&quot;Offensive&quot;,&quot;Move on Flank&quot;,&quot;Loss&quot;,&quot;Normal&quot;) ;">
            <text:p>addElement3D("Offensive","Move on Flank","Loss","Normal") ;</text:p>
          </table:table-cell>
          <table:table-cell table:style-name="ce31" table:formula="of:=&quot;addElement3D(&quot;&amp;DbQuote&amp;[.$A$17]&amp;DbQuote&amp;&quot;,&quot;&amp;DbQuote&amp;[.$A8]&amp;DbQuote&amp;&quot;,&quot;&amp;DbQuote&amp;[.G$2]&amp;DbQuote&amp;&quot;,&quot;&amp;DbQuote&amp;[.G8]&amp;DbQuote&amp;&quot;) ;&quot;" office:value-type="string" office:string-value="addElement3D(&quot;Offensive&quot;,&quot;Move on Flank&quot;,&quot;Crush&quot;,&quot;+2 Intensity; Disordered&quot;) ;">
            <text:p>addElement3D("Offensive","Move on Flank","Crush","+2 Intensity; Disordered") ;</text:p>
          </table:table-cell>
          <table:table-cell table:style-name="ce36" table:number-columns-repeated="1018"/>
        </table:table-row>
        <table:table-row table:style-name="ro4">
          <table:table-cell table:style-name="ce31" table:formula="of:=&quot;addElement3D(&quot;&amp;DbQuote&amp;[.$A$17]&amp;DbQuote&amp;&quot;,&quot;&amp;DbQuote&amp;[.$A9]&amp;DbQuote&amp;&quot;,&quot;&amp;DbQuote&amp;[.B$2]&amp;DbQuote&amp;&quot;,&quot;&amp;DbQuote&amp;[.B9]&amp;DbQuote&amp;&quot;) ;&quot;" office:value-type="string" office:string-value="addElement3D(&quot;Offensive&quot;,&quot;Push Deeper&quot;,&quot;Prerequisite&quot;,&quot;None&quot;) ;">
            <text:p>addElement3D("Offensive","Push Deeper","Prerequisite","None") ;</text:p>
          </table:table-cell>
          <table:table-cell table:style-name="ce31" table:formula="of:=&quot;addElement3D(&quot;&amp;DbQuote&amp;[.$A$17]&amp;DbQuote&amp;&quot;,&quot;&amp;DbQuote&amp;[.$A9]&amp;DbQuote&amp;&quot;,&quot;&amp;DbQuote&amp;[.C$2]&amp;DbQuote&amp;&quot;,&quot;&amp;DbQuote&amp;[.C9]&amp;DbQuote&amp;&quot;) ;&quot;" office:value-type="string" office:string-value="addElement3D(&quot;Offensive&quot;,&quot;Push Deeper&quot;,&quot;Opponent&quot;,&quot;3 random foes; GM choose 1&quot;) ;">
            <text:p>addElement3D("Offensive","Push Deeper","Opponent","3 random foes; GM choose 1") ;</text:p>
          </table:table-cell>
          <table:table-cell table:style-name="ce31" table:formula="of:=&quot;addElement3D(&quot;&amp;DbQuote&amp;[.$A$17]&amp;DbQuote&amp;&quot;,&quot;&amp;DbQuote&amp;[.$A9]&amp;DbQuote&amp;&quot;,&quot;&amp;DbQuote&amp;[.D$2]&amp;DbQuote&amp;&quot;,&quot;&amp;DbQuote&amp;[.D9]&amp;DbQuote&amp;&quot;) ;&quot;" office:value-type="string" office:string-value="addElement3D(&quot;Offensive&quot;,&quot;Push Deeper&quot;,&quot;Triumph&quot;,&quot;-2 Intensity; Move forward 1 Zone&quot;) ;">
            <text:p>addElement3D("Offensive","Push Deeper","Triumph","-2 Intensity; Move forward 1 Zone") ;</text:p>
          </table:table-cell>
          <table:table-cell table:style-name="ce31" table:formula="of:=&quot;addElement3D(&quot;&amp;DbQuote&amp;[.$A$17]&amp;DbQuote&amp;&quot;,&quot;&amp;DbQuote&amp;[.$A9]&amp;DbQuote&amp;&quot;,&quot;&amp;DbQuote&amp;[.E$2]&amp;DbQuote&amp;&quot;,&quot;&amp;DbQuote&amp;[.E9]&amp;DbQuote&amp;&quot;) ;&quot;" office:value-type="string" office:string-value="addElement3D(&quot;Offensive&quot;,&quot;Push Deeper&quot;,&quot;Win&quot;,&quot;Move forward 1 Zone&quot;) ;">
            <text:p>addElement3D("Offensive","Push Deeper","Win","Move forward 1 Zone") ;</text:p>
          </table:table-cell>
          <table:table-cell table:style-name="ce31" table:formula="of:=&quot;addElement3D(&quot;&amp;DbQuote&amp;[.$A$17]&amp;DbQuote&amp;&quot;,&quot;&amp;DbQuote&amp;[.$A9]&amp;DbQuote&amp;&quot;,&quot;&amp;DbQuote&amp;[.F$2]&amp;DbQuote&amp;&quot;,&quot;&amp;DbQuote&amp;[.F9]&amp;DbQuote&amp;&quot;) ;&quot;" office:value-type="string" office:string-value="addElement3D(&quot;Offensive&quot;,&quot;Push Deeper&quot;,&quot;Loss&quot;,&quot;Normal; Disordered&quot;) ;">
            <text:p>addElement3D("Offensive","Push Deeper","Loss","Normal; Disordered") ;</text:p>
          </table:table-cell>
          <table:table-cell table:style-name="ce31" table:formula="of:=&quot;addElement3D(&quot;&amp;DbQuote&amp;[.$A$17]&amp;DbQuote&amp;&quot;,&quot;&amp;DbQuote&amp;[.$A9]&amp;DbQuote&amp;&quot;,&quot;&amp;DbQuote&amp;[.G$2]&amp;DbQuote&amp;&quot;,&quot;&amp;DbQuote&amp;[.G9]&amp;DbQuote&amp;&quot;) ;&quot;" office:value-type="string" office:string-value="addElement3D(&quot;Offensive&quot;,&quot;Push Deeper&quot;,&quot;Crush&quot;,&quot;+2 Intensity; Disordered&quot;) ;">
            <text:p>addElement3D("Offensive","Push Deeper","Crush","+2 Intensity; Disordered") ;</text:p>
          </table:table-cell>
          <table:table-cell table:style-name="ce36" table:number-columns-repeated="1018"/>
        </table:table-row>
        <table:table-row table:style-name="ro4">
          <table:table-cell table:style-name="ce31" table:formula="of:=&quot;addElement3D(&quot;&amp;DbQuote&amp;[.$A$17]&amp;DbQuote&amp;&quot;,&quot;&amp;DbQuote&amp;[.$A10]&amp;DbQuote&amp;&quot;,&quot;&amp;DbQuote&amp;[.B$2]&amp;DbQuote&amp;&quot;,&quot;&amp;DbQuote&amp;[.B10]&amp;DbQuote&amp;&quot;) ;&quot;" office:value-type="string" office:string-value="addElement3D(&quot;Offensive&quot;,&quot;Run Down Sprinter&quot;,&quot;Prerequisite&quot;,&quot;Enemy Unit is Sprinting&quot;) ;">
            <text:p>addElement3D("Offensive","Run Down Sprinter","Prerequisite","Enemy Unit is Sprinting") ;</text:p>
          </table:table-cell>
          <table:table-cell table:style-name="ce31" table:formula="of:=&quot;addElement3D(&quot;&amp;DbQuote&amp;[.$A$17]&amp;DbQuote&amp;&quot;,&quot;&amp;DbQuote&amp;[.$A10]&amp;DbQuote&amp;&quot;,&quot;&amp;DbQuote&amp;[.C$2]&amp;DbQuote&amp;&quot;,&quot;&amp;DbQuote&amp;[.C10]&amp;DbQuote&amp;&quot;) ;&quot;" office:value-type="string" office:string-value="addElement3D(&quot;Offensive&quot;,&quot;Run Down Sprinter&quot;,&quot;Opponent&quot;,&quot;The Sprinting Unit&quot;) ;">
            <text:p>addElement3D("Offensive","Run Down Sprinter","Opponent","The Sprinting Unit") ;</text:p>
          </table:table-cell>
          <table:table-cell table:style-name="ce31" table:formula="of:=&quot;addElement3D(&quot;&amp;DbQuote&amp;[.$A$17]&amp;DbQuote&amp;&quot;,&quot;&amp;DbQuote&amp;[.$A10]&amp;DbQuote&amp;&quot;,&quot;&amp;DbQuote&amp;[.D$2]&amp;DbQuote&amp;&quot;,&quot;&amp;DbQuote&amp;[.D10]&amp;DbQuote&amp;&quot;) ;&quot;" office:value-type="string" office:string-value="addElement3D(&quot;Offensive&quot;,&quot;Run Down Sprinter&quot;,&quot;Triumph&quot;,&quot;Move forward 2 Zones, Disordered; Check Reckless&quot;) ;">
            <text:p>addElement3D("Offensive","Run Down Sprinter","Triumph","Move forward 2 Zones, Disordered; Check Reckless") ;</text:p>
          </table:table-cell>
          <table:table-cell table:style-name="ce31" table:formula="of:=&quot;addElement3D(&quot;&amp;DbQuote&amp;[.$A$17]&amp;DbQuote&amp;&quot;,&quot;&amp;DbQuote&amp;[.$A10]&amp;DbQuote&amp;&quot;,&quot;&amp;DbQuote&amp;[.E$2]&amp;DbQuote&amp;&quot;,&quot;&amp;DbQuote&amp;[.E10]&amp;DbQuote&amp;&quot;) ;&quot;" office:value-type="string" office:string-value="addElement3D(&quot;Offensive&quot;,&quot;Run Down Sprinter&quot;,&quot;Win&quot;,&quot;Move forward 1 Zone&quot;) ;">
            <text:p>addElement3D("Offensive","Run Down Sprinter","Win","Move forward 1 Zone") ;</text:p>
          </table:table-cell>
          <table:table-cell table:style-name="ce31" table:formula="of:=&quot;addElement3D(&quot;&amp;DbQuote&amp;[.$A$17]&amp;DbQuote&amp;&quot;,&quot;&amp;DbQuote&amp;[.$A10]&amp;DbQuote&amp;&quot;,&quot;&amp;DbQuote&amp;[.F$2]&amp;DbQuote&amp;&quot;,&quot;&amp;DbQuote&amp;[.F10]&amp;DbQuote&amp;&quot;) ;&quot;" office:value-type="string" office:string-value="addElement3D(&quot;Offensive&quot;,&quot;Run Down Sprinter&quot;,&quot;Loss&quot;,&quot;Move forward 1 Zone; Disordered&quot;) ;">
            <text:p>addElement3D("Offensive","Run Down Sprinter","Loss","Move forward 1 Zone; Disordered") ;</text:p>
          </table:table-cell>
          <table:table-cell table:style-name="ce31" table:formula="of:=&quot;addElement3D(&quot;&amp;DbQuote&amp;[.$A$17]&amp;DbQuote&amp;&quot;,&quot;&amp;DbQuote&amp;[.$A10]&amp;DbQuote&amp;&quot;,&quot;&amp;DbQuote&amp;[.G$2]&amp;DbQuote&amp;&quot;,&quot;&amp;DbQuote&amp;[.G10]&amp;DbQuote&amp;&quot;) ;&quot;" office:value-type="string" office:string-value="addElement3D(&quot;Offensive&quot;,&quot;Run Down Sprinter&quot;,&quot;Crush&quot;,&quot;+4 Intensity, Recoil 1 Zone; Check Cowardly&quot;) ;">
            <text:p>addElement3D("Offensive","Run Down Sprinter","Crush","+4 Intensity, Recoil 1 Zone; Check Cowardly") ;</text:p>
          </table:table-cell>
          <table:table-cell table:style-name="ce36" table:number-columns-repeated="1018"/>
        </table:table-row>
        <table:table-row table:style-name="ro4" table:number-rows-repeated="4">
          <table:table-cell table:style-name="ce31" table:number-columns-repeated="6"/>
          <table:table-cell table:style-name="ce36" table:number-columns-repeated="1018"/>
        </table:table-row>
        <table:table-row table:style-name="ro4" table:number-rows-repeated="4">
          <table:table-cell table:style-name="ce31" table:number-columns-repeated="6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fensive" table:style-name="ta1" table:print="false">
        <table:table-column table:style-name="co9" table:default-cell-style-name="ce1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8" table:number-columns-repeated="1017" table:default-cell-style-name="ce14"/>
        <table:table-row table:style-name="ro1">
          <table:table-cell/>
          <table:table-cell table:style-name="ce1" table:number-columns-repeated="2"/>
          <table:table-cell table:style-name="ce2" office:value-type="string">
            <text:p>UNIT RESULTS</text:p>
          </table:table-cell>
          <table:table-cell table:style-name="ce1" table:number-columns-repeated="3"/>
          <table:table-cell table:style-name="ce20" table:number-columns-repeated="1017"/>
        </table:table-row>
        <table:table-row table:style-name="ro1">
          <table:table-cell table:style-name="ce2" office:value-type="string">
            <text:p>Maneuver</text:p>
          </table:table-cell>
          <table:table-cell table:style-name="ce1" office:value-type="string">
            <text:p>Prerequisite</text:p>
          </table:table-cell>
          <table:table-cell table:style-name="ce1" office:value-type="string">
            <text:p>Opponent</text:p>
          </table:table-cell>
          <table:table-cell table:style-name="ce2" office:value-type="string">
            <text:p>Triumph</text:p>
          </table:table-cell>
          <table:table-cell table:style-name="ce1" office:value-type="string">
            <text:p>Win</text:p>
          </table:table-cell>
          <table:table-cell table:style-name="ce1" office:value-type="string">
            <text:p>Loss</text:p>
          </table:table-cell>
          <table:table-cell table:style-name="ce1" office:value-type="string">
            <text:p>Crush</text:p>
          </table:table-cell>
          <table:table-cell table:style-name="ce20" table:number-columns-repeated="1017"/>
        </table:table-row>
        <table:table-row table:style-name="ro1">
          <table:table-cell table:style-name="ce13" office:value-type="string">
            <text:p>Stand Fast</text:p>
          </table:table-cell>
          <table:table-cell table:style-name="ce25" office:value-type="string">
            <text:p>Unit was Attacked</text:p>
          </table:table-cell>
          <table:table-cell table:style-name="ce25" office:value-type="string">
            <text:p>3 random foes; GM choose 1</text:p>
          </table:table-cell>
          <table:table-cell table:style-name="ce25" office:value-type="string">
            <text:p>-2 Intensity</text:p>
          </table:table-cell>
          <table:table-cell table:style-name="ce25" office:value-type="string">
            <text:p>Normal</text:p>
          </table:table-cell>
          <table:table-cell table:style-name="ce25" office:value-type="string">
            <text:p>Move back 1 Zone</text:p>
          </table:table-cell>
          <table:table-cell table:style-name="ce25" office:value-type="string">
            <text:p>+2 Intensity; Recoil 1 Zone</text:p>
          </table:table-cell>
          <table:table-cell table:style-name="ce27" table:number-columns-repeated="1017"/>
        </table:table-row>
        <table:table-row table:style-name="ro6">
          <table:table-cell table:style-name="ce23" office:value-type="string">
            <text:p>Stand vs. Charge</text:p>
          </table:table-cell>
          <table:table-cell table:style-name="ce26" office:value-type="string">
            <text:p>Unit was Charged (i.e. Unit Commander Fumbles)</text:p>
          </table:table-cell>
          <table:table-cell table:style-name="ce25" office:value-type="string">
            <text:p>3 random mounted foes; GM choose 1</text:p>
          </table:table-cell>
          <table:table-cell table:style-name="ce25" office:value-type="string">
            <text:p>-3 Intensity</text:p>
          </table:table-cell>
          <table:table-cell table:style-name="ce25" office:value-type="string">
            <text:p>Normal</text:p>
          </table:table-cell>
          <table:table-cell table:style-name="ce26" office:value-type="string">
            <text:p>Recoil 1 Zone</text:p>
          </table:table-cell>
          <table:table-cell table:style-name="ce26" office:value-type="string">
            <text:p>+2 Intensity; Recoil 2 Zones; Broken</text:p>
          </table:table-cell>
          <table:table-cell table:style-name="ce27" table:number-columns-repeated="1017"/>
        </table:table-row>
        <table:table-row table:style-name="ro6">
          <table:table-cell table:style-name="ce24" office:value-type="string">
            <text:p>Stand vs. Two</text:p>
          </table:table-cell>
          <table:table-cell table:style-name="ce26" office:value-type="string">
            <text:p>Unit was Attacked by multiple foes (i.e. GM Criticals)</text:p>
          </table:table-cell>
          <table:table-cell table:style-name="ce25" office:value-type="string">
            <text:p>3 random mounted foes, GM choose 2</text:p>
          </table:table-cell>
          <table:table-cell table:style-name="ce25" office:value-type="string">
            <text:p>-2 Intensity</text:p>
          </table:table-cell>
          <table:table-cell table:style-name="ce25" office:value-type="string">
            <text:p>Normal</text:p>
          </table:table-cell>
          <table:table-cell table:style-name="ce26" office:value-type="string">
            <text:p>Recoil 1 Zone</text:p>
          </table:table-cell>
          <table:table-cell table:style-name="ce25" office:value-type="string">
            <text:p>+2 Intensity; Recoil 1 Zone</text:p>
          </table:table-cell>
          <table:table-cell table:style-name="ce27" table:number-columns-repeated="1017"/>
        </table:table-row>
        <table:table-row table:style-name="ro1">
          <table:table-cell table:style-name="ce24" office:value-type="string">
            <text:p>Stand w/ Another</text:p>
          </table:table-cell>
          <table:table-cell table:style-name="ce26" office:value-type="string">
            <text:p>None</text:p>
          </table:table-cell>
          <table:table-cell table:style-name="ce25" office:value-type="string">
            <text:p>3 random foes, GM choose 2; enemy ×0.5</text:p>
          </table:table-cell>
          <table:table-cell table:style-name="ce25" office:value-type="string">
            <text:p>-1 Intensity</text:p>
          </table:table-cell>
          <table:table-cell table:style-name="ce25" office:value-type="string">
            <text:p>Normal</text:p>
          </table:table-cell>
          <table:table-cell table:style-name="ce26" office:value-type="string">
            <text:p>Disordered</text:p>
          </table:table-cell>
          <table:table-cell table:style-name="ce25" office:value-type="string">
            <text:p>+2 Intensity; Recoil 1 Zone</text:p>
          </table:table-cell>
          <table:table-cell table:style-name="ce27" table:number-columns-repeated="1017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style-name="ce12"/>
          <table:table-cell table:style-name="ce17" table:number-columns-repeated="2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 table:number-columns-repeated="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MID(CELL(&quot;FILENAME&quot;);FIND(&quot;#$&quot;;CELL(&quot;FILENAME&quot;))+2;LEN(CELL(&quot;FILENAME&quot;)))" office:value-type="string" office:string-value="Defensive">
            <text:p>Defensive</text:p>
          </table:table-cell>
          <table:table-cell table:style-name="ce32" office:value-type="string">
            <text:p>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>
            <text:p>JAVA</text:p>
          </table:table-cell>
          <table:table-cell table:style-name="ce28" table:number-columns-repeated="7"/>
          <table:table-cell table:number-columns-repeated="1016"/>
        </table:table-row>
        <table:table-row table:style-name="ro1">
          <table:table-cell table:style-name="ce28" table:formula="of:=&quot;// &quot;&amp;MID(CELL(&quot;FILENAME&quot;);FIND(&quot;#$&quot;;CELL(&quot;FILENAME&quot;))+2;LEN(CELL(&quot;FILENAME&quot;)))" office:value-type="string" office:string-value="// Defensive">
            <text:p>// Defensive</text:p>
          </table:table-cell>
          <table:table-cell table:style-name="ce28" table:number-columns-repeated="7"/>
          <table:table-cell table:number-columns-repeated="1016"/>
        </table:table-row>
        <table:table-row table:style-name="ro1">
          <table:table-cell table:style-name="ce30" office:value-type="string">
            <text:p>// Maneuver</text:p>
          </table:table-cell>
          <table:table-cell table:style-name="ce29" office:value-type="string">
            <text:p>Prerequisite</text:p>
          </table:table-cell>
          <table:table-cell table:style-name="ce29" office:value-type="string">
            <text:p>Opponent</text:p>
          </table:table-cell>
          <table:table-cell table:style-name="ce30" office:value-type="string">
            <text:p>Triumph</text:p>
          </table:table-cell>
          <table:table-cell table:style-name="ce29" office:value-type="string">
            <text:p>Win</text:p>
          </table:table-cell>
          <table:table-cell table:style-name="ce29" office:value-type="string">
            <text:p>Loss</text:p>
          </table:table-cell>
          <table:table-cell table:style-name="ce29" office:value-type="string">
            <text:p>Crush</text:p>
          </table:table-cell>
          <table:table-cell table:style-name="ce28"/>
          <table:table-cell table:number-columns-repeated="1016"/>
        </table:table-row>
        <table:table-row table:style-name="ro1">
          <table:table-cell table:style-name="ce31" table:formula="of:=&quot;addElement3D(&quot;&amp;DbQuote&amp;[.$A$17]&amp;DbQuote&amp;&quot;,&quot;&amp;DbQuote&amp;[.$A3]&amp;DbQuote&amp;&quot;,&quot;&amp;DbQuote&amp;[.B$2]&amp;DbQuote&amp;&quot;,&quot;&amp;DbQuote&amp;[.B3]&amp;DbQuote&amp;&quot;) ;&quot;" office:value-type="string" office:string-value="addElement3D(&quot;Defensive&quot;,&quot;Stand Fast&quot;,&quot;Prerequisite&quot;,&quot;Unit was Attacked&quot;) ;">
            <text:p>addElement3D("Defensive","Stand Fast","Prerequisite","Unit was Attacked") ;</text:p>
          </table:table-cell>
          <table:table-cell table:style-name="ce31" table:formula="of:=&quot;addElement3D(&quot;&amp;DbQuote&amp;[.$A$17]&amp;DbQuote&amp;&quot;,&quot;&amp;DbQuote&amp;[.$A3]&amp;DbQuote&amp;&quot;,&quot;&amp;DbQuote&amp;[.C$2]&amp;DbQuote&amp;&quot;,&quot;&amp;DbQuote&amp;[.C3]&amp;DbQuote&amp;&quot;) ;&quot;" office:value-type="string" office:string-value="addElement3D(&quot;Defensive&quot;,&quot;Stand Fast&quot;,&quot;Opponent&quot;,&quot;3 random foes; GM choose 1&quot;) ;">
            <text:p>addElement3D("Defensive","Stand Fast","Opponent","3 random foes; GM choose 1") ;</text:p>
          </table:table-cell>
          <table:table-cell table:style-name="ce31" table:formula="of:=&quot;addElement3D(&quot;&amp;DbQuote&amp;[.$A$17]&amp;DbQuote&amp;&quot;,&quot;&amp;DbQuote&amp;[.$A3]&amp;DbQuote&amp;&quot;,&quot;&amp;DbQuote&amp;[.D$2]&amp;DbQuote&amp;&quot;,&quot;&amp;DbQuote&amp;[.D3]&amp;DbQuote&amp;&quot;) ;&quot;" office:value-type="string" office:string-value="addElement3D(&quot;Defensive&quot;,&quot;Stand Fast&quot;,&quot;Triumph&quot;,&quot;-2 Intensity&quot;) ;">
            <text:p>addElement3D("Defensive","Stand Fast","Triumph","-2 Intensity") ;</text:p>
          </table:table-cell>
          <table:table-cell table:style-name="ce31" table:formula="of:=&quot;addElement3D(&quot;&amp;DbQuote&amp;[.$A$17]&amp;DbQuote&amp;&quot;,&quot;&amp;DbQuote&amp;[.$A3]&amp;DbQuote&amp;&quot;,&quot;&amp;DbQuote&amp;[.E$2]&amp;DbQuote&amp;&quot;,&quot;&amp;DbQuote&amp;[.E3]&amp;DbQuote&amp;&quot;) ;&quot;" office:value-type="string" office:string-value="addElement3D(&quot;Defensive&quot;,&quot;Stand Fast&quot;,&quot;Win&quot;,&quot;Normal&quot;) ;">
            <text:p>addElement3D("Defensive","Stand Fast","Win","Normal") ;</text:p>
          </table:table-cell>
          <table:table-cell table:style-name="ce31" table:formula="of:=&quot;addElement3D(&quot;&amp;DbQuote&amp;[.$A$17]&amp;DbQuote&amp;&quot;,&quot;&amp;DbQuote&amp;[.$A3]&amp;DbQuote&amp;&quot;,&quot;&amp;DbQuote&amp;[.F$2]&amp;DbQuote&amp;&quot;,&quot;&amp;DbQuote&amp;[.F3]&amp;DbQuote&amp;&quot;) ;&quot;" office:value-type="string" office:string-value="addElement3D(&quot;Defensive&quot;,&quot;Stand Fast&quot;,&quot;Loss&quot;,&quot;Move back 1 Zone&quot;) ;">
            <text:p>addElement3D("Defensive","Stand Fast","Loss","Move back 1 Zone") ;</text:p>
          </table:table-cell>
          <table:table-cell table:style-name="ce31" table:formula="of:=&quot;addElement3D(&quot;&amp;DbQuote&amp;[.$A$17]&amp;DbQuote&amp;&quot;,&quot;&amp;DbQuote&amp;[.$A3]&amp;DbQuote&amp;&quot;,&quot;&amp;DbQuote&amp;[.G$2]&amp;DbQuote&amp;&quot;,&quot;&amp;DbQuote&amp;[.G3]&amp;DbQuote&amp;&quot;) ;&quot;" office:value-type="string" office:string-value="addElement3D(&quot;Defensive&quot;,&quot;Stand Fast&quot;,&quot;Crush&quot;,&quot;+2 Intensity; Recoil 1 Zone&quot;) ;">
            <text:p>addElement3D("Defensive","Stand Fast","Crush","+2 Intensity; Recoil 1 Zone") ;</text:p>
          </table:table-cell>
          <table:table-cell table:style-name="ce31"/>
          <table:table-cell table:style-name="ce28"/>
          <table:table-cell table:number-columns-repeated="1016"/>
        </table:table-row>
        <table:table-row table:style-name="ro1">
          <table:table-cell table:style-name="ce31" table:formula="of:=&quot;addElement3D(&quot;&amp;DbQuote&amp;[.$A$17]&amp;DbQuote&amp;&quot;,&quot;&amp;DbQuote&amp;[.$A4]&amp;DbQuote&amp;&quot;,&quot;&amp;DbQuote&amp;[.B$2]&amp;DbQuote&amp;&quot;,&quot;&amp;DbQuote&amp;[.B4]&amp;DbQuote&amp;&quot;) ;&quot;" office:value-type="string" office:string-value="addElement3D(&quot;Defensive&quot;,&quot;Stand vs. Charge&quot;,&quot;Prerequisite&quot;,&quot;Unit was Charged (i.e. Unit Commander Fumbles)&quot;) ;">
            <text:p>addElement3D("Defensive","Stand vs. Charge","Prerequisite","Unit was Charged (i.e. Unit Commander Fumbles)") ;</text:p>
          </table:table-cell>
          <table:table-cell table:style-name="ce31" table:formula="of:=&quot;addElement3D(&quot;&amp;DbQuote&amp;[.$A$17]&amp;DbQuote&amp;&quot;,&quot;&amp;DbQuote&amp;[.$A4]&amp;DbQuote&amp;&quot;,&quot;&amp;DbQuote&amp;[.C$2]&amp;DbQuote&amp;&quot;,&quot;&amp;DbQuote&amp;[.C4]&amp;DbQuote&amp;&quot;) ;&quot;" office:value-type="string" office:string-value="addElement3D(&quot;Defensive&quot;,&quot;Stand vs. Charge&quot;,&quot;Opponent&quot;,&quot;3 random mounted foes; GM choose 1&quot;) ;">
            <text:p>addElement3D("Defensive","Stand vs. Charge","Opponent","3 random mounted foes; GM choose 1") ;</text:p>
          </table:table-cell>
          <table:table-cell table:style-name="ce31" table:formula="of:=&quot;addElement3D(&quot;&amp;DbQuote&amp;[.$A$17]&amp;DbQuote&amp;&quot;,&quot;&amp;DbQuote&amp;[.$A4]&amp;DbQuote&amp;&quot;,&quot;&amp;DbQuote&amp;[.D$2]&amp;DbQuote&amp;&quot;,&quot;&amp;DbQuote&amp;[.D4]&amp;DbQuote&amp;&quot;) ;&quot;" office:value-type="string" office:string-value="addElement3D(&quot;Defensive&quot;,&quot;Stand vs. Charge&quot;,&quot;Triumph&quot;,&quot;-3 Intensity&quot;) ;">
            <text:p>addElement3D("Defensive","Stand vs. Charge","Triumph","-3 Intensity") ;</text:p>
          </table:table-cell>
          <table:table-cell table:style-name="ce31" table:formula="of:=&quot;addElement3D(&quot;&amp;DbQuote&amp;[.$A$17]&amp;DbQuote&amp;&quot;,&quot;&amp;DbQuote&amp;[.$A4]&amp;DbQuote&amp;&quot;,&quot;&amp;DbQuote&amp;[.E$2]&amp;DbQuote&amp;&quot;,&quot;&amp;DbQuote&amp;[.E4]&amp;DbQuote&amp;&quot;) ;&quot;" office:value-type="string" office:string-value="addElement3D(&quot;Defensive&quot;,&quot;Stand vs. Charge&quot;,&quot;Win&quot;,&quot;Normal&quot;) ;">
            <text:p>addElement3D("Defensive","Stand vs. Charge","Win","Normal") ;</text:p>
          </table:table-cell>
          <table:table-cell table:style-name="ce31" table:formula="of:=&quot;addElement3D(&quot;&amp;DbQuote&amp;[.$A$17]&amp;DbQuote&amp;&quot;,&quot;&amp;DbQuote&amp;[.$A4]&amp;DbQuote&amp;&quot;,&quot;&amp;DbQuote&amp;[.F$2]&amp;DbQuote&amp;&quot;,&quot;&amp;DbQuote&amp;[.F4]&amp;DbQuote&amp;&quot;) ;&quot;" office:value-type="string" office:string-value="addElement3D(&quot;Defensive&quot;,&quot;Stand vs. Charge&quot;,&quot;Loss&quot;,&quot;Recoil 1 Zone&quot;) ;">
            <text:p>addElement3D("Defensive","Stand vs. Charge","Loss","Recoil 1 Zone") ;</text:p>
          </table:table-cell>
          <table:table-cell table:style-name="ce31" table:formula="of:=&quot;addElement3D(&quot;&amp;DbQuote&amp;[.$A$17]&amp;DbQuote&amp;&quot;,&quot;&amp;DbQuote&amp;[.$A4]&amp;DbQuote&amp;&quot;,&quot;&amp;DbQuote&amp;[.G$2]&amp;DbQuote&amp;&quot;,&quot;&amp;DbQuote&amp;[.G4]&amp;DbQuote&amp;&quot;) ;&quot;" office:value-type="string" office:string-value="addElement3D(&quot;Defensive&quot;,&quot;Stand vs. Charge&quot;,&quot;Crush&quot;,&quot;+2 Intensity; Recoil 2 Zones; Broken&quot;) ;">
            <text:p>addElement3D("Defensive","Stand vs. Charge","Crush","+2 Intensity; Recoil 2 Zones; Broken") ;</text:p>
          </table:table-cell>
          <table:table-cell table:style-name="ce31"/>
          <table:table-cell table:style-name="ce36"/>
          <table:table-cell table:number-columns-repeated="1016"/>
        </table:table-row>
        <table:table-row table:style-name="ro1">
          <table:table-cell table:style-name="ce31" table:formula="of:=&quot;addElement3D(&quot;&amp;DbQuote&amp;[.$A$17]&amp;DbQuote&amp;&quot;,&quot;&amp;DbQuote&amp;[.$A5]&amp;DbQuote&amp;&quot;,&quot;&amp;DbQuote&amp;[.B$2]&amp;DbQuote&amp;&quot;,&quot;&amp;DbQuote&amp;[.B5]&amp;DbQuote&amp;&quot;) ;&quot;" office:value-type="string" office:string-value="addElement3D(&quot;Defensive&quot;,&quot;Stand vs. Two&quot;,&quot;Prerequisite&quot;,&quot;Unit was Attacked by multiple foes (i.e. GM Criticals)&quot;) ;">
            <text:p>addElement3D("Defensive","Stand vs. Two","Prerequisite","Unit was Attacked by multiple foes (i.e. GM Criticals)") ;</text:p>
          </table:table-cell>
          <table:table-cell table:style-name="ce31" table:formula="of:=&quot;addElement3D(&quot;&amp;DbQuote&amp;[.$A$17]&amp;DbQuote&amp;&quot;,&quot;&amp;DbQuote&amp;[.$A5]&amp;DbQuote&amp;&quot;,&quot;&amp;DbQuote&amp;[.C$2]&amp;DbQuote&amp;&quot;,&quot;&amp;DbQuote&amp;[.C5]&amp;DbQuote&amp;&quot;) ;&quot;" office:value-type="string" office:string-value="addElement3D(&quot;Defensive&quot;,&quot;Stand vs. Two&quot;,&quot;Opponent&quot;,&quot;3 random mounted foes, GM choose 2&quot;) ;">
            <text:p>addElement3D("Defensive","Stand vs. Two","Opponent","3 random mounted foes, GM choose 2") ;</text:p>
          </table:table-cell>
          <table:table-cell table:style-name="ce31" table:formula="of:=&quot;addElement3D(&quot;&amp;DbQuote&amp;[.$A$17]&amp;DbQuote&amp;&quot;,&quot;&amp;DbQuote&amp;[.$A5]&amp;DbQuote&amp;&quot;,&quot;&amp;DbQuote&amp;[.D$2]&amp;DbQuote&amp;&quot;,&quot;&amp;DbQuote&amp;[.D5]&amp;DbQuote&amp;&quot;) ;&quot;" office:value-type="string" office:string-value="addElement3D(&quot;Defensive&quot;,&quot;Stand vs. Two&quot;,&quot;Triumph&quot;,&quot;-2 Intensity&quot;) ;">
            <text:p>addElement3D("Defensive","Stand vs. Two","Triumph","-2 Intensity") ;</text:p>
          </table:table-cell>
          <table:table-cell table:style-name="ce31" table:formula="of:=&quot;addElement3D(&quot;&amp;DbQuote&amp;[.$A$17]&amp;DbQuote&amp;&quot;,&quot;&amp;DbQuote&amp;[.$A5]&amp;DbQuote&amp;&quot;,&quot;&amp;DbQuote&amp;[.E$2]&amp;DbQuote&amp;&quot;,&quot;&amp;DbQuote&amp;[.E5]&amp;DbQuote&amp;&quot;) ;&quot;" office:value-type="string" office:string-value="addElement3D(&quot;Defensive&quot;,&quot;Stand vs. Two&quot;,&quot;Win&quot;,&quot;Normal&quot;) ;">
            <text:p>addElement3D("Defensive","Stand vs. Two","Win","Normal") ;</text:p>
          </table:table-cell>
          <table:table-cell table:style-name="ce31" table:formula="of:=&quot;addElement3D(&quot;&amp;DbQuote&amp;[.$A$17]&amp;DbQuote&amp;&quot;,&quot;&amp;DbQuote&amp;[.$A5]&amp;DbQuote&amp;&quot;,&quot;&amp;DbQuote&amp;[.F$2]&amp;DbQuote&amp;&quot;,&quot;&amp;DbQuote&amp;[.F5]&amp;DbQuote&amp;&quot;) ;&quot;" office:value-type="string" office:string-value="addElement3D(&quot;Defensive&quot;,&quot;Stand vs. Two&quot;,&quot;Loss&quot;,&quot;Recoil 1 Zone&quot;) ;">
            <text:p>addElement3D("Defensive","Stand vs. Two","Loss","Recoil 1 Zone") ;</text:p>
          </table:table-cell>
          <table:table-cell table:style-name="ce31" table:formula="of:=&quot;addElement3D(&quot;&amp;DbQuote&amp;[.$A$17]&amp;DbQuote&amp;&quot;,&quot;&amp;DbQuote&amp;[.$A5]&amp;DbQuote&amp;&quot;,&quot;&amp;DbQuote&amp;[.G$2]&amp;DbQuote&amp;&quot;,&quot;&amp;DbQuote&amp;[.G5]&amp;DbQuote&amp;&quot;) ;&quot;" office:value-type="string" office:string-value="addElement3D(&quot;Defensive&quot;,&quot;Stand vs. Two&quot;,&quot;Crush&quot;,&quot;+2 Intensity; Recoil 1 Zone&quot;) ;">
            <text:p>addElement3D("Defensive","Stand vs. Two","Crush","+2 Intensity; Recoil 1 Zone") ;</text:p>
          </table:table-cell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1" table:formula="of:=&quot;addElement3D(&quot;&amp;DbQuote&amp;[.$A$17]&amp;DbQuote&amp;&quot;,&quot;&amp;DbQuote&amp;[.$A6]&amp;DbQuote&amp;&quot;,&quot;&amp;DbQuote&amp;[.B$2]&amp;DbQuote&amp;&quot;,&quot;&amp;DbQuote&amp;[.B6]&amp;DbQuote&amp;&quot;) ;&quot;" office:value-type="string" office:string-value="addElement3D(&quot;Defensive&quot;,&quot;Stand w/ Another&quot;,&quot;Prerequisite&quot;,&quot;None&quot;) ;">
            <text:p>addElement3D("Defensive","Stand w/ Another","Prerequisite","None") ;</text:p>
          </table:table-cell>
          <table:table-cell table:style-name="ce31" table:formula="of:=&quot;addElement3D(&quot;&amp;DbQuote&amp;[.$A$17]&amp;DbQuote&amp;&quot;,&quot;&amp;DbQuote&amp;[.$A6]&amp;DbQuote&amp;&quot;,&quot;&amp;DbQuote&amp;[.C$2]&amp;DbQuote&amp;&quot;,&quot;&amp;DbQuote&amp;[.C6]&amp;DbQuote&amp;&quot;) ;&quot;" office:value-type="string" office:string-value="addElement3D(&quot;Defensive&quot;,&quot;Stand w/ Another&quot;,&quot;Opponent&quot;,&quot;3 random foes, GM choose 2; enemy ×0.5&quot;) ;">
            <text:p>addElement3D("Defensive","Stand w/ Another","Opponent","3 random foes, GM choose 2; enemy ×0.5") ;</text:p>
          </table:table-cell>
          <table:table-cell table:style-name="ce31" table:formula="of:=&quot;addElement3D(&quot;&amp;DbQuote&amp;[.$A$17]&amp;DbQuote&amp;&quot;,&quot;&amp;DbQuote&amp;[.$A6]&amp;DbQuote&amp;&quot;,&quot;&amp;DbQuote&amp;[.D$2]&amp;DbQuote&amp;&quot;,&quot;&amp;DbQuote&amp;[.D6]&amp;DbQuote&amp;&quot;) ;&quot;" office:value-type="string" office:string-value="addElement3D(&quot;Defensive&quot;,&quot;Stand w/ Another&quot;,&quot;Triumph&quot;,&quot;-1 Intensity&quot;) ;">
            <text:p>addElement3D("Defensive","Stand w/ Another","Triumph","-1 Intensity") ;</text:p>
          </table:table-cell>
          <table:table-cell table:style-name="ce31" table:formula="of:=&quot;addElement3D(&quot;&amp;DbQuote&amp;[.$A$17]&amp;DbQuote&amp;&quot;,&quot;&amp;DbQuote&amp;[.$A6]&amp;DbQuote&amp;&quot;,&quot;&amp;DbQuote&amp;[.E$2]&amp;DbQuote&amp;&quot;,&quot;&amp;DbQuote&amp;[.E6]&amp;DbQuote&amp;&quot;) ;&quot;" office:value-type="string" office:string-value="addElement3D(&quot;Defensive&quot;,&quot;Stand w/ Another&quot;,&quot;Win&quot;,&quot;Normal&quot;) ;">
            <text:p>addElement3D("Defensive","Stand w/ Another","Win","Normal") ;</text:p>
          </table:table-cell>
          <table:table-cell table:style-name="ce31" table:formula="of:=&quot;addElement3D(&quot;&amp;DbQuote&amp;[.$A$17]&amp;DbQuote&amp;&quot;,&quot;&amp;DbQuote&amp;[.$A6]&amp;DbQuote&amp;&quot;,&quot;&amp;DbQuote&amp;[.F$2]&amp;DbQuote&amp;&quot;,&quot;&amp;DbQuote&amp;[.F6]&amp;DbQuote&amp;&quot;) ;&quot;" office:value-type="string" office:string-value="addElement3D(&quot;Defensive&quot;,&quot;Stand w/ Another&quot;,&quot;Loss&quot;,&quot;Disordered&quot;) ;">
            <text:p>addElement3D("Defensive","Stand w/ Another","Loss","Disordered") ;</text:p>
          </table:table-cell>
          <table:table-cell table:style-name="ce31" table:formula="of:=&quot;addElement3D(&quot;&amp;DbQuote&amp;[.$A$17]&amp;DbQuote&amp;&quot;,&quot;&amp;DbQuote&amp;[.$A6]&amp;DbQuote&amp;&quot;,&quot;&amp;DbQuote&amp;[.G$2]&amp;DbQuote&amp;&quot;,&quot;&amp;DbQuote&amp;[.G6]&amp;DbQuote&amp;&quot;) ;&quot;" office:value-type="string" office:string-value="addElement3D(&quot;Defensive&quot;,&quot;Stand w/ Another&quot;,&quot;Crush&quot;,&quot;+2 Intensity; Recoil 1 Zone&quot;) ;">
            <text:p>addElement3D("Defensive","Stand w/ Another","Crush","+2 Intensity; Recoil 1 Zone") ;</text:p>
          </table:table-cell>
          <table:table-cell table:style-name="ce36" table:number-columns-repeated="2"/>
          <table:table-cell table:number-columns-repeated="1016"/>
        </table:table-row>
        <table:table-row table:style-name="ro1" table:number-rows-repeated="4">
          <table:table-cell table:style-name="ce31" table:number-columns-repeated="6"/>
          <table:table-cell table:style-name="ce36" table:number-columns-repeated="2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 After the Enemy" table:style-name="ta1" table:print="false">
        <table:table-column table:style-name="co23" table:default-cell-style-name="ce1"/>
        <table:table-column table:style-name="co24" table:default-cell-style-name="ce14"/>
        <table:table-column table:style-name="co15" table:default-cell-style-name="ce14"/>
        <table:table-column table:style-name="co22" table:default-cell-style-name="ce14"/>
        <table:table-column table:style-name="co24" table:number-columns-repeated="2" table:default-cell-style-name="ce14"/>
        <table:table-column table:style-name="co25" table:default-cell-style-name="ce14"/>
        <table:table-column table:style-name="co8" table:number-columns-repeated="1017" table:default-cell-style-name="ce14"/>
        <table:table-row table:style-name="ro1">
          <table:table-cell/>
          <table:table-cell table:style-name="ce1" table:number-columns-repeated="2"/>
          <table:table-cell table:style-name="ce2" office:value-type="string">
            <text:p>UNIT RESULTS</text:p>
          </table:table-cell>
          <table:table-cell table:style-name="ce1" table:number-columns-repeated="3"/>
          <table:table-cell table:style-name="ce20" table:number-columns-repeated="1017"/>
        </table:table-row>
        <table:table-row table:style-name="ro1">
          <table:table-cell table:style-name="ce2" office:value-type="string">
            <text:p>Maneuver</text:p>
          </table:table-cell>
          <table:table-cell table:style-name="ce1" office:value-type="string">
            <text:p>Prerequisite</text:p>
          </table:table-cell>
          <table:table-cell table:style-name="ce1" office:value-type="string">
            <text:p>Opponent</text:p>
          </table:table-cell>
          <table:table-cell table:style-name="ce2" office:value-type="string">
            <text:p>Triumph</text:p>
          </table:table-cell>
          <table:table-cell table:style-name="ce1" office:value-type="string">
            <text:p>Win</text:p>
          </table:table-cell>
          <table:table-cell table:style-name="ce1" office:value-type="string">
            <text:p>Loss</text:p>
          </table:table-cell>
          <table:table-cell table:style-name="ce1" office:value-type="string">
            <text:p>Crush</text:p>
          </table:table-cell>
          <table:table-cell table:style-name="ce20" table:number-columns-repeated="1017"/>
        </table:table-row>
        <table:table-row table:style-name="ro1">
          <table:table-cell table:style-name="ce38" office:value-type="string">
            <text:p>Stop</text:p>
          </table:table-cell>
          <table:table-cell table:style-name="ce41" office:value-type="string">
            <text:p>Enemy Army Pulls Away</text:p>
          </table:table-cell>
          <table:table-cell table:style-name="ce41" office:value-type="string">
            <text:p>None</text:p>
          </table:table-cell>
          <table:table-cell table:number-columns-repeated="4" table:style-name="ce41" office:value-type="string">
            <text:p>Disengaged. Out of the Battle</text:p>
          </table:table-cell>
          <table:table-cell table:style-name="ce43" table:number-columns-repeated="1017"/>
        </table:table-row>
        <table:table-row table:style-name="ro1">
          <table:table-cell table:style-name="ce39" office:value-type="string">
            <text:p>Follow</text:p>
          </table:table-cell>
          <table:table-cell table:style-name="ce42" office:value-type="string">
            <text:p>Enemy Army Withdrawing</text:p>
          </table:table-cell>
          <table:table-cell table:style-name="ce41" office:value-type="string">
            <text:p>1 random foe; +10 bonus to foe</text:p>
          </table:table-cell>
          <table:table-cell table:style-name="ce41" office:value-type="string">
            <text:p>-2 Intensity; Move forward 2 Zones</text:p>
          </table:table-cell>
          <table:table-cell table:style-name="ce41" office:value-type="string">
            <text:p>Move forward 1 Zone</text:p>
          </table:table-cell>
          <table:table-cell table:style-name="ce42" office:value-type="string">
            <text:p>Move forward 1 Zone</text:p>
          </table:table-cell>
          <table:table-cell table:style-name="ce42" office:value-type="string">
            <text:p>+2 Intensity; No movement; Disengaged</text:p>
          </table:table-cell>
          <table:table-cell table:style-name="ce43" table:number-columns-repeated="1017"/>
        </table:table-row>
        <table:table-row table:style-name="ro1">
          <table:table-cell table:style-name="ce39" office:value-type="string">
            <text:p>Pursue</text:p>
          </table:table-cell>
          <table:table-cell table:style-name="ce42" office:value-type="string">
            <text:p>Enemy Army Retreating</text:p>
          </table:table-cell>
          <table:table-cell table:style-name="ce41" office:value-type="string">
            <text:p>2 foes, each ×0.5; Rearguard 18-20</text:p>
          </table:table-cell>
          <table:table-cell table:style-name="ce41" office:value-type="string">
            <text:p>-2 Intensity; Move forward 2 Zones; Disordered</text:p>
          </table:table-cell>
          <table:table-cell table:style-name="ce41" office:value-type="string">
            <text:p>Move forward 2 Zones; Broken</text:p>
          </table:table-cell>
          <table:table-cell table:style-name="ce42" office:value-type="string">
            <text:p>Move forward 1 Zone; Disengaged</text:p>
          </table:table-cell>
          <table:table-cell table:style-name="ce41" office:value-type="string">
            <text:p>+2 Intensity; Recoil 1 Zone; Disengaged</text:p>
          </table:table-cell>
          <table:table-cell table:style-name="ce43" table:number-columns-repeated="1017"/>
        </table:table-row>
        <table:table-row table:style-name="ro1">
          <table:table-cell table:style-name="ce40" office:value-type="string">
            <text:p><text:span text:style-name="T5">Chase </text:span><text:span text:style-name="T1">(Individuals use Hunting)</text:span></text:p>
          </table:table-cell>
          <table:table-cell table:style-name="ce42" office:value-type="string">
            <text:p>Enemy Army Routing; Unit will Break</text:p>
          </table:table-cell>
          <table:table-cell table:style-name="ce41" office:value-type="string">
            <text:p>1d6 foes, Each ×0.5; Rearguard 20</text:p>
          </table:table-cell>
          <table:table-cell table:number-columns-repeated="4" table:style-name="ce41" office:value-type="string">
            <text:p>Not applicable. All knights are Alone.</text:p>
          </table:table-cell>
          <table:table-cell table:style-name="ce43" table:number-columns-repeated="1017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style-name="ce12"/>
          <table:table-cell table:style-name="ce17" table:number-columns-repeated="2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 table:number-columns-repeated="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MID(CELL(&quot;FILENAME&quot;);FIND(&quot;#$&quot;;CELL(&quot;FILENAME&quot;))+2;LEN(CELL(&quot;FILENAME&quot;)))" office:value-type="string" office:string-value="Go After the Enemy">
            <text:p>Go After the Enemy</text:p>
          </table:table-cell>
          <table:table-cell table:style-name="ce32" office:value-type="string">
            <text:p>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>
            <text:p>JAVA</text:p>
          </table:table-cell>
          <table:table-cell table:style-name="ce28" table:number-columns-repeated="9"/>
          <table:table-cell table:number-columns-repeated="1014"/>
        </table:table-row>
        <table:table-row table:style-name="ro1">
          <table:table-cell table:style-name="ce28" table:formula="of:=&quot;// &quot;&amp;MID(CELL(&quot;FILENAME&quot;);FIND(&quot;#$&quot;;CELL(&quot;FILENAME&quot;))+2;LEN(CELL(&quot;FILENAME&quot;)))" office:value-type="string" office:string-value="// Go After the Enemy">
            <text:p>// Go After the Enemy</text:p>
          </table:table-cell>
          <table:table-cell table:style-name="ce28" table:number-columns-repeated="9"/>
          <table:table-cell table:number-columns-repeated="1014"/>
        </table:table-row>
        <table:table-row table:style-name="ro1">
          <table:table-cell table:style-name="ce30" office:value-type="string">
            <text:p>// Maneuver</text:p>
          </table:table-cell>
          <table:table-cell table:style-name="ce29" office:value-type="string">
            <text:p>Prerequisite</text:p>
          </table:table-cell>
          <table:table-cell table:style-name="ce29" office:value-type="string">
            <text:p>Opponent</text:p>
          </table:table-cell>
          <table:table-cell table:style-name="ce30" office:value-type="string">
            <text:p>Triumph</text:p>
          </table:table-cell>
          <table:table-cell table:style-name="ce29" office:value-type="string">
            <text:p>Win</text:p>
          </table:table-cell>
          <table:table-cell table:style-name="ce29" office:value-type="string">
            <text:p>Loss</text:p>
          </table:table-cell>
          <table:table-cell table:style-name="ce29" office:value-type="string">
            <text:p>Crush</text:p>
          </table:table-cell>
          <table:table-cell table:style-name="ce28" table:number-columns-repeated="3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3]&amp;DbQuote&amp;&quot;,&quot;&amp;DbQuote&amp;[.B$2]&amp;DbQuote&amp;&quot;,&quot;&amp;DbQuote&amp;[.B3]&amp;DbQuote&amp;&quot;) ;&quot;" office:value-type="string" office:string-value="addElement3D(&quot;Go After the Enemy&quot;,&quot;Stop&quot;,&quot;Prerequisite&quot;,&quot;Enemy Army Pulls Away&quot;) ;">
            <text:p>addElement3D("Go After the Enemy","Stop","Prerequisite","Enemy Army Pulls Away") ;</text:p>
          </table:table-cell>
          <table:table-cell table:style-name="ce31" table:formula="of:=&quot;addElement3D(&quot;&amp;DbQuote&amp;[.$A$17]&amp;DbQuote&amp;&quot;,&quot;&amp;DbQuote&amp;[.$A3]&amp;DbQuote&amp;&quot;,&quot;&amp;DbQuote&amp;[.C$2]&amp;DbQuote&amp;&quot;,&quot;&amp;DbQuote&amp;[.C3]&amp;DbQuote&amp;&quot;) ;&quot;" office:value-type="string" office:string-value="addElement3D(&quot;Go After the Enemy&quot;,&quot;Stop&quot;,&quot;Opponent&quot;,&quot;None&quot;) ;">
            <text:p>addElement3D("Go After the Enemy","Stop","Opponent","None") ;</text:p>
          </table:table-cell>
          <table:table-cell table:style-name="ce31" table:formula="of:=&quot;addElement3D(&quot;&amp;DbQuote&amp;[.$A$17]&amp;DbQuote&amp;&quot;,&quot;&amp;DbQuote&amp;[.$A3]&amp;DbQuote&amp;&quot;,&quot;&amp;DbQuote&amp;[.D$2]&amp;DbQuote&amp;&quot;,&quot;&amp;DbQuote&amp;[.D3]&amp;DbQuote&amp;&quot;) ;&quot;" office:value-type="string" office:string-value="addElement3D(&quot;Go After the Enemy&quot;,&quot;Stop&quot;,&quot;Triumph&quot;,&quot;Disengaged. Out of the Battle&quot;) ;">
            <text:p>addElement3D("Go After the Enemy","Stop","Triumph","Disengaged. Out of the Battle") ;</text:p>
          </table:table-cell>
          <table:table-cell table:style-name="ce31" table:formula="of:=&quot;addElement3D(&quot;&amp;DbQuote&amp;[.$A$17]&amp;DbQuote&amp;&quot;,&quot;&amp;DbQuote&amp;[.$A3]&amp;DbQuote&amp;&quot;,&quot;&amp;DbQuote&amp;[.E$2]&amp;DbQuote&amp;&quot;,&quot;&amp;DbQuote&amp;[.E3]&amp;DbQuote&amp;&quot;) ;&quot;" office:value-type="string" office:string-value="addElement3D(&quot;Go After the Enemy&quot;,&quot;Stop&quot;,&quot;Win&quot;,&quot;Disengaged. Out of the Battle&quot;) ;">
            <text:p>addElement3D("Go After the Enemy","Stop","Win","Disengaged. Out of the Battle") ;</text:p>
          </table:table-cell>
          <table:table-cell table:style-name="ce31" table:formula="of:=&quot;addElement3D(&quot;&amp;DbQuote&amp;[.$A$17]&amp;DbQuote&amp;&quot;,&quot;&amp;DbQuote&amp;[.$A3]&amp;DbQuote&amp;&quot;,&quot;&amp;DbQuote&amp;[.F$2]&amp;DbQuote&amp;&quot;,&quot;&amp;DbQuote&amp;[.F3]&amp;DbQuote&amp;&quot;) ;&quot;" office:value-type="string" office:string-value="addElement3D(&quot;Go After the Enemy&quot;,&quot;Stop&quot;,&quot;Loss&quot;,&quot;Disengaged. Out of the Battle&quot;) ;">
            <text:p>addElement3D("Go After the Enemy","Stop","Loss","Disengaged. Out of the Battle") ;</text:p>
          </table:table-cell>
          <table:table-cell table:style-name="ce31" table:formula="of:=&quot;addElement3D(&quot;&amp;DbQuote&amp;[.$A$17]&amp;DbQuote&amp;&quot;,&quot;&amp;DbQuote&amp;[.$A3]&amp;DbQuote&amp;&quot;,&quot;&amp;DbQuote&amp;[.G$2]&amp;DbQuote&amp;&quot;,&quot;&amp;DbQuote&amp;[.G3]&amp;DbQuote&amp;&quot;) ;&quot;" office:value-type="string" office:string-value="addElement3D(&quot;Go After the Enemy&quot;,&quot;Stop&quot;,&quot;Crush&quot;,&quot;Disengaged. Out of the Battle&quot;) ;">
            <text:p>addElement3D("Go After the Enemy","Stop","Crush","Disengaged. Out of the Battle") ;</text:p>
          </table:table-cell>
          <table:table-cell table:style-name="ce31"/>
          <table:table-cell table:style-name="ce28" table:number-columns-repeated="3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4]&amp;DbQuote&amp;&quot;,&quot;&amp;DbQuote&amp;[.B$2]&amp;DbQuote&amp;&quot;,&quot;&amp;DbQuote&amp;[.B4]&amp;DbQuote&amp;&quot;) ;&quot;" office:value-type="string" office:string-value="addElement3D(&quot;Go After the Enemy&quot;,&quot;Follow&quot;,&quot;Prerequisite&quot;,&quot;Enemy Army Withdrawing&quot;) ;">
            <text:p>addElement3D("Go After the Enemy","Follow","Prerequisite","Enemy Army Withdrawing") ;</text:p>
          </table:table-cell>
          <table:table-cell table:style-name="ce31" table:formula="of:=&quot;addElement3D(&quot;&amp;DbQuote&amp;[.$A$17]&amp;DbQuote&amp;&quot;,&quot;&amp;DbQuote&amp;[.$A4]&amp;DbQuote&amp;&quot;,&quot;&amp;DbQuote&amp;[.C$2]&amp;DbQuote&amp;&quot;,&quot;&amp;DbQuote&amp;[.C4]&amp;DbQuote&amp;&quot;) ;&quot;" office:value-type="string" office:string-value="addElement3D(&quot;Go After the Enemy&quot;,&quot;Follow&quot;,&quot;Opponent&quot;,&quot;1 random foe; +10 bonus to foe&quot;) ;">
            <text:p>addElement3D("Go After the Enemy","Follow","Opponent","1 random foe; +10 bonus to foe") ;</text:p>
          </table:table-cell>
          <table:table-cell table:style-name="ce31" table:formula="of:=&quot;addElement3D(&quot;&amp;DbQuote&amp;[.$A$17]&amp;DbQuote&amp;&quot;,&quot;&amp;DbQuote&amp;[.$A4]&amp;DbQuote&amp;&quot;,&quot;&amp;DbQuote&amp;[.D$2]&amp;DbQuote&amp;&quot;,&quot;&amp;DbQuote&amp;[.D4]&amp;DbQuote&amp;&quot;) ;&quot;" office:value-type="string" office:string-value="addElement3D(&quot;Go After the Enemy&quot;,&quot;Follow&quot;,&quot;Triumph&quot;,&quot;-2 Intensity; Move forward 2 Zones&quot;) ;">
            <text:p>addElement3D("Go After the Enemy","Follow","Triumph","-2 Intensity; Move forward 2 Zones") ;</text:p>
          </table:table-cell>
          <table:table-cell table:style-name="ce31" table:formula="of:=&quot;addElement3D(&quot;&amp;DbQuote&amp;[.$A$17]&amp;DbQuote&amp;&quot;,&quot;&amp;DbQuote&amp;[.$A4]&amp;DbQuote&amp;&quot;,&quot;&amp;DbQuote&amp;[.E$2]&amp;DbQuote&amp;&quot;,&quot;&amp;DbQuote&amp;[.E4]&amp;DbQuote&amp;&quot;) ;&quot;" office:value-type="string" office:string-value="addElement3D(&quot;Go After the Enemy&quot;,&quot;Follow&quot;,&quot;Win&quot;,&quot;Move forward 1 Zone&quot;) ;">
            <text:p>addElement3D("Go After the Enemy","Follow","Win","Move forward 1 Zone") ;</text:p>
          </table:table-cell>
          <table:table-cell table:style-name="ce31" table:formula="of:=&quot;addElement3D(&quot;&amp;DbQuote&amp;[.$A$17]&amp;DbQuote&amp;&quot;,&quot;&amp;DbQuote&amp;[.$A4]&amp;DbQuote&amp;&quot;,&quot;&amp;DbQuote&amp;[.F$2]&amp;DbQuote&amp;&quot;,&quot;&amp;DbQuote&amp;[.F4]&amp;DbQuote&amp;&quot;) ;&quot;" office:value-type="string" office:string-value="addElement3D(&quot;Go After the Enemy&quot;,&quot;Follow&quot;,&quot;Loss&quot;,&quot;Move forward 1 Zone&quot;) ;">
            <text:p>addElement3D("Go After the Enemy","Follow","Loss","Move forward 1 Zone") ;</text:p>
          </table:table-cell>
          <table:table-cell table:style-name="ce31" table:formula="of:=&quot;addElement3D(&quot;&amp;DbQuote&amp;[.$A$17]&amp;DbQuote&amp;&quot;,&quot;&amp;DbQuote&amp;[.$A4]&amp;DbQuote&amp;&quot;,&quot;&amp;DbQuote&amp;[.G$2]&amp;DbQuote&amp;&quot;,&quot;&amp;DbQuote&amp;[.G4]&amp;DbQuote&amp;&quot;) ;&quot;" office:value-type="string" office:string-value="addElement3D(&quot;Go After the Enemy&quot;,&quot;Follow&quot;,&quot;Crush&quot;,&quot;+2 Intensity; No movement; Disengaged&quot;) ;">
            <text:p>addElement3D("Go After the Enemy","Follow","Crush","+2 Intensity; No movement; Disengaged") ;</text:p>
          </table:table-cell>
          <table:table-cell table:style-name="ce31"/>
          <table:table-cell table:style-name="ce36" table:number-columns-repeated="3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5]&amp;DbQuote&amp;&quot;,&quot;&amp;DbQuote&amp;[.B$2]&amp;DbQuote&amp;&quot;,&quot;&amp;DbQuote&amp;[.B5]&amp;DbQuote&amp;&quot;) ;&quot;" office:value-type="string" office:string-value="addElement3D(&quot;Go After the Enemy&quot;,&quot;Pursue&quot;,&quot;Prerequisite&quot;,&quot;Enemy Army Retreating&quot;) ;">
            <text:p>addElement3D("Go After the Enemy","Pursue","Prerequisite","Enemy Army Retreating") ;</text:p>
          </table:table-cell>
          <table:table-cell table:style-name="ce31" table:formula="of:=&quot;addElement3D(&quot;&amp;DbQuote&amp;[.$A$17]&amp;DbQuote&amp;&quot;,&quot;&amp;DbQuote&amp;[.$A5]&amp;DbQuote&amp;&quot;,&quot;&amp;DbQuote&amp;[.C$2]&amp;DbQuote&amp;&quot;,&quot;&amp;DbQuote&amp;[.C5]&amp;DbQuote&amp;&quot;) ;&quot;" office:value-type="string" office:string-value="addElement3D(&quot;Go After the Enemy&quot;,&quot;Pursue&quot;,&quot;Opponent&quot;,&quot;2 foes, each ×0.5; Rearguard 18-20&quot;) ;">
            <text:p>addElement3D("Go After the Enemy","Pursue","Opponent","2 foes, each ×0.5; Rearguard 18-20") ;</text:p>
          </table:table-cell>
          <table:table-cell table:style-name="ce31" table:formula="of:=&quot;addElement3D(&quot;&amp;DbQuote&amp;[.$A$17]&amp;DbQuote&amp;&quot;,&quot;&amp;DbQuote&amp;[.$A5]&amp;DbQuote&amp;&quot;,&quot;&amp;DbQuote&amp;[.D$2]&amp;DbQuote&amp;&quot;,&quot;&amp;DbQuote&amp;[.D5]&amp;DbQuote&amp;&quot;) ;&quot;" office:value-type="string" office:string-value="addElement3D(&quot;Go After the Enemy&quot;,&quot;Pursue&quot;,&quot;Triumph&quot;,&quot;-2 Intensity; Move forward 2 Zones; Disordered&quot;) ;">
            <text:p>addElement3D("Go After the Enemy","Pursue","Triumph","-2 Intensity; Move forward 2 Zones; Disordered") ;</text:p>
          </table:table-cell>
          <table:table-cell table:style-name="ce31" table:formula="of:=&quot;addElement3D(&quot;&amp;DbQuote&amp;[.$A$17]&amp;DbQuote&amp;&quot;,&quot;&amp;DbQuote&amp;[.$A5]&amp;DbQuote&amp;&quot;,&quot;&amp;DbQuote&amp;[.E$2]&amp;DbQuote&amp;&quot;,&quot;&amp;DbQuote&amp;[.E5]&amp;DbQuote&amp;&quot;) ;&quot;" office:value-type="string" office:string-value="addElement3D(&quot;Go After the Enemy&quot;,&quot;Pursue&quot;,&quot;Win&quot;,&quot;Move forward 2 Zones; Broken&quot;) ;">
            <text:p>addElement3D("Go After the Enemy","Pursue","Win","Move forward 2 Zones; Broken") ;</text:p>
          </table:table-cell>
          <table:table-cell table:style-name="ce31" table:formula="of:=&quot;addElement3D(&quot;&amp;DbQuote&amp;[.$A$17]&amp;DbQuote&amp;&quot;,&quot;&amp;DbQuote&amp;[.$A5]&amp;DbQuote&amp;&quot;,&quot;&amp;DbQuote&amp;[.F$2]&amp;DbQuote&amp;&quot;,&quot;&amp;DbQuote&amp;[.F5]&amp;DbQuote&amp;&quot;) ;&quot;" office:value-type="string" office:string-value="addElement3D(&quot;Go After the Enemy&quot;,&quot;Pursue&quot;,&quot;Loss&quot;,&quot;Move forward 1 Zone; Disengaged&quot;) ;">
            <text:p>addElement3D("Go After the Enemy","Pursue","Loss","Move forward 1 Zone; Disengaged") ;</text:p>
          </table:table-cell>
          <table:table-cell table:style-name="ce31" table:formula="of:=&quot;addElement3D(&quot;&amp;DbQuote&amp;[.$A$17]&amp;DbQuote&amp;&quot;,&quot;&amp;DbQuote&amp;[.$A5]&amp;DbQuote&amp;&quot;,&quot;&amp;DbQuote&amp;[.G$2]&amp;DbQuote&amp;&quot;,&quot;&amp;DbQuote&amp;[.G5]&amp;DbQuote&amp;&quot;) ;&quot;" office:value-type="string" office:string-value="addElement3D(&quot;Go After the Enemy&quot;,&quot;Pursue&quot;,&quot;Crush&quot;,&quot;+2 Intensity; Recoil 1 Zone; Disengaged&quot;) ;">
            <text:p>addElement3D("Go After the Enemy","Pursue","Crush","+2 Intensity; Recoil 1 Zone; Disengaged") ;</text:p>
          </table:table-cell>
          <table:table-cell table:style-name="ce36" table:number-columns-repeated="4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6]&amp;DbQuote&amp;&quot;,&quot;&amp;DbQuote&amp;[.B$2]&amp;DbQuote&amp;&quot;,&quot;&amp;DbQuote&amp;[.B6]&amp;DbQuote&amp;&quot;) ;&quot;" office:value-type="string" office:string-value="addElement3D(&quot;Go After the Enemy&quot;,&quot;Chase (Individuals use Hunting)&quot;,&quot;Prerequisite&quot;,&quot;Enemy Army Routing; Unit will Break&quot;) ;">
            <text:p>addElement3D("Go After the Enemy","Chase (Individuals use Hunting)","Prerequisite","Enemy Army Routing; Unit will Break") ;</text:p>
          </table:table-cell>
          <table:table-cell table:style-name="ce31" table:formula="of:=&quot;addElement3D(&quot;&amp;DbQuote&amp;[.$A$17]&amp;DbQuote&amp;&quot;,&quot;&amp;DbQuote&amp;[.$A6]&amp;DbQuote&amp;&quot;,&quot;&amp;DbQuote&amp;[.C$2]&amp;DbQuote&amp;&quot;,&quot;&amp;DbQuote&amp;[.C6]&amp;DbQuote&amp;&quot;) ;&quot;" office:value-type="string" office:string-value="addElement3D(&quot;Go After the Enemy&quot;,&quot;Chase (Individuals use Hunting)&quot;,&quot;Opponent&quot;,&quot;1d6 foes, Each ×0.5; Rearguard 20&quot;) ;">
            <text:p>addElement3D("Go After the Enemy","Chase (Individuals use Hunting)","Opponent","1d6 foes, Each ×0.5; Rearguard 20") ;</text:p>
          </table:table-cell>
          <table:table-cell table:style-name="ce31" table:formula="of:=&quot;addElement3D(&quot;&amp;DbQuote&amp;[.$A$17]&amp;DbQuote&amp;&quot;,&quot;&amp;DbQuote&amp;[.$A6]&amp;DbQuote&amp;&quot;,&quot;&amp;DbQuote&amp;[.D$2]&amp;DbQuote&amp;&quot;,&quot;&amp;DbQuote&amp;[.D6]&amp;DbQuote&amp;&quot;) ;&quot;" office:value-type="string" office:string-value="addElement3D(&quot;Go After the Enemy&quot;,&quot;Chase (Individuals use Hunting)&quot;,&quot;Triumph&quot;,&quot;Not applicable. All knights are Alone.&quot;) ;">
            <text:p>addElement3D("Go After the Enemy","Chase (Individuals use Hunting)","Triumph","Not applicable. All knights are Alone.") ;</text:p>
          </table:table-cell>
          <table:table-cell table:style-name="ce31" table:formula="of:=&quot;addElement3D(&quot;&amp;DbQuote&amp;[.$A$17]&amp;DbQuote&amp;&quot;,&quot;&amp;DbQuote&amp;[.$A6]&amp;DbQuote&amp;&quot;,&quot;&amp;DbQuote&amp;[.E$2]&amp;DbQuote&amp;&quot;,&quot;&amp;DbQuote&amp;[.E6]&amp;DbQuote&amp;&quot;) ;&quot;" office:value-type="string" office:string-value="addElement3D(&quot;Go After the Enemy&quot;,&quot;Chase (Individuals use Hunting)&quot;,&quot;Win&quot;,&quot;Not applicable. All knights are Alone.&quot;) ;">
            <text:p>addElement3D("Go After the Enemy","Chase (Individuals use Hunting)","Win","Not applicable. All knights are Alone.") ;</text:p>
          </table:table-cell>
          <table:table-cell table:style-name="ce31" table:formula="of:=&quot;addElement3D(&quot;&amp;DbQuote&amp;[.$A$17]&amp;DbQuote&amp;&quot;,&quot;&amp;DbQuote&amp;[.$A6]&amp;DbQuote&amp;&quot;,&quot;&amp;DbQuote&amp;[.F$2]&amp;DbQuote&amp;&quot;,&quot;&amp;DbQuote&amp;[.F6]&amp;DbQuote&amp;&quot;) ;&quot;" office:value-type="string" office:string-value="addElement3D(&quot;Go After the Enemy&quot;,&quot;Chase (Individuals use Hunting)&quot;,&quot;Loss&quot;,&quot;Not applicable. All knights are Alone.&quot;) ;">
            <text:p>addElement3D("Go After the Enemy","Chase (Individuals use Hunting)","Loss","Not applicable. All knights are Alone.") ;</text:p>
          </table:table-cell>
          <table:table-cell table:style-name="ce31" table:formula="of:=&quot;addElement3D(&quot;&amp;DbQuote&amp;[.$A$17]&amp;DbQuote&amp;&quot;,&quot;&amp;DbQuote&amp;[.$A6]&amp;DbQuote&amp;&quot;,&quot;&amp;DbQuote&amp;[.G$2]&amp;DbQuote&amp;&quot;,&quot;&amp;DbQuote&amp;[.G6]&amp;DbQuote&amp;&quot;) ;&quot;" office:value-type="string" office:string-value="addElement3D(&quot;Go After the Enemy&quot;,&quot;Chase (Individuals use Hunting)&quot;,&quot;Crush&quot;,&quot;Not applicable. All knights are Alone.&quot;) ;">
            <text:p>addElement3D("Go After the Enemy","Chase (Individuals use Hunting)","Crush","Not applicable. All knights are Alone.") ;</text:p>
          </table:table-cell>
          <table:table-cell table:style-name="ce36" table:number-columns-repeated="4"/>
          <table:table-cell table:number-columns-repeated="1014"/>
        </table:table-row>
        <table:table-row table:style-name="ro1" table:number-rows-repeated="4">
          <table:table-cell table:style-name="ce31" table:number-columns-repeated="6"/>
          <table:table-cell table:style-name="ce36" table:number-columns-repeated="4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ll Back" table:style-name="ta1" table:print="false">
        <table:table-column table:style-name="co26" table:default-cell-style-name="ce1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2" table:default-cell-style-name="ce14"/>
        <table:table-column table:style-name="co8" table:number-columns-repeated="1017" table:default-cell-style-name="ce14"/>
        <table:table-row table:style-name="ro1">
          <table:table-cell/>
          <table:table-cell table:style-name="ce1" table:number-columns-repeated="2"/>
          <table:table-cell table:style-name="ce2" office:value-type="string">
            <text:p>UNIT RESULTS</text:p>
          </table:table-cell>
          <table:table-cell table:style-name="ce1" table:number-columns-repeated="3"/>
          <table:table-cell table:style-name="ce20" table:number-columns-repeated="1017"/>
        </table:table-row>
        <table:table-row table:style-name="ro1">
          <table:table-cell table:style-name="ce2" office:value-type="string">
            <text:p>Maneuver</text:p>
          </table:table-cell>
          <table:table-cell table:style-name="ce1" office:value-type="string">
            <text:p>Prerequisite</text:p>
          </table:table-cell>
          <table:table-cell table:style-name="ce1" office:value-type="string">
            <text:p>Opponent</text:p>
          </table:table-cell>
          <table:table-cell table:style-name="ce2" office:value-type="string">
            <text:p>Triumph</text:p>
          </table:table-cell>
          <table:table-cell table:style-name="ce1" office:value-type="string">
            <text:p>Win</text:p>
          </table:table-cell>
          <table:table-cell table:style-name="ce1" office:value-type="string">
            <text:p>Loss</text:p>
          </table:table-cell>
          <table:table-cell table:style-name="ce1" office:value-type="string">
            <text:p>Crush</text:p>
          </table:table-cell>
          <table:table-cell table:style-name="ce20" table:number-columns-repeated="1017"/>
        </table:table-row>
        <table:table-row table:style-name="ro1">
          <table:table-cell table:style-name="ce38" office:value-type="string">
            <text:p>Run Away! (Horsemanship)</text:p>
          </table:table-cell>
          <table:table-cell table:style-name="ce39" office:value-type="string">
            <text:p>None</text:p>
          </table:table-cell>
          <table:table-cell table:style-name="ce41" office:value-type="string">
            <text:p>3 random foes, player choose 1</text:p>
          </table:table-cell>
          <table:table-cell table:style-name="ce41" office:value-type="string">
            <text:p>Move back 1 or 2 Zones; Disengaged</text:p>
          </table:table-cell>
          <table:table-cell table:style-name="ce41" office:value-type="string">
            <text:p>Move back 1 Zone; Disordered &amp; Disengaged</text:p>
          </table:table-cell>
          <table:table-cell table:style-name="ce41" office:value-type="string">
            <text:p>Recoil 1 Zone; Disordered &amp; Disengaged</text:p>
          </table:table-cell>
          <table:table-cell table:style-name="ce41" office:value-type="string">
            <text:p>+2 Intensity; Broken</text:p>
          </table:table-cell>
          <table:table-cell table:style-name="ce43" table:number-columns-repeated="1017"/>
        </table:table-row>
        <table:table-row table:style-name="ro1">
          <table:table-cell table:style-name="ce39" office:value-type="string">
            <text:p>Sprint</text:p>
          </table:table-cell>
          <table:table-cell table:style-name="ce42" office:value-type="string">
            <text:p>Marked w/ “Sprint” as a Skill</text:p>
          </table:table-cell>
          <table:table-cell table:style-name="ce41" office:value-type="string">
            <text:p>Any attacking Non-missile Opponent +5 to attack</text:p>
          </table:table-cell>
          <table:table-cell table:style-name="ce41" office:value-type="string">
            <text:p>Move back 2 Zones; Disordered</text:p>
          </table:table-cell>
          <table:table-cell table:style-name="ce41" office:value-type="string">
            <text:p>Move back 1 Zone; Disordered</text:p>
          </table:table-cell>
          <table:table-cell table:style-name="ce42" office:value-type="string">
            <text:p>Broken</text:p>
          </table:table-cell>
          <table:table-cell table:style-name="ce39" office:value-type="string">
            <text:p>Broken</text:p>
          </table:table-cell>
          <table:table-cell table:style-name="ce43" table:number-columns-repeated="1017"/>
        </table:table-row>
        <table:table-row table:style-name="ro6">
          <table:table-cell table:style-name="ce40" office:value-type="string">
            <text:p>Withdraw (+10 bonus)</text:p>
          </table:table-cell>
          <table:table-cell table:style-name="ce39" office:value-type="string">
            <text:p>None</text:p>
          </table:table-cell>
          <table:table-cell table:style-name="ce41" office:value-type="string">
            <text:p>3 random foes, Gamemaster choose 1</text:p>
          </table:table-cell>
          <table:table-cell table:style-name="ce41" office:value-type="string">
            <text:p>Move back 1 Zone; Disengaged; -2 Intensity</text:p>
          </table:table-cell>
          <table:table-cell table:style-name="ce41" office:value-type="string">
            <text:p>Move Back 1 Zone; Disengaged</text:p>
          </table:table-cell>
          <table:table-cell table:style-name="ce42" office:value-type="string">
            <text:p>Move back 1 Zone</text:p>
          </table:table-cell>
          <table:table-cell table:style-name="ce41" office:value-type="string">
            <text:p>+2 Intensity; Recoil 1 Zone</text:p>
          </table:table-cell>
          <table:table-cell table:style-name="ce43" table:number-columns-repeated="1017"/>
        </table:table-row>
        <table:table-row table:style-name="ro1">
          <table:table-cell table:style-name="ce39" office:value-type="string">
            <text:p>Flee Fighting</text:p>
          </table:table-cell>
          <table:table-cell table:style-name="ce42" office:value-type="string">
            <text:p>Shoot n’ Scoot</text:p>
          </table:table-cell>
          <table:table-cell table:style-name="ce41" office:value-type="string">
            <text:p>Any non-missile horse unit that attacks</text:p>
          </table:table-cell>
          <table:table-cell table:number-columns-repeated="2" table:style-name="ce41" office:value-type="string">
            <text:p>Move Back 1 Zone; Disengaged</text:p>
          </table:table-cell>
          <table:table-cell table:style-name="ce42" office:value-type="string">
            <text:p>Move Back 1 Zone; Disordered &amp; Disengaged</text:p>
          </table:table-cell>
          <table:table-cell table:style-name="ce41" office:value-type="string">
            <text:p>+1 Intensity Move Back 2 Zones; Broken</text:p>
          </table:table-cell>
          <table:table-cell table:style-name="ce43" table:number-columns-repeated="1017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style-name="ce12"/>
          <table:table-cell table:style-name="ce17" table:number-columns-repeated="2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 table:number-columns-repeated="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MID(CELL(&quot;FILENAME&quot;);FIND(&quot;#$&quot;;CELL(&quot;FILENAME&quot;))+2;LEN(CELL(&quot;FILENAME&quot;)))" office:value-type="string" office:string-value="Pull Back">
            <text:p>Pull Back</text:p>
          </table:table-cell>
          <table:table-cell table:style-name="ce32" office:value-type="string">
            <text:p>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>
            <text:p>JAVA</text:p>
          </table:table-cell>
          <table:table-cell table:style-name="ce28" table:number-columns-repeated="9"/>
          <table:table-cell table:number-columns-repeated="1014"/>
        </table:table-row>
        <table:table-row table:style-name="ro1">
          <table:table-cell table:style-name="ce28" table:formula="of:=&quot;// &quot;&amp;MID(CELL(&quot;FILENAME&quot;);FIND(&quot;#$&quot;;CELL(&quot;FILENAME&quot;))+2;LEN(CELL(&quot;FILENAME&quot;)))" office:value-type="string" office:string-value="// Pull Back">
            <text:p>// Pull Back</text:p>
          </table:table-cell>
          <table:table-cell table:style-name="ce28" table:number-columns-repeated="9"/>
          <table:table-cell table:number-columns-repeated="1014"/>
        </table:table-row>
        <table:table-row table:style-name="ro1">
          <table:table-cell table:style-name="ce30" office:value-type="string">
            <text:p>// Maneuver</text:p>
          </table:table-cell>
          <table:table-cell table:style-name="ce29" office:value-type="string">
            <text:p>Prerequisite</text:p>
          </table:table-cell>
          <table:table-cell table:style-name="ce29" office:value-type="string">
            <text:p>Opponent</text:p>
          </table:table-cell>
          <table:table-cell table:style-name="ce30" office:value-type="string">
            <text:p>Triumph</text:p>
          </table:table-cell>
          <table:table-cell table:style-name="ce29" office:value-type="string">
            <text:p>Win</text:p>
          </table:table-cell>
          <table:table-cell table:style-name="ce29" office:value-type="string">
            <text:p>Loss</text:p>
          </table:table-cell>
          <table:table-cell table:style-name="ce29" office:value-type="string">
            <text:p>Crush</text:p>
          </table:table-cell>
          <table:table-cell table:style-name="ce28" table:number-columns-repeated="3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3]&amp;DbQuote&amp;&quot;,&quot;&amp;DbQuote&amp;[.B$2]&amp;DbQuote&amp;&quot;,&quot;&amp;DbQuote&amp;[.B3]&amp;DbQuote&amp;&quot;) ;&quot;" office:value-type="string" office:string-value="addElement3D(&quot;Pull Back&quot;,&quot;Run Away! (Horsemanship)&quot;,&quot;Prerequisite&quot;,&quot;None&quot;) ;">
            <text:p>addElement3D("Pull Back","Run Away! (Horsemanship)","Prerequisite","None") ;</text:p>
          </table:table-cell>
          <table:table-cell table:style-name="ce31" table:formula="of:=&quot;addElement3D(&quot;&amp;DbQuote&amp;[.$A$17]&amp;DbQuote&amp;&quot;,&quot;&amp;DbQuote&amp;[.$A3]&amp;DbQuote&amp;&quot;,&quot;&amp;DbQuote&amp;[.C$2]&amp;DbQuote&amp;&quot;,&quot;&amp;DbQuote&amp;[.C3]&amp;DbQuote&amp;&quot;) ;&quot;" office:value-type="string" office:string-value="addElement3D(&quot;Pull Back&quot;,&quot;Run Away! (Horsemanship)&quot;,&quot;Opponent&quot;,&quot;3 random foes, player choose 1&quot;) ;">
            <text:p>addElement3D("Pull Back","Run Away! (Horsemanship)","Opponent","3 random foes, player choose 1") ;</text:p>
          </table:table-cell>
          <table:table-cell table:style-name="ce31" table:formula="of:=&quot;addElement3D(&quot;&amp;DbQuote&amp;[.$A$17]&amp;DbQuote&amp;&quot;,&quot;&amp;DbQuote&amp;[.$A3]&amp;DbQuote&amp;&quot;,&quot;&amp;DbQuote&amp;[.D$2]&amp;DbQuote&amp;&quot;,&quot;&amp;DbQuote&amp;[.D3]&amp;DbQuote&amp;&quot;) ;&quot;" office:value-type="string" office:string-value="addElement3D(&quot;Pull Back&quot;,&quot;Run Away! (Horsemanship)&quot;,&quot;Triumph&quot;,&quot;Move back 1 or 2 Zones; Disengaged&quot;) ;">
            <text:p>addElement3D("Pull Back","Run Away! (Horsemanship)","Triumph","Move back 1 or 2 Zones; Disengaged") ;</text:p>
          </table:table-cell>
          <table:table-cell table:style-name="ce31" table:formula="of:=&quot;addElement3D(&quot;&amp;DbQuote&amp;[.$A$17]&amp;DbQuote&amp;&quot;,&quot;&amp;DbQuote&amp;[.$A3]&amp;DbQuote&amp;&quot;,&quot;&amp;DbQuote&amp;[.E$2]&amp;DbQuote&amp;&quot;,&quot;&amp;DbQuote&amp;[.E3]&amp;DbQuote&amp;&quot;) ;&quot;" office:value-type="string" office:string-value="addElement3D(&quot;Pull Back&quot;,&quot;Run Away! (Horsemanship)&quot;,&quot;Win&quot;,&quot;Move back 1 Zone; Disordered &amp; Disengaged&quot;) ;">
            <text:p>addElement3D("Pull Back","Run Away! (Horsemanship)","Win","Move back 1 Zone; Disordered &amp; Disengaged") ;</text:p>
          </table:table-cell>
          <table:table-cell table:style-name="ce31" table:formula="of:=&quot;addElement3D(&quot;&amp;DbQuote&amp;[.$A$17]&amp;DbQuote&amp;&quot;,&quot;&amp;DbQuote&amp;[.$A3]&amp;DbQuote&amp;&quot;,&quot;&amp;DbQuote&amp;[.F$2]&amp;DbQuote&amp;&quot;,&quot;&amp;DbQuote&amp;[.F3]&amp;DbQuote&amp;&quot;) ;&quot;" office:value-type="string" office:string-value="addElement3D(&quot;Pull Back&quot;,&quot;Run Away! (Horsemanship)&quot;,&quot;Loss&quot;,&quot;Recoil 1 Zone; Disordered &amp; Disengaged&quot;) ;">
            <text:p>addElement3D("Pull Back","Run Away! (Horsemanship)","Loss","Recoil 1 Zone; Disordered &amp; Disengaged") ;</text:p>
          </table:table-cell>
          <table:table-cell table:style-name="ce31" table:formula="of:=&quot;addElement3D(&quot;&amp;DbQuote&amp;[.$A$17]&amp;DbQuote&amp;&quot;,&quot;&amp;DbQuote&amp;[.$A3]&amp;DbQuote&amp;&quot;,&quot;&amp;DbQuote&amp;[.G$2]&amp;DbQuote&amp;&quot;,&quot;&amp;DbQuote&amp;[.G3]&amp;DbQuote&amp;&quot;) ;&quot;" office:value-type="string" office:string-value="addElement3D(&quot;Pull Back&quot;,&quot;Run Away! (Horsemanship)&quot;,&quot;Crush&quot;,&quot;+2 Intensity; Broken&quot;) ;">
            <text:p>addElement3D("Pull Back","Run Away! (Horsemanship)","Crush","+2 Intensity; Broken") ;</text:p>
          </table:table-cell>
          <table:table-cell table:style-name="ce31"/>
          <table:table-cell table:style-name="ce28" table:number-columns-repeated="3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4]&amp;DbQuote&amp;&quot;,&quot;&amp;DbQuote&amp;[.B$2]&amp;DbQuote&amp;&quot;,&quot;&amp;DbQuote&amp;[.B4]&amp;DbQuote&amp;&quot;) ;&quot;" office:value-type="string" office:string-value="addElement3D(&quot;Pull Back&quot;,&quot;Sprint&quot;,&quot;Prerequisite&quot;,&quot;Marked w/ “Sprint” as a Skill&quot;) ;">
            <text:p>addElement3D("Pull Back","Sprint","Prerequisite","Marked w/ “Sprint” as a Skill") ;</text:p>
          </table:table-cell>
          <table:table-cell table:style-name="ce31" table:formula="of:=&quot;addElement3D(&quot;&amp;DbQuote&amp;[.$A$17]&amp;DbQuote&amp;&quot;,&quot;&amp;DbQuote&amp;[.$A4]&amp;DbQuote&amp;&quot;,&quot;&amp;DbQuote&amp;[.C$2]&amp;DbQuote&amp;&quot;,&quot;&amp;DbQuote&amp;[.C4]&amp;DbQuote&amp;&quot;) ;&quot;" office:value-type="string" office:string-value="addElement3D(&quot;Pull Back&quot;,&quot;Sprint&quot;,&quot;Opponent&quot;,&quot;Any attacking Non-missile Opponent +5 to attack&quot;) ;">
            <text:p>addElement3D("Pull Back","Sprint","Opponent","Any attacking Non-missile Opponent +5 to attack") ;</text:p>
          </table:table-cell>
          <table:table-cell table:style-name="ce31" table:formula="of:=&quot;addElement3D(&quot;&amp;DbQuote&amp;[.$A$17]&amp;DbQuote&amp;&quot;,&quot;&amp;DbQuote&amp;[.$A4]&amp;DbQuote&amp;&quot;,&quot;&amp;DbQuote&amp;[.D$2]&amp;DbQuote&amp;&quot;,&quot;&amp;DbQuote&amp;[.D4]&amp;DbQuote&amp;&quot;) ;&quot;" office:value-type="string" office:string-value="addElement3D(&quot;Pull Back&quot;,&quot;Sprint&quot;,&quot;Triumph&quot;,&quot;Move back 2 Zones; Disordered&quot;) ;">
            <text:p>addElement3D("Pull Back","Sprint","Triumph","Move back 2 Zones; Disordered") ;</text:p>
          </table:table-cell>
          <table:table-cell table:style-name="ce31" table:formula="of:=&quot;addElement3D(&quot;&amp;DbQuote&amp;[.$A$17]&amp;DbQuote&amp;&quot;,&quot;&amp;DbQuote&amp;[.$A4]&amp;DbQuote&amp;&quot;,&quot;&amp;DbQuote&amp;[.E$2]&amp;DbQuote&amp;&quot;,&quot;&amp;DbQuote&amp;[.E4]&amp;DbQuote&amp;&quot;) ;&quot;" office:value-type="string" office:string-value="addElement3D(&quot;Pull Back&quot;,&quot;Sprint&quot;,&quot;Win&quot;,&quot;Move back 1 Zone; Disordered&quot;) ;">
            <text:p>addElement3D("Pull Back","Sprint","Win","Move back 1 Zone; Disordered") ;</text:p>
          </table:table-cell>
          <table:table-cell table:style-name="ce31" table:formula="of:=&quot;addElement3D(&quot;&amp;DbQuote&amp;[.$A$17]&amp;DbQuote&amp;&quot;,&quot;&amp;DbQuote&amp;[.$A4]&amp;DbQuote&amp;&quot;,&quot;&amp;DbQuote&amp;[.F$2]&amp;DbQuote&amp;&quot;,&quot;&amp;DbQuote&amp;[.F4]&amp;DbQuote&amp;&quot;) ;&quot;" office:value-type="string" office:string-value="addElement3D(&quot;Pull Back&quot;,&quot;Sprint&quot;,&quot;Loss&quot;,&quot;Broken&quot;) ;">
            <text:p>addElement3D("Pull Back","Sprint","Loss","Broken") ;</text:p>
          </table:table-cell>
          <table:table-cell table:style-name="ce31" table:formula="of:=&quot;addElement3D(&quot;&amp;DbQuote&amp;[.$A$17]&amp;DbQuote&amp;&quot;,&quot;&amp;DbQuote&amp;[.$A4]&amp;DbQuote&amp;&quot;,&quot;&amp;DbQuote&amp;[.G$2]&amp;DbQuote&amp;&quot;,&quot;&amp;DbQuote&amp;[.G4]&amp;DbQuote&amp;&quot;) ;&quot;" office:value-type="string" office:string-value="addElement3D(&quot;Pull Back&quot;,&quot;Sprint&quot;,&quot;Crush&quot;,&quot;Broken&quot;) ;">
            <text:p>addElement3D("Pull Back","Sprint","Crush","Broken") ;</text:p>
          </table:table-cell>
          <table:table-cell table:style-name="ce31"/>
          <table:table-cell table:style-name="ce36" table:number-columns-repeated="3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5]&amp;DbQuote&amp;&quot;,&quot;&amp;DbQuote&amp;[.B$2]&amp;DbQuote&amp;&quot;,&quot;&amp;DbQuote&amp;[.B5]&amp;DbQuote&amp;&quot;) ;&quot;" office:value-type="string" office:string-value="addElement3D(&quot;Pull Back&quot;,&quot;Withdraw (+10 bonus)&quot;,&quot;Prerequisite&quot;,&quot;None&quot;) ;">
            <text:p>addElement3D("Pull Back","Withdraw (+10 bonus)","Prerequisite","None") ;</text:p>
          </table:table-cell>
          <table:table-cell table:style-name="ce31" table:formula="of:=&quot;addElement3D(&quot;&amp;DbQuote&amp;[.$A$17]&amp;DbQuote&amp;&quot;,&quot;&amp;DbQuote&amp;[.$A5]&amp;DbQuote&amp;&quot;,&quot;&amp;DbQuote&amp;[.C$2]&amp;DbQuote&amp;&quot;,&quot;&amp;DbQuote&amp;[.C5]&amp;DbQuote&amp;&quot;) ;&quot;" office:value-type="string" office:string-value="addElement3D(&quot;Pull Back&quot;,&quot;Withdraw (+10 bonus)&quot;,&quot;Opponent&quot;,&quot;3 random foes, Gamemaster choose 1&quot;) ;">
            <text:p>addElement3D("Pull Back","Withdraw (+10 bonus)","Opponent","3 random foes, Gamemaster choose 1") ;</text:p>
          </table:table-cell>
          <table:table-cell table:style-name="ce31" table:formula="of:=&quot;addElement3D(&quot;&amp;DbQuote&amp;[.$A$17]&amp;DbQuote&amp;&quot;,&quot;&amp;DbQuote&amp;[.$A5]&amp;DbQuote&amp;&quot;,&quot;&amp;DbQuote&amp;[.D$2]&amp;DbQuote&amp;&quot;,&quot;&amp;DbQuote&amp;[.D5]&amp;DbQuote&amp;&quot;) ;&quot;" office:value-type="string" office:string-value="addElement3D(&quot;Pull Back&quot;,&quot;Withdraw (+10 bonus)&quot;,&quot;Triumph&quot;,&quot;Move back 1 Zone; Disengaged; -2 Intensity&quot;) ;">
            <text:p>addElement3D("Pull Back","Withdraw (+10 bonus)","Triumph","Move back 1 Zone; Disengaged; -2 Intensity") ;</text:p>
          </table:table-cell>
          <table:table-cell table:style-name="ce31" table:formula="of:=&quot;addElement3D(&quot;&amp;DbQuote&amp;[.$A$17]&amp;DbQuote&amp;&quot;,&quot;&amp;DbQuote&amp;[.$A5]&amp;DbQuote&amp;&quot;,&quot;&amp;DbQuote&amp;[.E$2]&amp;DbQuote&amp;&quot;,&quot;&amp;DbQuote&amp;[.E5]&amp;DbQuote&amp;&quot;) ;&quot;" office:value-type="string" office:string-value="addElement3D(&quot;Pull Back&quot;,&quot;Withdraw (+10 bonus)&quot;,&quot;Win&quot;,&quot;Move Back 1 Zone; Disengaged&quot;) ;">
            <text:p>addElement3D("Pull Back","Withdraw (+10 bonus)","Win","Move Back 1 Zone; Disengaged") ;</text:p>
          </table:table-cell>
          <table:table-cell table:style-name="ce31" table:formula="of:=&quot;addElement3D(&quot;&amp;DbQuote&amp;[.$A$17]&amp;DbQuote&amp;&quot;,&quot;&amp;DbQuote&amp;[.$A5]&amp;DbQuote&amp;&quot;,&quot;&amp;DbQuote&amp;[.F$2]&amp;DbQuote&amp;&quot;,&quot;&amp;DbQuote&amp;[.F5]&amp;DbQuote&amp;&quot;) ;&quot;" office:value-type="string" office:string-value="addElement3D(&quot;Pull Back&quot;,&quot;Withdraw (+10 bonus)&quot;,&quot;Loss&quot;,&quot;Move back 1 Zone&quot;) ;">
            <text:p>addElement3D("Pull Back","Withdraw (+10 bonus)","Loss","Move back 1 Zone") ;</text:p>
          </table:table-cell>
          <table:table-cell table:style-name="ce31" table:formula="of:=&quot;addElement3D(&quot;&amp;DbQuote&amp;[.$A$17]&amp;DbQuote&amp;&quot;,&quot;&amp;DbQuote&amp;[.$A5]&amp;DbQuote&amp;&quot;,&quot;&amp;DbQuote&amp;[.G$2]&amp;DbQuote&amp;&quot;,&quot;&amp;DbQuote&amp;[.G5]&amp;DbQuote&amp;&quot;) ;&quot;" office:value-type="string" office:string-value="addElement3D(&quot;Pull Back&quot;,&quot;Withdraw (+10 bonus)&quot;,&quot;Crush&quot;,&quot;+2 Intensity; Recoil 1 Zone&quot;) ;">
            <text:p>addElement3D("Pull Back","Withdraw (+10 bonus)","Crush","+2 Intensity; Recoil 1 Zone") ;</text:p>
          </table:table-cell>
          <table:table-cell table:style-name="ce36" table:number-columns-repeated="4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6]&amp;DbQuote&amp;&quot;,&quot;&amp;DbQuote&amp;[.B$2]&amp;DbQuote&amp;&quot;,&quot;&amp;DbQuote&amp;[.B6]&amp;DbQuote&amp;&quot;) ;&quot;" office:value-type="string" office:string-value="addElement3D(&quot;Pull Back&quot;,&quot;Flee Fighting&quot;,&quot;Prerequisite&quot;,&quot;Shoot n’ Scoot&quot;) ;">
            <text:p>addElement3D("Pull Back","Flee Fighting","Prerequisite","Shoot n’ Scoot") ;</text:p>
          </table:table-cell>
          <table:table-cell table:style-name="ce31" table:formula="of:=&quot;addElement3D(&quot;&amp;DbQuote&amp;[.$A$17]&amp;DbQuote&amp;&quot;,&quot;&amp;DbQuote&amp;[.$A6]&amp;DbQuote&amp;&quot;,&quot;&amp;DbQuote&amp;[.C$2]&amp;DbQuote&amp;&quot;,&quot;&amp;DbQuote&amp;[.C6]&amp;DbQuote&amp;&quot;) ;&quot;" office:value-type="string" office:string-value="addElement3D(&quot;Pull Back&quot;,&quot;Flee Fighting&quot;,&quot;Opponent&quot;,&quot;Any non-missile horse unit that attacks&quot;) ;">
            <text:p>addElement3D("Pull Back","Flee Fighting","Opponent","Any non-missile horse unit that attacks") ;</text:p>
          </table:table-cell>
          <table:table-cell table:style-name="ce31" table:formula="of:=&quot;addElement3D(&quot;&amp;DbQuote&amp;[.$A$17]&amp;DbQuote&amp;&quot;,&quot;&amp;DbQuote&amp;[.$A6]&amp;DbQuote&amp;&quot;,&quot;&amp;DbQuote&amp;[.D$2]&amp;DbQuote&amp;&quot;,&quot;&amp;DbQuote&amp;[.D6]&amp;DbQuote&amp;&quot;) ;&quot;" office:value-type="string" office:string-value="addElement3D(&quot;Pull Back&quot;,&quot;Flee Fighting&quot;,&quot;Triumph&quot;,&quot;Move Back 1 Zone; Disengaged&quot;) ;">
            <text:p>addElement3D("Pull Back","Flee Fighting","Triumph","Move Back 1 Zone; Disengaged") ;</text:p>
          </table:table-cell>
          <table:table-cell table:style-name="ce31" table:formula="of:=&quot;addElement3D(&quot;&amp;DbQuote&amp;[.$A$17]&amp;DbQuote&amp;&quot;,&quot;&amp;DbQuote&amp;[.$A6]&amp;DbQuote&amp;&quot;,&quot;&amp;DbQuote&amp;[.E$2]&amp;DbQuote&amp;&quot;,&quot;&amp;DbQuote&amp;[.E6]&amp;DbQuote&amp;&quot;) ;&quot;" office:value-type="string" office:string-value="addElement3D(&quot;Pull Back&quot;,&quot;Flee Fighting&quot;,&quot;Win&quot;,&quot;Move Back 1 Zone; Disengaged&quot;) ;">
            <text:p>addElement3D("Pull Back","Flee Fighting","Win","Move Back 1 Zone; Disengaged") ;</text:p>
          </table:table-cell>
          <table:table-cell table:style-name="ce31" table:formula="of:=&quot;addElement3D(&quot;&amp;DbQuote&amp;[.$A$17]&amp;DbQuote&amp;&quot;,&quot;&amp;DbQuote&amp;[.$A6]&amp;DbQuote&amp;&quot;,&quot;&amp;DbQuote&amp;[.F$2]&amp;DbQuote&amp;&quot;,&quot;&amp;DbQuote&amp;[.F6]&amp;DbQuote&amp;&quot;) ;&quot;" office:value-type="string" office:string-value="addElement3D(&quot;Pull Back&quot;,&quot;Flee Fighting&quot;,&quot;Loss&quot;,&quot;Move Back 1 Zone; Disordered &amp; Disengaged&quot;) ;">
            <text:p>addElement3D("Pull Back","Flee Fighting","Loss","Move Back 1 Zone; Disordered &amp; Disengaged") ;</text:p>
          </table:table-cell>
          <table:table-cell table:style-name="ce31" table:formula="of:=&quot;addElement3D(&quot;&amp;DbQuote&amp;[.$A$17]&amp;DbQuote&amp;&quot;,&quot;&amp;DbQuote&amp;[.$A6]&amp;DbQuote&amp;&quot;,&quot;&amp;DbQuote&amp;[.G$2]&amp;DbQuote&amp;&quot;,&quot;&amp;DbQuote&amp;[.G6]&amp;DbQuote&amp;&quot;) ;&quot;" office:value-type="string" office:string-value="addElement3D(&quot;Pull Back&quot;,&quot;Flee Fighting&quot;,&quot;Crush&quot;,&quot;+1 Intensity Move Back 2 Zones; Broken&quot;) ;">
            <text:p>addElement3D("Pull Back","Flee Fighting","Crush","+1 Intensity Move Back 2 Zones; Broken") ;</text:p>
          </table:table-cell>
          <table:table-cell table:style-name="ce36" table:number-columns-repeated="4"/>
          <table:table-cell table:number-columns-repeated="1014"/>
        </table:table-row>
        <table:table-row table:style-name="ro1" table:number-rows-repeated="4">
          <table:table-cell table:style-name="ce31" table:number-columns-repeated="6"/>
          <table:table-cell table:style-name="ce36" table:number-columns-repeated="4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 of Combat" table:style-name="ta1" table:print="false">
        <table:table-column table:style-name="co33" table:default-cell-style-name="ce1"/>
        <table:table-column table:style-name="co30" table:default-cell-style-name="ce14"/>
        <table:table-column table:style-name="co34" table:number-columns-repeated="5" table:default-cell-style-name="ce14"/>
        <table:table-column table:style-name="co8" table:number-columns-repeated="1017" table:default-cell-style-name="ce14"/>
        <table:table-row table:style-name="ro1">
          <table:table-cell/>
          <table:table-cell table:style-name="ce1" table:number-columns-repeated="2"/>
          <table:table-cell table:style-name="ce2" office:value-type="string">
            <text:p>UNIT RESULTS</text:p>
          </table:table-cell>
          <table:table-cell table:style-name="ce1" table:number-columns-repeated="3"/>
          <table:table-cell table:style-name="ce20" table:number-columns-repeated="1017"/>
        </table:table-row>
        <table:table-row table:style-name="ro1">
          <table:table-cell table:style-name="ce2" office:value-type="string">
            <text:p>Maneuver</text:p>
          </table:table-cell>
          <table:table-cell table:style-name="ce1" office:value-type="string">
            <text:p>Prerequisite</text:p>
          </table:table-cell>
          <table:table-cell table:style-name="ce1" office:value-type="string">
            <text:p>Opponent</text:p>
          </table:table-cell>
          <table:table-cell table:style-name="ce2" office:value-type="string">
            <text:p>Triumph</text:p>
          </table:table-cell>
          <table:table-cell table:style-name="ce1" office:value-type="string">
            <text:p>Win</text:p>
          </table:table-cell>
          <table:table-cell table:style-name="ce1" office:value-type="string">
            <text:p>Loss</text:p>
          </table:table-cell>
          <table:table-cell table:style-name="ce1" office:value-type="string">
            <text:p>Crush</text:p>
          </table:table-cell>
          <table:table-cell table:style-name="ce20" table:number-columns-repeated="1017"/>
        </table:table-row>
        <table:table-row table:style-name="ro1">
          <table:table-cell table:style-name="ce39" office:value-type="string">
            <text:p>Advance</text:p>
          </table:table-cell>
          <table:table-cell table:style-name="ce44" office:value-type="string">
            <text:p>Unit is in a Noncombat Zone</text:p>
          </table:table-cell>
          <table:table-cell table:style-name="ce41" office:value-type="string">
            <text:p><text:span text:style-name="T6">No foes, no </text:span><text:span text:style-name="T2">fight, move up to 2 Zones forward; Disengaged on next round.</text:span></text:p>
          </table:table-cell>
          <table:table-cell table:style-name="ce41" office:value-type="string">
            <text:p><text:span text:style-name="T6">No foes, no </text:span><text:span text:style-name="T2">fight, move up to 2 Zones forward; Disengaged on next round.</text:span></text:p>
          </table:table-cell>
          <table:table-cell table:style-name="ce41" office:value-type="string">
            <text:p><text:span text:style-name="T6">No foes, no </text:span><text:span text:style-name="T2">fight, move up to 2 Zones forward; Disengaged on next round.</text:span></text:p>
          </table:table-cell>
          <table:table-cell table:style-name="ce41" office:value-type="string">
            <text:p><text:span text:style-name="T6">No foes, no </text:span><text:span text:style-name="T2">fight, move up to 2 Zones forward; Disengaged on next round.</text:span></text:p>
          </table:table-cell>
          <table:table-cell table:style-name="ce41" office:value-type="string">
            <text:p><text:span text:style-name="T6">No foes, no </text:span><text:span text:style-name="T2">fight, move up to 2 Zones forward; Disengaged on next round.</text:span></text:p>
          </table:table-cell>
          <table:table-cell table:style-name="ce43" table:number-columns-repeated="1017"/>
        </table:table-row>
        <table:table-row table:style-name="ro1">
          <table:table-cell table:style-name="ce38" office:value-type="string">
            <text:p>Remain Disengaged</text:p>
          </table:table-cell>
          <table:table-cell table:style-name="ce42" office:value-type="string">
            <text:p>Unit is Disengaged</text:p>
          </table:table-cell>
          <table:table-cell table:style-name="ce41" office:value-type="string">
            <text:p><text:span text:style-name="T6">No foes, no</text:span><text:span text:style-name="T2"> fight, no move; perform a Disengaged action; Disengaged on next round.</text:span></text:p>
          </table:table-cell>
          <table:table-cell table:style-name="ce41" office:value-type="string">
            <text:p><text:span text:style-name="T6">No foes, no</text:span><text:span text:style-name="T2"> fight, no move; perform a Disengaged action; Disengaged on next round.</text:span></text:p>
          </table:table-cell>
          <table:table-cell table:style-name="ce41" office:value-type="string">
            <text:p><text:span text:style-name="T6">No foes, no</text:span><text:span text:style-name="T2"> fight, no move; perform a Disengaged action; Disengaged on next round.</text:span></text:p>
          </table:table-cell>
          <table:table-cell table:style-name="ce41" office:value-type="string">
            <text:p><text:span text:style-name="T6">No foes, no</text:span><text:span text:style-name="T2"> fight, no move; perform a Disengaged action; Disengaged on next round.</text:span></text:p>
          </table:table-cell>
          <table:table-cell table:style-name="ce41" office:value-type="string">
            <text:p><text:span text:style-name="T6">No foes, no</text:span><text:span text:style-name="T2"> fight, no move; perform a Disengaged action; Disengaged on next round.</text:span></text:p>
          </table:table-cell>
          <table:table-cell table:style-name="ce43" table:number-columns-repeated="1017"/>
        </table:table-row>
        <table:table-row table:style-name="ro1">
          <table:table-cell table:style-name="ce39" office:value-type="string">
            <text:p>Remove (Self)</text:p>
          </table:table-cell>
          <table:table-cell table:style-name="ce42" office:value-type="string">
            <text:p>Unit is in a Noncombat Zone or Disengaged</text:p>
          </table:table-cell>
          <table:table-cell table:style-name="ce41" office:value-type="string">
            <text:p><text:span text:style-name="T6">No foes, no</text:span><text:span text:style-name="T2"> fight, move 1 or 2 Zones back; Disengaged on next round.</text:span></text:p>
          </table:table-cell>
          <table:table-cell table:style-name="ce41" office:value-type="string">
            <text:p><text:span text:style-name="T6">No foes, no</text:span><text:span text:style-name="T2"> fight, move 1 or 2 Zones back; Disengaged on next round.</text:span></text:p>
          </table:table-cell>
          <table:table-cell table:style-name="ce41" office:value-type="string">
            <text:p><text:span text:style-name="T6">No foes, no</text:span><text:span text:style-name="T2"> fight, move 1 or 2 Zones back; Disengaged on next round.</text:span></text:p>
          </table:table-cell>
          <table:table-cell table:style-name="ce41" office:value-type="string">
            <text:p><text:span text:style-name="T6">No foes, no</text:span><text:span text:style-name="T2"> fight, move 1 or 2 Zones back; Disengaged on next round.</text:span></text:p>
          </table:table-cell>
          <table:table-cell table:style-name="ce41" office:value-type="string">
            <text:p><text:span text:style-name="T6">No foes, no</text:span><text:span text:style-name="T2"> fight, move 1 or 2 Zones back; Disengaged on next round.</text:span></text:p>
          </table:table-cell>
          <table:table-cell table:style-name="ce43" table:number-columns-repeated="1017"/>
        </table:table-row>
        <table:table-row table:style-name="ro1">
          <table:table-cell table:style-name="ce24"/>
          <table:table-cell table:style-name="ce26"/>
          <table:table-cell table:style-name="ce25" table:number-columns-repeated="3"/>
          <table:table-cell table:style-name="ce26"/>
          <table:table-cell table:style-name="ce25"/>
          <table:table-cell table:style-name="ce27" table:number-columns-repeated="1017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style-name="ce12"/>
          <table:table-cell table:style-name="ce17" table:number-columns-repeated="2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 table:number-columns-repeated="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MID(CELL(&quot;FILENAME&quot;);FIND(&quot;#$&quot;;CELL(&quot;FILENAME&quot;))+2;LEN(CELL(&quot;FILENAME&quot;)))" office:value-type="string" office:string-value="Out of Combat">
            <text:p>Out of Combat</text:p>
          </table:table-cell>
          <table:table-cell table:style-name="ce32" office:value-type="string">
            <text:p>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>
            <text:p>JAVA</text:p>
          </table:table-cell>
          <table:table-cell table:style-name="ce28" table:number-columns-repeated="9"/>
          <table:table-cell table:number-columns-repeated="1014"/>
        </table:table-row>
        <table:table-row table:style-name="ro1">
          <table:table-cell table:style-name="ce28" table:formula="of:=&quot;// &quot;&amp;MID(CELL(&quot;FILENAME&quot;);FIND(&quot;#$&quot;;CELL(&quot;FILENAME&quot;))+2;LEN(CELL(&quot;FILENAME&quot;)))" office:value-type="string" office:string-value="// Out of Combat">
            <text:p>// Out of Combat</text:p>
          </table:table-cell>
          <table:table-cell table:style-name="ce28" table:number-columns-repeated="9"/>
          <table:table-cell table:number-columns-repeated="1014"/>
        </table:table-row>
        <table:table-row table:style-name="ro1">
          <table:table-cell table:style-name="ce30" office:value-type="string">
            <text:p>// Maneuver</text:p>
          </table:table-cell>
          <table:table-cell table:style-name="ce29" office:value-type="string">
            <text:p>Prerequisite</text:p>
          </table:table-cell>
          <table:table-cell table:style-name="ce29" office:value-type="string">
            <text:p>Opponent</text:p>
          </table:table-cell>
          <table:table-cell table:style-name="ce30" office:value-type="string">
            <text:p>Triumph</text:p>
          </table:table-cell>
          <table:table-cell table:style-name="ce29" office:value-type="string">
            <text:p>Win</text:p>
          </table:table-cell>
          <table:table-cell table:style-name="ce29" office:value-type="string">
            <text:p>Loss</text:p>
          </table:table-cell>
          <table:table-cell table:style-name="ce29" office:value-type="string">
            <text:p>Crush</text:p>
          </table:table-cell>
          <table:table-cell table:style-name="ce28" table:number-columns-repeated="3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3]&amp;DbQuote&amp;&quot;,&quot;&amp;DbQuote&amp;[.B$2]&amp;DbQuote&amp;&quot;,&quot;&amp;DbQuote&amp;[.B3]&amp;DbQuote&amp;&quot;) ;&quot;" office:value-type="string" office:string-value="addElement3D(&quot;Out of Combat&quot;,&quot;Advance&quot;,&quot;Prerequisite&quot;,&quot;Unit is in a Noncombat Zone&quot;) ;">
            <text:p>addElement3D("Out of Combat","Advance","Prerequisite","Unit is in a Noncombat Zone") ;</text:p>
          </table:table-cell>
          <table:table-cell table:style-name="ce31" table:formula="of:=&quot;addElement3D(&quot;&amp;DbQuote&amp;[.$A$17]&amp;DbQuote&amp;&quot;,&quot;&amp;DbQuote&amp;[.$A3]&amp;DbQuote&amp;&quot;,&quot;&amp;DbQuote&amp;[.C$2]&amp;DbQuote&amp;&quot;,&quot;&amp;DbQuote&amp;[.C3]&amp;DbQuote&amp;&quot;) ;&quot;" office:value-type="string" office:string-value="addElement3D(&quot;Out of Combat&quot;,&quot;Advance&quot;,&quot;Opponent&quot;,&quot;No foes, no fight, move up to 2 Zones forward; Disengaged on next round.&quot;) ;">
            <text:p>addElement3D("Out of Combat","Advance","Opponent","No foes, no fight, move up to 2 Zones forward; Disengaged on next round.") ;</text:p>
          </table:table-cell>
          <table:table-cell table:style-name="ce31" table:formula="of:=&quot;addElement3D(&quot;&amp;DbQuote&amp;[.$A$17]&amp;DbQuote&amp;&quot;,&quot;&amp;DbQuote&amp;[.$A3]&amp;DbQuote&amp;&quot;,&quot;&amp;DbQuote&amp;[.D$2]&amp;DbQuote&amp;&quot;,&quot;&amp;DbQuote&amp;[.D3]&amp;DbQuote&amp;&quot;) ;&quot;" office:value-type="string" office:string-value="addElement3D(&quot;Out of Combat&quot;,&quot;Advance&quot;,&quot;Triumph&quot;,&quot;No foes, no fight, move up to 2 Zones forward; Disengaged on next round.&quot;) ;">
            <text:p>addElement3D("Out of Combat","Advance","Triumph","No foes, no fight, move up to 2 Zones forward; Disengaged on next round.") ;</text:p>
          </table:table-cell>
          <table:table-cell table:style-name="ce31" table:formula="of:=&quot;addElement3D(&quot;&amp;DbQuote&amp;[.$A$17]&amp;DbQuote&amp;&quot;,&quot;&amp;DbQuote&amp;[.$A3]&amp;DbQuote&amp;&quot;,&quot;&amp;DbQuote&amp;[.E$2]&amp;DbQuote&amp;&quot;,&quot;&amp;DbQuote&amp;[.E3]&amp;DbQuote&amp;&quot;) ;&quot;" office:value-type="string" office:string-value="addElement3D(&quot;Out of Combat&quot;,&quot;Advance&quot;,&quot;Win&quot;,&quot;No foes, no fight, move up to 2 Zones forward; Disengaged on next round.&quot;) ;">
            <text:p>addElement3D("Out of Combat","Advance","Win","No foes, no fight, move up to 2 Zones forward; Disengaged on next round.") ;</text:p>
          </table:table-cell>
          <table:table-cell table:style-name="ce31" table:formula="of:=&quot;addElement3D(&quot;&amp;DbQuote&amp;[.$A$17]&amp;DbQuote&amp;&quot;,&quot;&amp;DbQuote&amp;[.$A3]&amp;DbQuote&amp;&quot;,&quot;&amp;DbQuote&amp;[.F$2]&amp;DbQuote&amp;&quot;,&quot;&amp;DbQuote&amp;[.F3]&amp;DbQuote&amp;&quot;) ;&quot;" office:value-type="string" office:string-value="addElement3D(&quot;Out of Combat&quot;,&quot;Advance&quot;,&quot;Loss&quot;,&quot;No foes, no fight, move up to 2 Zones forward; Disengaged on next round.&quot;) ;">
            <text:p>addElement3D("Out of Combat","Advance","Loss","No foes, no fight, move up to 2 Zones forward; Disengaged on next round.") ;</text:p>
          </table:table-cell>
          <table:table-cell table:style-name="ce31" table:formula="of:=&quot;addElement3D(&quot;&amp;DbQuote&amp;[.$A$17]&amp;DbQuote&amp;&quot;,&quot;&amp;DbQuote&amp;[.$A3]&amp;DbQuote&amp;&quot;,&quot;&amp;DbQuote&amp;[.G$2]&amp;DbQuote&amp;&quot;,&quot;&amp;DbQuote&amp;[.G3]&amp;DbQuote&amp;&quot;) ;&quot;" office:value-type="string" office:string-value="addElement3D(&quot;Out of Combat&quot;,&quot;Advance&quot;,&quot;Crush&quot;,&quot;No foes, no fight, move up to 2 Zones forward; Disengaged on next round.&quot;) ;">
            <text:p>addElement3D("Out of Combat","Advance","Crush","No foes, no fight, move up to 2 Zones forward; Disengaged on next round.") ;</text:p>
          </table:table-cell>
          <table:table-cell table:style-name="ce31"/>
          <table:table-cell table:style-name="ce28" table:number-columns-repeated="3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4]&amp;DbQuote&amp;&quot;,&quot;&amp;DbQuote&amp;[.B$2]&amp;DbQuote&amp;&quot;,&quot;&amp;DbQuote&amp;[.B4]&amp;DbQuote&amp;&quot;) ;&quot;" office:value-type="string" office:string-value="addElement3D(&quot;Out of Combat&quot;,&quot;Remain Disengaged&quot;,&quot;Prerequisite&quot;,&quot;Unit is Disengaged&quot;) ;">
            <text:p>addElement3D("Out of Combat","Remain Disengaged","Prerequisite","Unit is Disengaged") ;</text:p>
          </table:table-cell>
          <table:table-cell table:style-name="ce31" table:formula="of:=&quot;addElement3D(&quot;&amp;DbQuote&amp;[.$A$17]&amp;DbQuote&amp;&quot;,&quot;&amp;DbQuote&amp;[.$A4]&amp;DbQuote&amp;&quot;,&quot;&amp;DbQuote&amp;[.C$2]&amp;DbQuote&amp;&quot;,&quot;&amp;DbQuote&amp;[.C4]&amp;DbQuote&amp;&quot;) ;&quot;" office:value-type="string" office:string-value="addElement3D(&quot;Out of Combat&quot;,&quot;Remain Disengaged&quot;,&quot;Opponent&quot;,&quot;No foes, no fight, no move; perform a Disengaged action; Disengaged on next round.&quot;) ;">
            <text:p>addElement3D("Out of Combat","Remain Disengaged","Opponent","No foes, no fight, no move; perform a Disengaged action; Disengaged on next round.") ;</text:p>
          </table:table-cell>
          <table:table-cell table:style-name="ce31" table:formula="of:=&quot;addElement3D(&quot;&amp;DbQuote&amp;[.$A$17]&amp;DbQuote&amp;&quot;,&quot;&amp;DbQuote&amp;[.$A4]&amp;DbQuote&amp;&quot;,&quot;&amp;DbQuote&amp;[.D$2]&amp;DbQuote&amp;&quot;,&quot;&amp;DbQuote&amp;[.D4]&amp;DbQuote&amp;&quot;) ;&quot;" office:value-type="string" office:string-value="addElement3D(&quot;Out of Combat&quot;,&quot;Remain Disengaged&quot;,&quot;Triumph&quot;,&quot;No foes, no fight, no move; perform a Disengaged action; Disengaged on next round.&quot;) ;">
            <text:p>addElement3D("Out of Combat","Remain Disengaged","Triumph","No foes, no fight, no move; perform a Disengaged action; Disengaged on next round.") ;</text:p>
          </table:table-cell>
          <table:table-cell table:style-name="ce31" table:formula="of:=&quot;addElement3D(&quot;&amp;DbQuote&amp;[.$A$17]&amp;DbQuote&amp;&quot;,&quot;&amp;DbQuote&amp;[.$A4]&amp;DbQuote&amp;&quot;,&quot;&amp;DbQuote&amp;[.E$2]&amp;DbQuote&amp;&quot;,&quot;&amp;DbQuote&amp;[.E4]&amp;DbQuote&amp;&quot;) ;&quot;" office:value-type="string" office:string-value="addElement3D(&quot;Out of Combat&quot;,&quot;Remain Disengaged&quot;,&quot;Win&quot;,&quot;No foes, no fight, no move; perform a Disengaged action; Disengaged on next round.&quot;) ;">
            <text:p>addElement3D("Out of Combat","Remain Disengaged","Win","No foes, no fight, no move; perform a Disengaged action; Disengaged on next round.") ;</text:p>
          </table:table-cell>
          <table:table-cell table:style-name="ce31" table:formula="of:=&quot;addElement3D(&quot;&amp;DbQuote&amp;[.$A$17]&amp;DbQuote&amp;&quot;,&quot;&amp;DbQuote&amp;[.$A4]&amp;DbQuote&amp;&quot;,&quot;&amp;DbQuote&amp;[.F$2]&amp;DbQuote&amp;&quot;,&quot;&amp;DbQuote&amp;[.F4]&amp;DbQuote&amp;&quot;) ;&quot;" office:value-type="string" office:string-value="addElement3D(&quot;Out of Combat&quot;,&quot;Remain Disengaged&quot;,&quot;Loss&quot;,&quot;No foes, no fight, no move; perform a Disengaged action; Disengaged on next round.&quot;) ;">
            <text:p>addElement3D("Out of Combat","Remain Disengaged","Loss","No foes, no fight, no move; perform a Disengaged action; Disengaged on next round.") ;</text:p>
          </table:table-cell>
          <table:table-cell table:style-name="ce31" table:formula="of:=&quot;addElement3D(&quot;&amp;DbQuote&amp;[.$A$17]&amp;DbQuote&amp;&quot;,&quot;&amp;DbQuote&amp;[.$A4]&amp;DbQuote&amp;&quot;,&quot;&amp;DbQuote&amp;[.G$2]&amp;DbQuote&amp;&quot;,&quot;&amp;DbQuote&amp;[.G4]&amp;DbQuote&amp;&quot;) ;&quot;" office:value-type="string" office:string-value="addElement3D(&quot;Out of Combat&quot;,&quot;Remain Disengaged&quot;,&quot;Crush&quot;,&quot;No foes, no fight, no move; perform a Disengaged action; Disengaged on next round.&quot;) ;">
            <text:p>addElement3D("Out of Combat","Remain Disengaged","Crush","No foes, no fight, no move; perform a Disengaged action; Disengaged on next round.") ;</text:p>
          </table:table-cell>
          <table:table-cell table:style-name="ce31"/>
          <table:table-cell table:style-name="ce36" table:number-columns-repeated="3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5]&amp;DbQuote&amp;&quot;,&quot;&amp;DbQuote&amp;[.B$2]&amp;DbQuote&amp;&quot;,&quot;&amp;DbQuote&amp;[.B5]&amp;DbQuote&amp;&quot;) ;&quot;" office:value-type="string" office:string-value="addElement3D(&quot;Out of Combat&quot;,&quot;Remove (Self)&quot;,&quot;Prerequisite&quot;,&quot;Unit is in a Noncombat Zone or Disengaged&quot;) ;">
            <text:p>addElement3D("Out of Combat","Remove (Self)","Prerequisite","Unit is in a Noncombat Zone or Disengaged") ;</text:p>
          </table:table-cell>
          <table:table-cell table:style-name="ce31" table:formula="of:=&quot;addElement3D(&quot;&amp;DbQuote&amp;[.$A$17]&amp;DbQuote&amp;&quot;,&quot;&amp;DbQuote&amp;[.$A5]&amp;DbQuote&amp;&quot;,&quot;&amp;DbQuote&amp;[.C$2]&amp;DbQuote&amp;&quot;,&quot;&amp;DbQuote&amp;[.C5]&amp;DbQuote&amp;&quot;) ;&quot;" office:value-type="string" office:string-value="addElement3D(&quot;Out of Combat&quot;,&quot;Remove (Self)&quot;,&quot;Opponent&quot;,&quot;No foes, no fight, move 1 or 2 Zones back; Disengaged on next round.&quot;) ;">
            <text:p>addElement3D("Out of Combat","Remove (Self)","Opponent","No foes, no fight, move 1 or 2 Zones back; Disengaged on next round.") ;</text:p>
          </table:table-cell>
          <table:table-cell table:style-name="ce31" table:formula="of:=&quot;addElement3D(&quot;&amp;DbQuote&amp;[.$A$17]&amp;DbQuote&amp;&quot;,&quot;&amp;DbQuote&amp;[.$A5]&amp;DbQuote&amp;&quot;,&quot;&amp;DbQuote&amp;[.D$2]&amp;DbQuote&amp;&quot;,&quot;&amp;DbQuote&amp;[.D5]&amp;DbQuote&amp;&quot;) ;&quot;" office:value-type="string" office:string-value="addElement3D(&quot;Out of Combat&quot;,&quot;Remove (Self)&quot;,&quot;Triumph&quot;,&quot;No foes, no fight, move 1 or 2 Zones back; Disengaged on next round.&quot;) ;">
            <text:p>addElement3D("Out of Combat","Remove (Self)","Triumph","No foes, no fight, move 1 or 2 Zones back; Disengaged on next round.") ;</text:p>
          </table:table-cell>
          <table:table-cell table:style-name="ce31" table:formula="of:=&quot;addElement3D(&quot;&amp;DbQuote&amp;[.$A$17]&amp;DbQuote&amp;&quot;,&quot;&amp;DbQuote&amp;[.$A5]&amp;DbQuote&amp;&quot;,&quot;&amp;DbQuote&amp;[.E$2]&amp;DbQuote&amp;&quot;,&quot;&amp;DbQuote&amp;[.E5]&amp;DbQuote&amp;&quot;) ;&quot;" office:value-type="string" office:string-value="addElement3D(&quot;Out of Combat&quot;,&quot;Remove (Self)&quot;,&quot;Win&quot;,&quot;No foes, no fight, move 1 or 2 Zones back; Disengaged on next round.&quot;) ;">
            <text:p>addElement3D("Out of Combat","Remove (Self)","Win","No foes, no fight, move 1 or 2 Zones back; Disengaged on next round.") ;</text:p>
          </table:table-cell>
          <table:table-cell table:style-name="ce31" table:formula="of:=&quot;addElement3D(&quot;&amp;DbQuote&amp;[.$A$17]&amp;DbQuote&amp;&quot;,&quot;&amp;DbQuote&amp;[.$A5]&amp;DbQuote&amp;&quot;,&quot;&amp;DbQuote&amp;[.F$2]&amp;DbQuote&amp;&quot;,&quot;&amp;DbQuote&amp;[.F5]&amp;DbQuote&amp;&quot;) ;&quot;" office:value-type="string" office:string-value="addElement3D(&quot;Out of Combat&quot;,&quot;Remove (Self)&quot;,&quot;Loss&quot;,&quot;No foes, no fight, move 1 or 2 Zones back; Disengaged on next round.&quot;) ;">
            <text:p>addElement3D("Out of Combat","Remove (Self)","Loss","No foes, no fight, move 1 or 2 Zones back; Disengaged on next round.") ;</text:p>
          </table:table-cell>
          <table:table-cell table:style-name="ce31" table:formula="of:=&quot;addElement3D(&quot;&amp;DbQuote&amp;[.$A$17]&amp;DbQuote&amp;&quot;,&quot;&amp;DbQuote&amp;[.$A5]&amp;DbQuote&amp;&quot;,&quot;&amp;DbQuote&amp;[.G$2]&amp;DbQuote&amp;&quot;,&quot;&amp;DbQuote&amp;[.G5]&amp;DbQuote&amp;&quot;) ;&quot;" office:value-type="string" office:string-value="addElement3D(&quot;Out of Combat&quot;,&quot;Remove (Self)&quot;,&quot;Crush&quot;,&quot;No foes, no fight, move 1 or 2 Zones back; Disengaged on next round.&quot;) ;">
            <text:p>addElement3D("Out of Combat","Remove (Self)","Crush","No foes, no fight, move 1 or 2 Zones back; Disengaged on next round.") ;</text:p>
          </table:table-cell>
          <table:table-cell table:style-name="ce36" table:number-columns-repeated="4"/>
          <table:table-cell table:number-columns-repeated="1014"/>
        </table:table-row>
        <table:table-row table:style-name="ro1" table:number-rows-repeated="5">
          <table:table-cell table:style-name="ce31" table:number-columns-repeated="6"/>
          <table:table-cell table:style-name="ce36" table:number-columns-repeated="4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usual Events" table:style-name="ta1" table:print="false">
        <table:table-column table:style-name="co35" table:default-cell-style-name="ce1"/>
        <table:table-column table:style-name="co36" table:default-cell-style-name="ce14"/>
        <table:table-column table:style-name="co37" table:default-cell-style-name="ce14"/>
        <table:table-column table:style-name="co38" table:default-cell-style-name="ce14"/>
        <table:table-column table:style-name="co39" table:number-columns-repeated="3" table:default-cell-style-name="ce14"/>
        <table:table-column table:style-name="co8" table:number-columns-repeated="1017" table:default-cell-style-name="ce14"/>
        <table:table-row table:style-name="ro1">
          <table:table-cell/>
          <table:table-cell table:style-name="ce1" table:number-columns-repeated="2"/>
          <table:table-cell table:style-name="ce2" office:value-type="string">
            <text:p>UNIT RESULTS</text:p>
          </table:table-cell>
          <table:table-cell table:style-name="ce1" table:number-columns-repeated="3"/>
          <table:table-cell table:style-name="ce20" table:number-columns-repeated="1017"/>
        </table:table-row>
        <table:table-row table:style-name="ro1">
          <table:table-cell table:style-name="ce2" office:value-type="string">
            <text:p>Maneuver</text:p>
          </table:table-cell>
          <table:table-cell table:style-name="ce1" office:value-type="string">
            <text:p>Prerequisite</text:p>
          </table:table-cell>
          <table:table-cell table:style-name="ce1" office:value-type="string">
            <text:p>Opponent</text:p>
          </table:table-cell>
          <table:table-cell table:style-name="ce2" office:value-type="string">
            <text:p>Triumph</text:p>
          </table:table-cell>
          <table:table-cell table:style-name="ce1" office:value-type="string">
            <text:p>Win</text:p>
          </table:table-cell>
          <table:table-cell table:style-name="ce1" office:value-type="string">
            <text:p>Loss</text:p>
          </table:table-cell>
          <table:table-cell table:style-name="ce1" office:value-type="string">
            <text:p>Crush</text:p>
          </table:table-cell>
          <table:table-cell table:style-name="ce20" table:number-columns-repeated="1017"/>
        </table:table-row>
        <table:table-row table:style-name="ro1">
          <table:table-cell table:style-name="ce45" office:value-type="string">
            <text:p>Opportunity</text:p>
          </table:table-cell>
          <table:table-cell table:style-name="ce44" office:value-type="string">
            <text:p>The unit commander must have won, and rolled a critical success</text:p>
          </table:table-cell>
          <table:table-cell table:style-name="ce44" office:value-type="string">
            <text:p>See Table in Book of Battle p38</text:p>
          </table:table-cell>
          <table:table-cell table:number-columns-repeated="4" table:style-name="ce44" office:value-type="string">
            <text:p>See p38</text:p>
          </table:table-cell>
          <table:table-cell table:style-name="ce43" table:number-columns-repeated="1017"/>
        </table:table-row>
        <table:table-row table:style-name="ro1">
          <table:table-cell table:style-name="ce46" office:value-type="string">
            <text:p>Surprise</text:p>
          </table:table-cell>
          <table:table-cell table:style-name="ce47" office:value-type="string">
            <text:p>This occurs every time that the Unit Commander and Intensity both get a Critical Success or both Fumble on the unit maneuver roll.</text:p>
          </table:table-cell>
          <table:table-cell table:style-name="ce44" office:value-type="string">
            <text:p>See Table in Book of Battle p39</text:p>
          </table:table-cell>
          <table:table-cell table:number-columns-repeated="4" table:style-name="ce44" office:value-type="string">
            <text:p>See p39</text:p>
          </table:table-cell>
          <table:table-cell table:style-name="ce43" table:number-columns-repeated="1017"/>
        </table:table-row>
        <table:table-row table:style-name="ro1" table:number-rows-repeated="2">
          <table:table-cell table:style-name="ce24"/>
          <table:table-cell table:style-name="ce26"/>
          <table:table-cell table:style-name="ce25" table:number-columns-repeated="3"/>
          <table:table-cell table:style-name="ce26"/>
          <table:table-cell table:style-name="ce25"/>
          <table:table-cell table:style-name="ce27" table:number-columns-repeated="1017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style-name="ce12"/>
          <table:table-cell table:style-name="ce17" table:number-columns-repeated="2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 table:number-columns-repeated="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MID(CELL(&quot;FILENAME&quot;);FIND(&quot;#$&quot;;CELL(&quot;FILENAME&quot;))+2;LEN(CELL(&quot;FILENAME&quot;)))" office:value-type="string" office:string-value="Unusual Events">
            <text:p>Unusual Events</text:p>
          </table:table-cell>
          <table:table-cell table:style-name="ce32" office:value-type="string">
            <text:p>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>
            <text:p>JAVA</text:p>
          </table:table-cell>
          <table:table-cell table:style-name="ce28" table:number-columns-repeated="9"/>
          <table:table-cell table:number-columns-repeated="1014"/>
        </table:table-row>
        <table:table-row table:style-name="ro1">
          <table:table-cell table:style-name="ce28" table:formula="of:=&quot;// &quot;&amp;MID(CELL(&quot;FILENAME&quot;);FIND(&quot;#$&quot;;CELL(&quot;FILENAME&quot;))+2;LEN(CELL(&quot;FILENAME&quot;)))" office:value-type="string" office:string-value="// Unusual Events">
            <text:p>// Unusual Events</text:p>
          </table:table-cell>
          <table:table-cell table:style-name="ce28" table:number-columns-repeated="9"/>
          <table:table-cell table:number-columns-repeated="1014"/>
        </table:table-row>
        <table:table-row table:style-name="ro1">
          <table:table-cell table:style-name="ce30" office:value-type="string">
            <text:p>// Maneuver</text:p>
          </table:table-cell>
          <table:table-cell table:style-name="ce29" office:value-type="string">
            <text:p>Prerequisite</text:p>
          </table:table-cell>
          <table:table-cell table:style-name="ce29" office:value-type="string">
            <text:p>Opponent</text:p>
          </table:table-cell>
          <table:table-cell table:style-name="ce30" office:value-type="string">
            <text:p>Triumph</text:p>
          </table:table-cell>
          <table:table-cell table:style-name="ce29" office:value-type="string">
            <text:p>Win</text:p>
          </table:table-cell>
          <table:table-cell table:style-name="ce29" office:value-type="string">
            <text:p>Loss</text:p>
          </table:table-cell>
          <table:table-cell table:style-name="ce29" office:value-type="string">
            <text:p>Crush</text:p>
          </table:table-cell>
          <table:table-cell table:style-name="ce28" table:number-columns-repeated="3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3]&amp;DbQuote&amp;&quot;,&quot;&amp;DbQuote&amp;[.B$2]&amp;DbQuote&amp;&quot;,&quot;&amp;DbQuote&amp;[.B3]&amp;DbQuote&amp;&quot;) ;&quot;" office:value-type="string" office:string-value="addElement3D(&quot;Unusual Events&quot;,&quot;Opportunity&quot;,&quot;Prerequisite&quot;,&quot;The unit commander must have won, and rolled a critical success&quot;) ;">
            <text:p>addElement3D("Unusual Events","Opportunity","Prerequisite","The unit commander must have won, and rolled a critical success") ;</text:p>
          </table:table-cell>
          <table:table-cell table:style-name="ce31" table:formula="of:=&quot;addElement3D(&quot;&amp;DbQuote&amp;[.$A$17]&amp;DbQuote&amp;&quot;,&quot;&amp;DbQuote&amp;[.$A3]&amp;DbQuote&amp;&quot;,&quot;&amp;DbQuote&amp;[.C$2]&amp;DbQuote&amp;&quot;,&quot;&amp;DbQuote&amp;[.C3]&amp;DbQuote&amp;&quot;) ;&quot;" office:value-type="string" office:string-value="addElement3D(&quot;Unusual Events&quot;,&quot;Opportunity&quot;,&quot;Opponent&quot;,&quot;See Table in Book of Battle p38&quot;) ;">
            <text:p>addElement3D("Unusual Events","Opportunity","Opponent","See Table in Book of Battle p38") ;</text:p>
          </table:table-cell>
          <table:table-cell table:style-name="ce31" table:formula="of:=&quot;addElement3D(&quot;&amp;DbQuote&amp;[.$A$17]&amp;DbQuote&amp;&quot;,&quot;&amp;DbQuote&amp;[.$A3]&amp;DbQuote&amp;&quot;,&quot;&amp;DbQuote&amp;[.D$2]&amp;DbQuote&amp;&quot;,&quot;&amp;DbQuote&amp;[.D3]&amp;DbQuote&amp;&quot;) ;&quot;" office:value-type="string" office:string-value="addElement3D(&quot;Unusual Events&quot;,&quot;Opportunity&quot;,&quot;Triumph&quot;,&quot;See p38&quot;) ;">
            <text:p>addElement3D("Unusual Events","Opportunity","Triumph","See p38") ;</text:p>
          </table:table-cell>
          <table:table-cell table:style-name="ce31" table:formula="of:=&quot;addElement3D(&quot;&amp;DbQuote&amp;[.$A$17]&amp;DbQuote&amp;&quot;,&quot;&amp;DbQuote&amp;[.$A3]&amp;DbQuote&amp;&quot;,&quot;&amp;DbQuote&amp;[.E$2]&amp;DbQuote&amp;&quot;,&quot;&amp;DbQuote&amp;[.E3]&amp;DbQuote&amp;&quot;) ;&quot;" office:value-type="string" office:string-value="addElement3D(&quot;Unusual Events&quot;,&quot;Opportunity&quot;,&quot;Win&quot;,&quot;See p38&quot;) ;">
            <text:p>addElement3D("Unusual Events","Opportunity","Win","See p38") ;</text:p>
          </table:table-cell>
          <table:table-cell table:style-name="ce31" table:formula="of:=&quot;addElement3D(&quot;&amp;DbQuote&amp;[.$A$17]&amp;DbQuote&amp;&quot;,&quot;&amp;DbQuote&amp;[.$A3]&amp;DbQuote&amp;&quot;,&quot;&amp;DbQuote&amp;[.F$2]&amp;DbQuote&amp;&quot;,&quot;&amp;DbQuote&amp;[.F3]&amp;DbQuote&amp;&quot;) ;&quot;" office:value-type="string" office:string-value="addElement3D(&quot;Unusual Events&quot;,&quot;Opportunity&quot;,&quot;Loss&quot;,&quot;See p38&quot;) ;">
            <text:p>addElement3D("Unusual Events","Opportunity","Loss","See p38") ;</text:p>
          </table:table-cell>
          <table:table-cell table:style-name="ce31" table:formula="of:=&quot;addElement3D(&quot;&amp;DbQuote&amp;[.$A$17]&amp;DbQuote&amp;&quot;,&quot;&amp;DbQuote&amp;[.$A3]&amp;DbQuote&amp;&quot;,&quot;&amp;DbQuote&amp;[.G$2]&amp;DbQuote&amp;&quot;,&quot;&amp;DbQuote&amp;[.G3]&amp;DbQuote&amp;&quot;) ;&quot;" office:value-type="string" office:string-value="addElement3D(&quot;Unusual Events&quot;,&quot;Opportunity&quot;,&quot;Crush&quot;,&quot;See p38&quot;) ;">
            <text:p>addElement3D("Unusual Events","Opportunity","Crush","See p38") ;</text:p>
          </table:table-cell>
          <table:table-cell table:style-name="ce31"/>
          <table:table-cell table:style-name="ce28" table:number-columns-repeated="3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4]&amp;DbQuote&amp;&quot;,&quot;&amp;DbQuote&amp;[.B$2]&amp;DbQuote&amp;&quot;,&quot;&amp;DbQuote&amp;[.B4]&amp;DbQuote&amp;&quot;) ;&quot;" office:value-type="string" office:string-value="addElement3D(&quot;Unusual Events&quot;,&quot;Surprise&quot;,&quot;Prerequisite&quot;,&quot;This occurs every time that the Unit Commander and Intensity both get a Critical Success or both Fumble on the unit maneuver roll.&quot;) ;">
            <text:p>addElement3D("Unusual Events","Surprise","Prerequisite","This occurs every time that the Unit Commander and Intensity both get a Critical Success or both Fumble on the unit maneuver roll.") ;</text:p>
          </table:table-cell>
          <table:table-cell table:style-name="ce31" table:formula="of:=&quot;addElement3D(&quot;&amp;DbQuote&amp;[.$A$17]&amp;DbQuote&amp;&quot;,&quot;&amp;DbQuote&amp;[.$A4]&amp;DbQuote&amp;&quot;,&quot;&amp;DbQuote&amp;[.C$2]&amp;DbQuote&amp;&quot;,&quot;&amp;DbQuote&amp;[.C4]&amp;DbQuote&amp;&quot;) ;&quot;" office:value-type="string" office:string-value="addElement3D(&quot;Unusual Events&quot;,&quot;Surprise&quot;,&quot;Opponent&quot;,&quot;See Table in Book of Battle p39&quot;) ;">
            <text:p>addElement3D("Unusual Events","Surprise","Opponent","See Table in Book of Battle p39") ;</text:p>
          </table:table-cell>
          <table:table-cell table:style-name="ce31" table:formula="of:=&quot;addElement3D(&quot;&amp;DbQuote&amp;[.$A$17]&amp;DbQuote&amp;&quot;,&quot;&amp;DbQuote&amp;[.$A4]&amp;DbQuote&amp;&quot;,&quot;&amp;DbQuote&amp;[.D$2]&amp;DbQuote&amp;&quot;,&quot;&amp;DbQuote&amp;[.D4]&amp;DbQuote&amp;&quot;) ;&quot;" office:value-type="string" office:string-value="addElement3D(&quot;Unusual Events&quot;,&quot;Surprise&quot;,&quot;Triumph&quot;,&quot;See p39&quot;) ;">
            <text:p>addElement3D("Unusual Events","Surprise","Triumph","See p39") ;</text:p>
          </table:table-cell>
          <table:table-cell table:style-name="ce31" table:formula="of:=&quot;addElement3D(&quot;&amp;DbQuote&amp;[.$A$17]&amp;DbQuote&amp;&quot;,&quot;&amp;DbQuote&amp;[.$A4]&amp;DbQuote&amp;&quot;,&quot;&amp;DbQuote&amp;[.E$2]&amp;DbQuote&amp;&quot;,&quot;&amp;DbQuote&amp;[.E4]&amp;DbQuote&amp;&quot;) ;&quot;" office:value-type="string" office:string-value="addElement3D(&quot;Unusual Events&quot;,&quot;Surprise&quot;,&quot;Win&quot;,&quot;See p39&quot;) ;">
            <text:p>addElement3D("Unusual Events","Surprise","Win","See p39") ;</text:p>
          </table:table-cell>
          <table:table-cell table:style-name="ce31" table:formula="of:=&quot;addElement3D(&quot;&amp;DbQuote&amp;[.$A$17]&amp;DbQuote&amp;&quot;,&quot;&amp;DbQuote&amp;[.$A4]&amp;DbQuote&amp;&quot;,&quot;&amp;DbQuote&amp;[.F$2]&amp;DbQuote&amp;&quot;,&quot;&amp;DbQuote&amp;[.F4]&amp;DbQuote&amp;&quot;) ;&quot;" office:value-type="string" office:string-value="addElement3D(&quot;Unusual Events&quot;,&quot;Surprise&quot;,&quot;Loss&quot;,&quot;See p39&quot;) ;">
            <text:p>addElement3D("Unusual Events","Surprise","Loss","See p39") ;</text:p>
          </table:table-cell>
          <table:table-cell table:style-name="ce31" table:formula="of:=&quot;addElement3D(&quot;&amp;DbQuote&amp;[.$A$17]&amp;DbQuote&amp;&quot;,&quot;&amp;DbQuote&amp;[.$A4]&amp;DbQuote&amp;&quot;,&quot;&amp;DbQuote&amp;[.G$2]&amp;DbQuote&amp;&quot;,&quot;&amp;DbQuote&amp;[.G4]&amp;DbQuote&amp;&quot;) ;&quot;" office:value-type="string" office:string-value="addElement3D(&quot;Unusual Events&quot;,&quot;Surprise&quot;,&quot;Crush&quot;,&quot;See p39&quot;) ;">
            <text:p>addElement3D("Unusual Events","Surprise","Crush","See p39") ;</text:p>
          </table:table-cell>
          <table:table-cell table:style-name="ce31"/>
          <table:table-cell table:style-name="ce36" table:number-columns-repeated="3"/>
          <table:table-cell table:number-columns-repeated="1014"/>
        </table:table-row>
        <table:table-row table:style-name="ro1" table:number-rows-repeated="6">
          <table:table-cell table:style-name="ce31" table:number-columns-repeated="6"/>
          <table:table-cell table:style-name="ce36" table:number-columns-repeated="4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lly Battalion" table:style-name="ta1" table:print="false">
        <table:table-column table:style-name="co40" table:default-cell-style-name="ce48"/>
        <table:table-column table:style-name="co41" table:default-cell-style-name="ce55"/>
        <table:table-column table:style-name="co42" table:default-cell-style-name="ce55"/>
        <table:table-column table:style-name="co38" table:default-cell-style-name="ce55"/>
        <table:table-column table:style-name="co43" table:default-cell-style-name="ce55"/>
        <table:table-column table:style-name="co44" table:default-cell-style-name="ce55"/>
        <table:table-column table:style-name="co45" table:default-cell-style-name="ce55"/>
        <table:table-column table:style-name="co8" table:number-columns-repeated="1017" table:default-cell-style-name="ce55"/>
        <table:table-row table:style-name="ro1">
          <table:table-cell/>
          <table:table-cell table:style-name="ce48" table:number-columns-repeated="2"/>
          <table:table-cell table:style-name="ce49" office:value-type="string">
            <text:p>UNIT RESULTS</text:p>
          </table:table-cell>
          <table:table-cell table:style-name="ce48" table:number-columns-repeated="3"/>
          <table:table-cell table:style-name="ce56" table:number-columns-repeated="1017"/>
        </table:table-row>
        <table:table-row table:style-name="ro1">
          <table:table-cell table:style-name="ce49" office:value-type="string">
            <text:p>Maneuver</text:p>
          </table:table-cell>
          <table:table-cell table:style-name="ce48" office:value-type="string">
            <text:p>Prerequisite</text:p>
          </table:table-cell>
          <table:table-cell table:style-name="ce48" office:value-type="string">
            <text:p>Opponent</text:p>
          </table:table-cell>
          <table:table-cell table:style-name="ce49" office:value-type="string">
            <text:p>Triumph</text:p>
          </table:table-cell>
          <table:table-cell table:style-name="ce48" office:value-type="string">
            <text:p>Win</text:p>
          </table:table-cell>
          <table:table-cell table:style-name="ce48" office:value-type="string">
            <text:p>Loss</text:p>
          </table:table-cell>
          <table:table-cell table:style-name="ce48" office:value-type="string">
            <text:p>Crush</text:p>
          </table:table-cell>
          <table:table-cell table:style-name="ce56" table:number-columns-repeated="1017"/>
        </table:table-row>
        <table:table-row table:style-name="ro1">
          <table:table-cell table:style-name="ce45" office:value-type="string">
            <text:p>Rally Battalion</text:p>
          </table:table-cell>
          <table:table-cell table:style-name="ce44" office:value-type="string">
            <text:p>Intensity greater than 30</text:p>
          </table:table-cell>
          <table:table-cell table:style-name="ce44" office:value-type="string">
            <text:p>×3 random melee; 1 missile</text:p>
          </table:table-cell>
          <table:table-cell table:style-name="ce44" office:value-type="string">
            <text:p>-20 Intensity</text:p>
          </table:table-cell>
          <table:table-cell table:style-name="ce44" office:value-type="string">
            <text:p>-10 Intensity</text:p>
          </table:table-cell>
          <table:table-cell table:style-name="ce44" office:value-type="string">
            <text:p>Recoil 2 Zones</text:p>
          </table:table-cell>
          <table:table-cell table:style-name="ce44" office:value-type="string">
            <text:p>+2 Intensity; Broken</text:p>
          </table:table-cell>
          <table:table-cell table:style-name="ce43" table:number-columns-repeated="1017"/>
        </table:table-row>
        <table:table-row table:style-name="ro1">
          <table:table-cell table:style-name="ce46"/>
          <table:table-cell table:style-name="ce47"/>
          <table:table-cell table:style-name="ce44" table:number-columns-repeated="3"/>
          <table:table-cell table:style-name="ce47" table:number-columns-repeated="2"/>
          <table:table-cell table:style-name="ce43" table:number-columns-repeated="1017"/>
        </table:table-row>
        <table:table-row table:style-name="ro1" table:number-rows-repeated="2">
          <table:table-cell table:style-name="ce50"/>
          <table:table-cell table:style-name="ce47"/>
          <table:table-cell table:style-name="ce44" table:number-columns-repeated="3"/>
          <table:table-cell table:style-name="ce47"/>
          <table:table-cell table:style-name="ce44"/>
          <table:table-cell table:style-name="ce43" table:number-columns-repeated="1017"/>
        </table:table-row>
        <table:table-row table:style-name="ro1" table:number-rows-repeated="3">
          <table:table-cell table:style-name="ce51"/>
          <table:table-cell table:style-name="ce53"/>
          <table:table-cell table:style-name="ce54" table:number-columns-repeated="5"/>
          <table:table-cell table:number-columns-repeated="1017"/>
        </table:table-row>
        <table:table-row table:style-name="ro1">
          <table:table-cell table:style-name="ce51"/>
          <table:table-cell table:style-name="ce54" table:number-columns-repeated="6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MID(CELL(&quot;FILENAME&quot;);FIND(&quot;#$&quot;;CELL(&quot;FILENAME&quot;))+2;LEN(CELL(&quot;FILENAME&quot;)))" office:value-type="string" office:string-value="Rally Battalion">
            <text:p>Rally Battalion</text:p>
          </table:table-cell>
          <table:table-cell table:style-name="ce32" office:value-type="string">
            <text:p>"</text:p>
          </table:table-cell>
          <table:table-cell table:style-name="ce14" table:number-columns-repeated="8"/>
          <table:table-cell table:number-columns-repeated="1014"/>
        </table:table-row>
        <table:table-row table:style-name="ro1">
          <table:table-cell table:style-name="ce1"/>
          <table:table-cell table:style-name="ce14" table:number-columns-repeated="9"/>
          <table:table-cell table:number-columns-repeated="1014"/>
        </table:table-row>
        <table:table-row table:style-name="ro1">
          <table:table-cell table:style-name="ce29" office:value-type="string">
            <text:p>JAVA</text:p>
          </table:table-cell>
          <table:table-cell table:style-name="ce28" table:number-columns-repeated="9"/>
          <table:table-cell table:number-columns-repeated="1014"/>
        </table:table-row>
        <table:table-row table:style-name="ro1">
          <table:table-cell table:style-name="ce28" table:formula="of:=&quot;// &quot;&amp;MID(CELL(&quot;FILENAME&quot;);FIND(&quot;#$&quot;;CELL(&quot;FILENAME&quot;))+2;LEN(CELL(&quot;FILENAME&quot;)))" office:value-type="string" office:string-value="// Rally Battalion">
            <text:p>// Rally Battalion</text:p>
          </table:table-cell>
          <table:table-cell table:style-name="ce28" table:number-columns-repeated="9"/>
          <table:table-cell table:number-columns-repeated="1014"/>
        </table:table-row>
        <table:table-row table:style-name="ro1">
          <table:table-cell table:style-name="ce30" office:value-type="string">
            <text:p>// Maneuver</text:p>
          </table:table-cell>
          <table:table-cell table:style-name="ce29" office:value-type="string">
            <text:p>Prerequisite</text:p>
          </table:table-cell>
          <table:table-cell table:style-name="ce29" office:value-type="string">
            <text:p>Opponent</text:p>
          </table:table-cell>
          <table:table-cell table:style-name="ce30" office:value-type="string">
            <text:p>Triumph</text:p>
          </table:table-cell>
          <table:table-cell table:style-name="ce29" office:value-type="string">
            <text:p>Win</text:p>
          </table:table-cell>
          <table:table-cell table:style-name="ce29" office:value-type="string">
            <text:p>Loss</text:p>
          </table:table-cell>
          <table:table-cell table:style-name="ce29" office:value-type="string">
            <text:p>Crush</text:p>
          </table:table-cell>
          <table:table-cell table:style-name="ce28" table:number-columns-repeated="3"/>
          <table:table-cell table:number-columns-repeated="1014"/>
        </table:table-row>
        <table:table-row table:style-name="ro1">
          <table:table-cell table:style-name="ce31" table:formula="of:=&quot;addElement3D(&quot;&amp;DbQuote&amp;[.$A$17]&amp;DbQuote&amp;&quot;,&quot;&amp;DbQuote&amp;[.$A3]&amp;DbQuote&amp;&quot;,&quot;&amp;DbQuote&amp;[.B$2]&amp;DbQuote&amp;&quot;,&quot;&amp;DbQuote&amp;[.B3]&amp;DbQuote&amp;&quot;) ;&quot;" office:value-type="string" office:string-value="addElement3D(&quot;Rally Battalion&quot;,&quot;Rally Battalion&quot;,&quot;Prerequisite&quot;,&quot;Intensity greater than 30&quot;) ;">
            <text:p>addElement3D("Rally Battalion","Rally Battalion","Prerequisite","Intensity greater than 30") ;</text:p>
          </table:table-cell>
          <table:table-cell table:style-name="ce31" table:formula="of:=&quot;addElement3D(&quot;&amp;DbQuote&amp;[.$A$17]&amp;DbQuote&amp;&quot;,&quot;&amp;DbQuote&amp;[.$A3]&amp;DbQuote&amp;&quot;,&quot;&amp;DbQuote&amp;[.C$2]&amp;DbQuote&amp;&quot;,&quot;&amp;DbQuote&amp;[.C3]&amp;DbQuote&amp;&quot;) ;&quot;" office:value-type="string" office:string-value="addElement3D(&quot;Rally Battalion&quot;,&quot;Rally Battalion&quot;,&quot;Opponent&quot;,&quot;×3 random melee; 1 missile&quot;) ;">
            <text:p>addElement3D("Rally Battalion","Rally Battalion","Opponent","×3 random melee; 1 missile") ;</text:p>
          </table:table-cell>
          <table:table-cell table:style-name="ce31" table:formula="of:=&quot;addElement3D(&quot;&amp;DbQuote&amp;[.$A$17]&amp;DbQuote&amp;&quot;,&quot;&amp;DbQuote&amp;[.$A3]&amp;DbQuote&amp;&quot;,&quot;&amp;DbQuote&amp;[.D$2]&amp;DbQuote&amp;&quot;,&quot;&amp;DbQuote&amp;[.D3]&amp;DbQuote&amp;&quot;) ;&quot;" office:value-type="string" office:string-value="addElement3D(&quot;Rally Battalion&quot;,&quot;Rally Battalion&quot;,&quot;Triumph&quot;,&quot;-20 Intensity&quot;) ;">
            <text:p>addElement3D("Rally Battalion","Rally Battalion","Triumph","-20 Intensity") ;</text:p>
          </table:table-cell>
          <table:table-cell table:style-name="ce31" table:formula="of:=&quot;addElement3D(&quot;&amp;DbQuote&amp;[.$A$17]&amp;DbQuote&amp;&quot;,&quot;&amp;DbQuote&amp;[.$A3]&amp;DbQuote&amp;&quot;,&quot;&amp;DbQuote&amp;[.E$2]&amp;DbQuote&amp;&quot;,&quot;&amp;DbQuote&amp;[.E3]&amp;DbQuote&amp;&quot;) ;&quot;" office:value-type="string" office:string-value="addElement3D(&quot;Rally Battalion&quot;,&quot;Rally Battalion&quot;,&quot;Win&quot;,&quot;-10 Intensity&quot;) ;">
            <text:p>addElement3D("Rally Battalion","Rally Battalion","Win","-10 Intensity") ;</text:p>
          </table:table-cell>
          <table:table-cell table:style-name="ce31" table:formula="of:=&quot;addElement3D(&quot;&amp;DbQuote&amp;[.$A$17]&amp;DbQuote&amp;&quot;,&quot;&amp;DbQuote&amp;[.$A3]&amp;DbQuote&amp;&quot;,&quot;&amp;DbQuote&amp;[.F$2]&amp;DbQuote&amp;&quot;,&quot;&amp;DbQuote&amp;[.F3]&amp;DbQuote&amp;&quot;) ;&quot;" office:value-type="string" office:string-value="addElement3D(&quot;Rally Battalion&quot;,&quot;Rally Battalion&quot;,&quot;Loss&quot;,&quot;Recoil 2 Zones&quot;) ;">
            <text:p>addElement3D("Rally Battalion","Rally Battalion","Loss","Recoil 2 Zones") ;</text:p>
          </table:table-cell>
          <table:table-cell table:style-name="ce31" table:formula="of:=&quot;addElement3D(&quot;&amp;DbQuote&amp;[.$A$17]&amp;DbQuote&amp;&quot;,&quot;&amp;DbQuote&amp;[.$A3]&amp;DbQuote&amp;&quot;,&quot;&amp;DbQuote&amp;[.G$2]&amp;DbQuote&amp;&quot;,&quot;&amp;DbQuote&amp;[.G3]&amp;DbQuote&amp;&quot;) ;&quot;" office:value-type="string" office:string-value="addElement3D(&quot;Rally Battalion&quot;,&quot;Rally Battalion&quot;,&quot;Crush&quot;,&quot;+2 Intensity; Broken&quot;) ;">
            <text:p>addElement3D("Rally Battalion","Rally Battalion","Crush","+2 Intensity; Broken") ;</text:p>
          </table:table-cell>
          <table:table-cell table:style-name="ce31"/>
          <table:table-cell table:style-name="ce28" table:number-columns-repeated="3"/>
          <table:table-cell table:number-columns-repeated="1014"/>
        </table:table-row>
        <table:table-row table:style-name="ro1">
          <table:table-cell table:style-name="ce31" table:number-columns-repeated="7"/>
          <table:table-cell table:style-name="ce36" table:number-columns-repeated="3"/>
          <table:table-cell table:number-columns-repeated="1014"/>
        </table:table-row>
        <table:table-row table:style-name="ro1" table:number-rows-repeated="6">
          <table:table-cell table:style-name="ce31" table:number-columns-repeated="6"/>
          <table:table-cell table:style-name="ce36" table:number-columns-repeated="4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 table:print="false">
        <table:table-column table:style-name="co9" table:default-cell-style-name="ce1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8" table:number-columns-repeated="1017" table:default-cell-style-name="ce14"/>
        <table:table-row table:style-name="ro1">
          <table:table-cell/>
          <table:table-cell table:style-name="ce1" table:number-columns-repeated="2"/>
          <table:table-cell table:style-name="ce2" office:value-type="string">
            <text:p>UNIT RESULTS</text:p>
          </table:table-cell>
          <table:table-cell table:style-name="ce1" table:number-columns-repeated="3"/>
          <table:table-cell table:style-name="ce20" table:number-columns-repeated="1017"/>
        </table:table-row>
        <table:table-row table:style-name="ro1">
          <table:table-cell table:style-name="ce2" office:value-type="string">
            <text:p>Maneuver</text:p>
          </table:table-cell>
          <table:table-cell table:style-name="ce1" office:value-type="string">
            <text:p>Prerequisite</text:p>
          </table:table-cell>
          <table:table-cell table:style-name="ce1" office:value-type="string">
            <text:p>Opponent</text:p>
          </table:table-cell>
          <table:table-cell table:style-name="ce2" office:value-type="string">
            <text:p>Triumph</text:p>
          </table:table-cell>
          <table:table-cell table:style-name="ce1" office:value-type="string">
            <text:p>Win</text:p>
          </table:table-cell>
          <table:table-cell table:style-name="ce1" office:value-type="string">
            <text:p>Loss</text:p>
          </table:table-cell>
          <table:table-cell table:style-name="ce1" office:value-type="string">
            <text:p>Crush</text:p>
          </table:table-cell>
          <table:table-cell table:style-name="ce20" table:number-columns-repeated="1017"/>
        </table:table-row>
        <table:table-row table:style-name="ro1">
          <table:table-cell table:style-name="ce13"/>
          <table:table-cell table:style-name="ce25" table:number-columns-repeated="6"/>
          <table:table-cell table:style-name="ce27" table:number-columns-repeated="1017"/>
        </table:table-row>
        <table:table-row table:style-name="ro1">
          <table:table-cell table:style-name="ce23"/>
          <table:table-cell table:style-name="ce26"/>
          <table:table-cell table:style-name="ce25" table:number-columns-repeated="3"/>
          <table:table-cell table:style-name="ce26" table:number-columns-repeated="2"/>
          <table:table-cell table:style-name="ce27" table:number-columns-repeated="1017"/>
        </table:table-row>
        <table:table-row table:style-name="ro1" table:number-rows-repeated="2">
          <table:table-cell table:style-name="ce24"/>
          <table:table-cell table:style-name="ce26"/>
          <table:table-cell table:style-name="ce25" table:number-columns-repeated="3"/>
          <table:table-cell table:style-name="ce26"/>
          <table:table-cell table:style-name="ce25"/>
          <table:table-cell table:style-name="ce27" table:number-columns-repeated="1017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3"/>
          <table:table-cell table:style-name="ce12"/>
          <table:table-cell table:style-name="ce17" table:number-columns-repeated="2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1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5"/>
          <table:table-cell table:style-name="ce12" table:number-columns-repeated="2"/>
          <table:table-cell table:style-name="ce17" table:number-columns-repeated="3"/>
          <table:table-cell table:style-name="ce12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yToJava" table:style-name="ta1" table:print="false">
        <table:table-column table:style-name="co8" table:number-columns-repeated="1024" table:default-cell-style-name="ce28"/>
        <table:table-row table:style-name="ro4">
          <table:table-cell table:style-name="ce64"/>
          <table:table-cell table:number-columns-repeated="1023"/>
        </table:table-row>
        <table:table-row table:style-name="ro4">
          <table:table-cell office:value-type="string">
            <text:p>// putStrings(data,"Attack","AssVP","Triumph","-2 Intensity, Move forward 1 Zone, Special! (pg. 25)");</text:p>
          </table:table-cell>
          <table:table-cell table:number-columns-repeated="1023"/>
        </table:table-row>
        <table:table-row table:style-name="ro4" table:number-rows-repeated="2">
          <table:table-cell table:style-name="ce65" table:number-columns-repeated="2"/>
          <table:table-cell table:number-columns-repeated="1022"/>
        </table:table-row>
        <table:table-row table:style-name="ro4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67" office:value-type="string">
            <text:p>// start here:</text:p>
          </table:table-cell>
          <table:table-cell table:style-name="ce70" table:number-columns-repeated="4"/>
          <table:table-cell table:style-name="ce72"/>
          <table:table-cell table:number-columns-repeated="1018"/>
        </table:table-row>
        <table:table-row table:style-name="ro4">
          <table:table-cell table:style-name="ce68"/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Offensive.A20]" office:value-type="string" office:string-value="// Offensive">
            <text:p>// Offensive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Offensive.A21]" office:value-type="string" office:string-value="// Maneuver">
            <text:p>// Maneuver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Offensive.A22]" office:value-type="string" office:string-value="addElement3D(&quot;Offensive&quot;,&quot;Assault vs. Position&quot;,&quot;Prerequisite&quot;,&quot;Position is nearby&quot;) ;">
            <text:p>addElement3D("Offensive","Assault vs. Position","Prerequisite","Position is nearby") ;</text:p>
          </table:table-cell>
          <table:table-cell table:formula="of:=[Offensive.B22]" office:value-type="string" office:string-value="addElement3D(&quot;Offensive&quot;,&quot;Assault vs. Position&quot;,&quot;Opponent&quot;,&quot;Unit(s) in position&quot;) ;">
            <text:p>addElement3D("Offensive","Assault vs. Position","Opponent","Unit(s) in position") ;</text:p>
          </table:table-cell>
          <table:table-cell table:formula="of:=[Offensive.C22]" office:value-type="string" office:string-value="addElement3D(&quot;Offensive&quot;,&quot;Assault vs. Position&quot;,&quot;Triumph&quot;,&quot;-2 Intensity; Move forward 1 Zone; Special! (pg. 25)&quot;) ;">
            <text:p>addElement3D("Offensive","Assault vs. Position","Triumph","-2 Intensity; Move forward 1 Zone; Special! (pg. 25)") ;</text:p>
          </table:table-cell>
          <table:table-cell table:formula="of:=[Offensive.D22]" office:value-type="string" office:string-value="addElement3D(&quot;Offensive&quot;,&quot;Assault vs. Position&quot;,&quot;Win&quot;,&quot;Enemy holds! Normal&quot;) ;">
            <text:p>addElement3D("Offensive","Assault vs. Position","Win","Enemy holds! Normal") ;</text:p>
          </table:table-cell>
          <table:table-cell table:formula="of:=[Offensive.E22]" office:value-type="string" office:string-value="addElement3D(&quot;Offensive&quot;,&quot;Assault vs. Position&quot;,&quot;Loss&quot;,&quot;Enemy holds! Recoil 1 Zone&quot;) ;">
            <text:p>addElement3D("Offensive","Assault vs. Position","Loss","Enemy holds! Recoil 1 Zone") ;</text:p>
          </table:table-cell>
          <table:table-cell table:style-name="ce73" table:formula="of:=[Offensive.F22]" office:value-type="string" office:string-value="addElement3D(&quot;Offensive&quot;,&quot;Assault vs. Position&quot;,&quot;Crush&quot;,&quot; +2 Intensity; Recoil 1 Zone&quot;) ;">
            <text:p>addElement3D("Offensive","Assault vs. Position","Crush"," +2 Intensity; Recoil 1 Zone") ;</text:p>
          </table:table-cell>
          <table:table-cell table:number-columns-repeated="1018"/>
        </table:table-row>
        <table:table-row table:style-name="ro4">
          <table:table-cell table:style-name="ce68" table:formula="of:=[Offensive.A23]" office:value-type="string" office:string-value="addElement3D(&quot;Offensive&quot;,&quot;Attack&quot;,&quot;Prerequisite&quot;,&quot;None&quot;) ;">
            <text:p>addElement3D("Offensive","Attack","Prerequisite","None") ;</text:p>
          </table:table-cell>
          <table:table-cell table:formula="of:=[Offensive.B23]" office:value-type="string" office:string-value="addElement3D(&quot;Offensive&quot;,&quot;Attack&quot;,&quot;Opponent&quot;,&quot;3 random foes; player choose 1&quot;) ;">
            <text:p>addElement3D("Offensive","Attack","Opponent","3 random foes; player choose 1") ;</text:p>
          </table:table-cell>
          <table:table-cell table:formula="of:=[Offensive.C23]" office:value-type="string" office:string-value="addElement3D(&quot;Offensive&quot;,&quot;Attack&quot;,&quot;Triumph&quot;,&quot;-2 Intensity&quot;) ;">
            <text:p>addElement3D("Offensive","Attack","Triumph","-2 Intensity") ;</text:p>
          </table:table-cell>
          <table:table-cell table:formula="of:=[Offensive.D23]" office:value-type="string" office:string-value="addElement3D(&quot;Offensive&quot;,&quot;Attack&quot;,&quot;Win&quot;,&quot;Normal&quot;) ;">
            <text:p>addElement3D("Offensive","Attack","Win","Normal") ;</text:p>
          </table:table-cell>
          <table:table-cell table:formula="of:=[Offensive.E23]" office:value-type="string" office:string-value="addElement3D(&quot;Offensive&quot;,&quot;Attack&quot;,&quot;Loss&quot;,&quot;Normal&quot;) ;">
            <text:p>addElement3D("Offensive","Attack","Loss","Normal") ;</text:p>
          </table:table-cell>
          <table:table-cell table:style-name="ce73" table:formula="of:=[Offensive.F23]" office:value-type="string" office:string-value="addElement3D(&quot;Offensive&quot;,&quot;Attack&quot;,&quot;Crush&quot;,&quot;+2 Intensity&quot;) ;">
            <text:p>addElement3D("Offensive","Attack","Crush","+2 Intensity") ;</text:p>
          </table:table-cell>
          <table:table-cell table:number-columns-repeated="1018"/>
        </table:table-row>
        <table:table-row table:style-name="ro5">
          <table:table-cell table:style-name="ce68" table:formula="of:=[Offensive.A24]" office:value-type="string" office:string-value="addElement3D(&quot;Offensive&quot;,&quot;Attack vs. Two&quot;,&quot;Prerequisite&quot;,&quot;None&quot;) ;">
            <text:p>addElement3D("Offensive","Attack vs. Two","Prerequisite","None") ;</text:p>
          </table:table-cell>
          <table:table-cell table:formula="of:=[Offensive.B24]" office:value-type="string" office:string-value="addElement3D(&quot;Offensive&quot;,&quot;Attack vs. Two&quot;,&quot;Opponent&quot;,&quot;3 random foes; player choose 1; GM choose 1&quot;) ;">
            <text:p>addElement3D("Offensive","Attack vs. Two","Opponent","3 random foes; player choose 1; GM choose 1") ;</text:p>
          </table:table-cell>
          <table:table-cell table:formula="of:=[Offensive.C24]" office:value-type="string" office:string-value="addElement3D(&quot;Offensive&quot;,&quot;Attack vs. Two&quot;,&quot;Triumph&quot;,&quot;-3 Intensity&quot;) ;">
            <text:p>addElement3D("Offensive","Attack vs. Two","Triumph","-3 Intensity") ;</text:p>
          </table:table-cell>
          <table:table-cell table:formula="of:=[Offensive.D24]" office:value-type="string" office:string-value="addElement3D(&quot;Offensive&quot;,&quot;Attack vs. Two&quot;,&quot;Win&quot;,&quot;Normal&quot;) ;">
            <text:p>addElement3D("Offensive","Attack vs. Two","Win","Normal") ;</text:p>
          </table:table-cell>
          <table:table-cell table:formula="of:=[Offensive.E24]" office:value-type="string" office:string-value="addElement3D(&quot;Offensive&quot;,&quot;Attack vs. Two&quot;,&quot;Loss&quot;,&quot;Recoil&#10;1 Zone&quot;) ;">
            <text:p>addElement3D("Offensive","Attack vs. Two","Loss","Recoil</text:p>
            <text:p>1 Zone") ;</text:p>
          </table:table-cell>
          <table:table-cell table:style-name="ce73" table:formula="of:=[Offensive.F24]" office:value-type="string" office:string-value="addElement3D(&quot;Offensive&quot;,&quot;Attack vs. Two&quot;,&quot;Crush&quot;,&quot;+2 Intensity; Recoil 1 Zone&quot;) ;">
            <text:p>addElement3D("Offensive","Attack vs. Two","Crush","+2 Intensity; Recoil 1 Zone") ;</text:p>
          </table:table-cell>
          <table:table-cell table:number-columns-repeated="1018"/>
        </table:table-row>
        <table:table-row table:style-name="ro4">
          <table:table-cell table:style-name="ce68" table:formula="of:=[Offensive.A25]" office:value-type="string" office:string-value="addElement3D(&quot;Offensive&quot;,&quot;Attack w/ Another&quot;,&quot;Prerequisite&quot;,&quot;None&quot;) ;">
            <text:p>addElement3D("Offensive","Attack w/ Another","Prerequisite","None") ;</text:p>
          </table:table-cell>
          <table:table-cell table:formula="of:=[Offensive.B25]" office:value-type="string" office:string-value="addElement3D(&quot;Offensive&quot;,&quot;Attack w/ Another&quot;,&quot;Opponent&quot;,&quot;3 random foes; player choose 1; Enemy ×0.5&quot;) ;">
            <text:p>addElement3D("Offensive","Attack w/ Another","Opponent","3 random foes; player choose 1; Enemy ×0.5") ;</text:p>
          </table:table-cell>
          <table:table-cell table:formula="of:=[Offensive.C25]" office:value-type="string" office:string-value="addElement3D(&quot;Offensive&quot;,&quot;Attack w/ Another&quot;,&quot;Triumph&quot;,&quot;-1 Intensity&quot;) ;">
            <text:p>addElement3D("Offensive","Attack w/ Another","Triumph","-1 Intensity") ;</text:p>
          </table:table-cell>
          <table:table-cell table:formula="of:=[Offensive.D25]" office:value-type="string" office:string-value="addElement3D(&quot;Offensive&quot;,&quot;Attack w/ Another&quot;,&quot;Win&quot;,&quot;Normal&quot;) ;">
            <text:p>addElement3D("Offensive","Attack w/ Another","Win","Normal") ;</text:p>
          </table:table-cell>
          <table:table-cell table:formula="of:=[Offensive.E25]" office:value-type="string" office:string-value="addElement3D(&quot;Offensive&quot;,&quot;Attack w/ Another&quot;,&quot;Loss&quot;,&quot;Normal&quot;) ;">
            <text:p>addElement3D("Offensive","Attack w/ Another","Loss","Normal") ;</text:p>
          </table:table-cell>
          <table:table-cell table:style-name="ce73" table:formula="of:=[Offensive.F25]" office:value-type="string" office:string-value="addElement3D(&quot;Offensive&quot;,&quot;Attack w/ Another&quot;,&quot;Crush&quot;,&quot;+2 Intensity; Recoil 1 Zone&quot;) ;">
            <text:p>addElement3D("Offensive","Attack w/ Another","Crush","+2 Intensity; Recoil 1 Zone") ;</text:p>
          </table:table-cell>
          <table:table-cell table:number-columns-repeated="1018"/>
        </table:table-row>
        <table:table-row table:style-name="ro4">
          <table:table-cell table:style-name="ce68" table:formula="of:=[Offensive.A26]" office:value-type="string" office:string-value="addElement3D(&quot;Offensive&quot;,&quot;Charge&quot;,&quot;Prerequisite&quot;,&quot;Disengaged&quot;) ;">
            <text:p>addElement3D("Offensive","Charge","Prerequisite","Disengaged") ;</text:p>
          </table:table-cell>
          <table:table-cell table:formula="of:=[Offensive.B26]" office:value-type="string" office:string-value="addElement3D(&quot;Offensive&quot;,&quot;Charge&quot;,&quot;Opponent&quot;,&quot;1 random foe&quot;) ;">
            <text:p>addElement3D("Offensive","Charge","Opponent","1 random foe") ;</text:p>
          </table:table-cell>
          <table:table-cell table:formula="of:=[Offensive.C26]" office:value-type="string" office:string-value="addElement3D(&quot;Offensive&quot;,&quot;Charge&quot;,&quot;Triumph&quot;,&quot;-2 Intensity; Move forward 2 Zones&quot;) ;">
            <text:p>addElement3D("Offensive","Charge","Triumph","-2 Intensity; Move forward 2 Zones") ;</text:p>
          </table:table-cell>
          <table:table-cell table:formula="of:=[Offensive.D26]" office:value-type="string" office:string-value="addElement3D(&quot;Offensive&quot;,&quot;Charge&quot;,&quot;Win&quot;,&quot;-1 Intensity; Move forward 1 Zone&quot;) ;">
            <text:p>addElement3D("Offensive","Charge","Win","-1 Intensity; Move forward 1 Zone") ;</text:p>
          </table:table-cell>
          <table:table-cell table:formula="of:=[Offensive.E26]" office:value-type="string" office:string-value="addElement3D(&quot;Offensive&quot;,&quot;Charge&quot;,&quot;Loss&quot;,&quot;Move forward 1 Zone&quot;) ;">
            <text:p>addElement3D("Offensive","Charge","Loss","Move forward 1 Zone") ;</text:p>
          </table:table-cell>
          <table:table-cell table:style-name="ce73" table:formula="of:=[Offensive.F26]" office:value-type="string" office:string-value="addElement3D(&quot;Offensive&quot;,&quot;Charge&quot;,&quot;Crush&quot;,&quot;+2 Intensity; Move Forward 1 Zone; Disordered&quot;) ;">
            <text:p>addElement3D("Offensive","Charge","Crush","+2 Intensity; Move Forward 1 Zone; Disordered") ;</text:p>
          </table:table-cell>
          <table:table-cell table:number-columns-repeated="1018"/>
        </table:table-row>
        <table:table-row table:style-name="ro4">
          <table:table-cell table:style-name="ce68" table:formula="of:=[Offensive.A27]" office:value-type="string" office:string-value="addElement3D(&quot;Offensive&quot;,&quot;Move on Flank&quot;,&quot;Prerequisite&quot;,&quot;None&quot;) ;">
            <text:p>addElement3D("Offensive","Move on Flank","Prerequisite","None") ;</text:p>
          </table:table-cell>
          <table:table-cell table:formula="of:=[Offensive.B27]" office:value-type="string" office:string-value="addElement3D(&quot;Offensive&quot;,&quot;Move on Flank&quot;,&quot;Opponent&quot;,&quot;1d6-2 foes&quot;) ;">
            <text:p>addElement3D("Offensive","Move on Flank","Opponent","1d6-2 foes") ;</text:p>
          </table:table-cell>
          <table:table-cell table:formula="of:=[Offensive.C27]" office:value-type="string" office:string-value="addElement3D(&quot;Offensive&quot;,&quot;Move on Flank&quot;,&quot;Triumph&quot;,&quot;-1 Intensity; on flank or charge next&quot;) ;">
            <text:p>addElement3D("Offensive","Move on Flank","Triumph","-1 Intensity; on flank or charge next") ;</text:p>
          </table:table-cell>
          <table:table-cell table:formula="of:=[Offensive.D27]" office:value-type="string" office:string-value="addElement3D(&quot;Offensive&quot;,&quot;Move on Flank&quot;,&quot;Win&quot;,&quot;Normal; on shielded flank&quot;) ;">
            <text:p>addElement3D("Offensive","Move on Flank","Win","Normal; on shielded flank") ;</text:p>
          </table:table-cell>
          <table:table-cell table:formula="of:=[Offensive.E27]" office:value-type="string" office:string-value="addElement3D(&quot;Offensive&quot;,&quot;Move on Flank&quot;,&quot;Loss&quot;,&quot;Normal&quot;) ;">
            <text:p>addElement3D("Offensive","Move on Flank","Loss","Normal") ;</text:p>
          </table:table-cell>
          <table:table-cell table:style-name="ce73" table:formula="of:=[Offensive.F27]" office:value-type="string" office:string-value="addElement3D(&quot;Offensive&quot;,&quot;Move on Flank&quot;,&quot;Crush&quot;,&quot;+2 Intensity; Disordered&quot;) ;">
            <text:p>addElement3D("Offensive","Move on Flank","Crush","+2 Intensity; Disordered") ;</text:p>
          </table:table-cell>
          <table:table-cell table:number-columns-repeated="1018"/>
        </table:table-row>
        <table:table-row table:style-name="ro4">
          <table:table-cell table:style-name="ce68" table:formula="of:=[Offensive.A28]" office:value-type="string" office:string-value="addElement3D(&quot;Offensive&quot;,&quot;Push Deeper&quot;,&quot;Prerequisite&quot;,&quot;None&quot;) ;">
            <text:p>addElement3D("Offensive","Push Deeper","Prerequisite","None") ;</text:p>
          </table:table-cell>
          <table:table-cell table:formula="of:=[Offensive.B28]" office:value-type="string" office:string-value="addElement3D(&quot;Offensive&quot;,&quot;Push Deeper&quot;,&quot;Opponent&quot;,&quot;3 random foes; GM choose 1&quot;) ;">
            <text:p>addElement3D("Offensive","Push Deeper","Opponent","3 random foes; GM choose 1") ;</text:p>
          </table:table-cell>
          <table:table-cell table:formula="of:=[Offensive.C28]" office:value-type="string" office:string-value="addElement3D(&quot;Offensive&quot;,&quot;Push Deeper&quot;,&quot;Triumph&quot;,&quot;-2 Intensity; Move forward 1 Zone&quot;) ;">
            <text:p>addElement3D("Offensive","Push Deeper","Triumph","-2 Intensity; Move forward 1 Zone") ;</text:p>
          </table:table-cell>
          <table:table-cell table:formula="of:=[Offensive.D28]" office:value-type="string" office:string-value="addElement3D(&quot;Offensive&quot;,&quot;Push Deeper&quot;,&quot;Win&quot;,&quot;Move forward 1 Zone&quot;) ;">
            <text:p>addElement3D("Offensive","Push Deeper","Win","Move forward 1 Zone") ;</text:p>
          </table:table-cell>
          <table:table-cell table:formula="of:=[Offensive.E28]" office:value-type="string" office:string-value="addElement3D(&quot;Offensive&quot;,&quot;Push Deeper&quot;,&quot;Loss&quot;,&quot;Normal; Disordered&quot;) ;">
            <text:p>addElement3D("Offensive","Push Deeper","Loss","Normal; Disordered") ;</text:p>
          </table:table-cell>
          <table:table-cell table:style-name="ce73" table:formula="of:=[Offensive.F28]" office:value-type="string" office:string-value="addElement3D(&quot;Offensive&quot;,&quot;Push Deeper&quot;,&quot;Crush&quot;,&quot;+2 Intensity; Disordered&quot;) ;">
            <text:p>addElement3D("Offensive","Push Deeper","Crush","+2 Intensity; Disordered") ;</text:p>
          </table:table-cell>
          <table:table-cell table:number-columns-repeated="1018"/>
        </table:table-row>
        <table:table-row table:style-name="ro4">
          <table:table-cell table:style-name="ce68" table:formula="of:=[Offensive.A29]" office:value-type="string" office:string-value="addElement3D(&quot;Offensive&quot;,&quot;Run Down Sprinter&quot;,&quot;Prerequisite&quot;,&quot;Enemy Unit is Sprinting&quot;) ;">
            <text:p>addElement3D("Offensive","Run Down Sprinter","Prerequisite","Enemy Unit is Sprinting") ;</text:p>
          </table:table-cell>
          <table:table-cell table:formula="of:=[Offensive.B29]" office:value-type="string" office:string-value="addElement3D(&quot;Offensive&quot;,&quot;Run Down Sprinter&quot;,&quot;Opponent&quot;,&quot;The Sprinting Unit&quot;) ;">
            <text:p>addElement3D("Offensive","Run Down Sprinter","Opponent","The Sprinting Unit") ;</text:p>
          </table:table-cell>
          <table:table-cell table:formula="of:=[Offensive.C29]" office:value-type="string" office:string-value="addElement3D(&quot;Offensive&quot;,&quot;Run Down Sprinter&quot;,&quot;Triumph&quot;,&quot;Move forward 2 Zones, Disordered; Check Reckless&quot;) ;">
            <text:p>addElement3D("Offensive","Run Down Sprinter","Triumph","Move forward 2 Zones, Disordered; Check Reckless") ;</text:p>
          </table:table-cell>
          <table:table-cell table:formula="of:=[Offensive.D29]" office:value-type="string" office:string-value="addElement3D(&quot;Offensive&quot;,&quot;Run Down Sprinter&quot;,&quot;Win&quot;,&quot;Move forward 1 Zone&quot;) ;">
            <text:p>addElement3D("Offensive","Run Down Sprinter","Win","Move forward 1 Zone") ;</text:p>
          </table:table-cell>
          <table:table-cell table:formula="of:=[Offensive.E29]" office:value-type="string" office:string-value="addElement3D(&quot;Offensive&quot;,&quot;Run Down Sprinter&quot;,&quot;Loss&quot;,&quot;Move forward 1 Zone; Disordered&quot;) ;">
            <text:p>addElement3D("Offensive","Run Down Sprinter","Loss","Move forward 1 Zone; Disordered") ;</text:p>
          </table:table-cell>
          <table:table-cell table:style-name="ce73" table:formula="of:=[Offensive.F29]" office:value-type="string" office:string-value="addElement3D(&quot;Offensive&quot;,&quot;Run Down Sprinter&quot;,&quot;Crush&quot;,&quot;+4 Intensity, Recoil 1 Zone; Check Cowardly&quot;) ;">
            <text:p>addElement3D("Offensive","Run Down Sprinter","Crush","+4 Intensity, Recoil 1 Zone; Check Cowardly") ;</text:p>
          </table:table-cell>
          <table:table-cell table:number-columns-repeated="1018"/>
        </table:table-row>
        <table:table-row table:style-name="ro4" table:number-rows-repeated="3">
          <table:table-cell table:style-name="ce68"/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Defensive.A20]" office:value-type="string" office:string-value="// Defensive">
            <text:p>// Defensive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Defensive.A21]" office:value-type="string" office:string-value="// Maneuver">
            <text:p>// Maneuver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Defensive.A22]" office:value-type="string" office:string-value="addElement3D(&quot;Defensive&quot;,&quot;Stand Fast&quot;,&quot;Prerequisite&quot;,&quot;Unit was Attacked&quot;) ;">
            <text:p>addElement3D("Defensive","Stand Fast","Prerequisite","Unit was Attacked") ;</text:p>
          </table:table-cell>
          <table:table-cell table:formula="of:=[Defensive.B22]" office:value-type="string" office:string-value="addElement3D(&quot;Defensive&quot;,&quot;Stand Fast&quot;,&quot;Opponent&quot;,&quot;3 random foes; GM choose 1&quot;) ;">
            <text:p>addElement3D("Defensive","Stand Fast","Opponent","3 random foes; GM choose 1") ;</text:p>
          </table:table-cell>
          <table:table-cell table:formula="of:=[Defensive.C22]" office:value-type="string" office:string-value="addElement3D(&quot;Defensive&quot;,&quot;Stand Fast&quot;,&quot;Triumph&quot;,&quot;-2 Intensity&quot;) ;">
            <text:p>addElement3D("Defensive","Stand Fast","Triumph","-2 Intensity") ;</text:p>
          </table:table-cell>
          <table:table-cell table:formula="of:=[Defensive.D22]" office:value-type="string" office:string-value="addElement3D(&quot;Defensive&quot;,&quot;Stand Fast&quot;,&quot;Win&quot;,&quot;Normal&quot;) ;">
            <text:p>addElement3D("Defensive","Stand Fast","Win","Normal") ;</text:p>
          </table:table-cell>
          <table:table-cell table:formula="of:=[Defensive.E22]" office:value-type="string" office:string-value="addElement3D(&quot;Defensive&quot;,&quot;Stand Fast&quot;,&quot;Loss&quot;,&quot;Move back 1 Zone&quot;) ;">
            <text:p>addElement3D("Defensive","Stand Fast","Loss","Move back 1 Zone") ;</text:p>
          </table:table-cell>
          <table:table-cell table:style-name="ce73" table:formula="of:=[Defensive.F22]" office:value-type="string" office:string-value="addElement3D(&quot;Defensive&quot;,&quot;Stand Fast&quot;,&quot;Crush&quot;,&quot;+2 Intensity; Recoil 1 Zone&quot;) ;">
            <text:p>addElement3D("Defensive","Stand Fast","Crush","+2 Intensity; Recoil 1 Zone") ;</text:p>
          </table:table-cell>
          <table:table-cell table:number-columns-repeated="1018"/>
        </table:table-row>
        <table:table-row table:style-name="ro4">
          <table:table-cell table:style-name="ce68" table:formula="of:=[Defensive.A23]" office:value-type="string" office:string-value="addElement3D(&quot;Defensive&quot;,&quot;Stand vs. Charge&quot;,&quot;Prerequisite&quot;,&quot;Unit was Charged (i.e. Unit Commander Fumbles)&quot;) ;">
            <text:p>addElement3D("Defensive","Stand vs. Charge","Prerequisite","Unit was Charged (i.e. Unit Commander Fumbles)") ;</text:p>
          </table:table-cell>
          <table:table-cell table:formula="of:=[Defensive.B23]" office:value-type="string" office:string-value="addElement3D(&quot;Defensive&quot;,&quot;Stand vs. Charge&quot;,&quot;Opponent&quot;,&quot;3 random mounted foes; GM choose 1&quot;) ;">
            <text:p>addElement3D("Defensive","Stand vs. Charge","Opponent","3 random mounted foes; GM choose 1") ;</text:p>
          </table:table-cell>
          <table:table-cell table:formula="of:=[Defensive.C23]" office:value-type="string" office:string-value="addElement3D(&quot;Defensive&quot;,&quot;Stand vs. Charge&quot;,&quot;Triumph&quot;,&quot;-3 Intensity&quot;) ;">
            <text:p>addElement3D("Defensive","Stand vs. Charge","Triumph","-3 Intensity") ;</text:p>
          </table:table-cell>
          <table:table-cell table:formula="of:=[Defensive.D23]" office:value-type="string" office:string-value="addElement3D(&quot;Defensive&quot;,&quot;Stand vs. Charge&quot;,&quot;Win&quot;,&quot;Normal&quot;) ;">
            <text:p>addElement3D("Defensive","Stand vs. Charge","Win","Normal") ;</text:p>
          </table:table-cell>
          <table:table-cell table:formula="of:=[Defensive.E23]" office:value-type="string" office:string-value="addElement3D(&quot;Defensive&quot;,&quot;Stand vs. Charge&quot;,&quot;Loss&quot;,&quot;Recoil 1 Zone&quot;) ;">
            <text:p>addElement3D("Defensive","Stand vs. Charge","Loss","Recoil 1 Zone") ;</text:p>
          </table:table-cell>
          <table:table-cell table:style-name="ce73" table:formula="of:=[Defensive.F23]" office:value-type="string" office:string-value="addElement3D(&quot;Defensive&quot;,&quot;Stand vs. Charge&quot;,&quot;Crush&quot;,&quot;+2 Intensity; Recoil 2 Zones; Broken&quot;) ;">
            <text:p>addElement3D("Defensive","Stand vs. Charge","Crush","+2 Intensity; Recoil 2 Zones; Broken") ;</text:p>
          </table:table-cell>
          <table:table-cell table:number-columns-repeated="1018"/>
        </table:table-row>
        <table:table-row table:style-name="ro4">
          <table:table-cell table:style-name="ce68" table:formula="of:=[Defensive.A24]" office:value-type="string" office:string-value="addElement3D(&quot;Defensive&quot;,&quot;Stand vs. Two&quot;,&quot;Prerequisite&quot;,&quot;Unit was Attacked by multiple foes (i.e. GM Criticals)&quot;) ;">
            <text:p>addElement3D("Defensive","Stand vs. Two","Prerequisite","Unit was Attacked by multiple foes (i.e. GM Criticals)") ;</text:p>
          </table:table-cell>
          <table:table-cell table:formula="of:=[Defensive.B24]" office:value-type="string" office:string-value="addElement3D(&quot;Defensive&quot;,&quot;Stand vs. Two&quot;,&quot;Opponent&quot;,&quot;3 random mounted foes, GM choose 2&quot;) ;">
            <text:p>addElement3D("Defensive","Stand vs. Two","Opponent","3 random mounted foes, GM choose 2") ;</text:p>
          </table:table-cell>
          <table:table-cell table:formula="of:=[Defensive.C24]" office:value-type="string" office:string-value="addElement3D(&quot;Defensive&quot;,&quot;Stand vs. Two&quot;,&quot;Triumph&quot;,&quot;-2 Intensity&quot;) ;">
            <text:p>addElement3D("Defensive","Stand vs. Two","Triumph","-2 Intensity") ;</text:p>
          </table:table-cell>
          <table:table-cell table:formula="of:=[Defensive.D24]" office:value-type="string" office:string-value="addElement3D(&quot;Defensive&quot;,&quot;Stand vs. Two&quot;,&quot;Win&quot;,&quot;Normal&quot;) ;">
            <text:p>addElement3D("Defensive","Stand vs. Two","Win","Normal") ;</text:p>
          </table:table-cell>
          <table:table-cell table:formula="of:=[Defensive.E24]" office:value-type="string" office:string-value="addElement3D(&quot;Defensive&quot;,&quot;Stand vs. Two&quot;,&quot;Loss&quot;,&quot;Recoil 1 Zone&quot;) ;">
            <text:p>addElement3D("Defensive","Stand vs. Two","Loss","Recoil 1 Zone") ;</text:p>
          </table:table-cell>
          <table:table-cell table:style-name="ce73" table:formula="of:=[Defensive.F24]" office:value-type="string" office:string-value="addElement3D(&quot;Defensive&quot;,&quot;Stand vs. Two&quot;,&quot;Crush&quot;,&quot;+2 Intensity; Recoil 1 Zone&quot;) ;">
            <text:p>addElement3D("Defensive","Stand vs. Two","Crush","+2 Intensity; Recoil 1 Zone") ;</text:p>
          </table:table-cell>
          <table:table-cell table:number-columns-repeated="1018"/>
        </table:table-row>
        <table:table-row table:style-name="ro4">
          <table:table-cell table:style-name="ce68" table:formula="of:=[Defensive.A25]" office:value-type="string" office:string-value="addElement3D(&quot;Defensive&quot;,&quot;Stand w/ Another&quot;,&quot;Prerequisite&quot;,&quot;None&quot;) ;">
            <text:p>addElement3D("Defensive","Stand w/ Another","Prerequisite","None") ;</text:p>
          </table:table-cell>
          <table:table-cell table:formula="of:=[Defensive.B25]" office:value-type="string" office:string-value="addElement3D(&quot;Defensive&quot;,&quot;Stand w/ Another&quot;,&quot;Opponent&quot;,&quot;3 random foes, GM choose 2; enemy ×0.5&quot;) ;">
            <text:p>addElement3D("Defensive","Stand w/ Another","Opponent","3 random foes, GM choose 2; enemy ×0.5") ;</text:p>
          </table:table-cell>
          <table:table-cell table:formula="of:=[Defensive.C25]" office:value-type="string" office:string-value="addElement3D(&quot;Defensive&quot;,&quot;Stand w/ Another&quot;,&quot;Triumph&quot;,&quot;-1 Intensity&quot;) ;">
            <text:p>addElement3D("Defensive","Stand w/ Another","Triumph","-1 Intensity") ;</text:p>
          </table:table-cell>
          <table:table-cell table:formula="of:=[Defensive.D25]" office:value-type="string" office:string-value="addElement3D(&quot;Defensive&quot;,&quot;Stand w/ Another&quot;,&quot;Win&quot;,&quot;Normal&quot;) ;">
            <text:p>addElement3D("Defensive","Stand w/ Another","Win","Normal") ;</text:p>
          </table:table-cell>
          <table:table-cell table:formula="of:=[Defensive.E25]" office:value-type="string" office:string-value="addElement3D(&quot;Defensive&quot;,&quot;Stand w/ Another&quot;,&quot;Loss&quot;,&quot;Disordered&quot;) ;">
            <text:p>addElement3D("Defensive","Stand w/ Another","Loss","Disordered") ;</text:p>
          </table:table-cell>
          <table:table-cell table:style-name="ce73" table:formula="of:=[Defensive.F25]" office:value-type="string" office:string-value="addElement3D(&quot;Defensive&quot;,&quot;Stand w/ Another&quot;,&quot;Crush&quot;,&quot;+2 Intensity; Recoil 1 Zone&quot;) ;">
            <text:p>addElement3D("Defensive","Stand w/ Another","Crush","+2 Intensity; Recoil 1 Zone") ;</text:p>
          </table:table-cell>
          <table:table-cell table:number-columns-repeated="1018"/>
        </table:table-row>
        <table:table-row table:style-name="ro4" table:number-rows-repeated="3">
          <table:table-cell table:style-name="ce68"/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Go After the Enemy'.A20]" office:value-type="string" office:string-value="// Go After the Enemy">
            <text:p>// Go After the Enemy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Go After the Enemy'.A21]" office:value-type="string" office:string-value="// Maneuver">
            <text:p>// Maneuver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Go After the Enemy'.A22]" office:value-type="string" office:string-value="addElement3D(&quot;Go After the Enemy&quot;,&quot;Stop&quot;,&quot;Prerequisite&quot;,&quot;Enemy Army Pulls Away&quot;) ;">
            <text:p>addElement3D("Go After the Enemy","Stop","Prerequisite","Enemy Army Pulls Away") ;</text:p>
          </table:table-cell>
          <table:table-cell table:formula="of:=['Go After the Enemy'.B22]" office:value-type="string" office:string-value="addElement3D(&quot;Go After the Enemy&quot;,&quot;Stop&quot;,&quot;Opponent&quot;,&quot;None&quot;) ;">
            <text:p>addElement3D("Go After the Enemy","Stop","Opponent","None") ;</text:p>
          </table:table-cell>
          <table:table-cell table:formula="of:=['Go After the Enemy'.C22]" office:value-type="string" office:string-value="addElement3D(&quot;Go After the Enemy&quot;,&quot;Stop&quot;,&quot;Triumph&quot;,&quot;Disengaged. Out of the Battle&quot;) ;">
            <text:p>addElement3D("Go After the Enemy","Stop","Triumph","Disengaged. Out of the Battle") ;</text:p>
          </table:table-cell>
          <table:table-cell table:formula="of:=['Go After the Enemy'.D22]" office:value-type="string" office:string-value="addElement3D(&quot;Go After the Enemy&quot;,&quot;Stop&quot;,&quot;Win&quot;,&quot;Disengaged. Out of the Battle&quot;) ;">
            <text:p>addElement3D("Go After the Enemy","Stop","Win","Disengaged. Out of the Battle") ;</text:p>
          </table:table-cell>
          <table:table-cell table:formula="of:=['Go After the Enemy'.E22]" office:value-type="string" office:string-value="addElement3D(&quot;Go After the Enemy&quot;,&quot;Stop&quot;,&quot;Loss&quot;,&quot;Disengaged. Out of the Battle&quot;) ;">
            <text:p>addElement3D("Go After the Enemy","Stop","Loss","Disengaged. Out of the Battle") ;</text:p>
          </table:table-cell>
          <table:table-cell table:style-name="ce73" table:formula="of:=['Go After the Enemy'.F22]" office:value-type="string" office:string-value="addElement3D(&quot;Go After the Enemy&quot;,&quot;Stop&quot;,&quot;Crush&quot;,&quot;Disengaged. Out of the Battle&quot;) ;">
            <text:p>addElement3D("Go After the Enemy","Stop","Crush","Disengaged. Out of the Battle") ;</text:p>
          </table:table-cell>
          <table:table-cell table:number-columns-repeated="1018"/>
        </table:table-row>
        <table:table-row table:style-name="ro4">
          <table:table-cell table:style-name="ce68" table:formula="of:=['Go After the Enemy'.A23]" office:value-type="string" office:string-value="addElement3D(&quot;Go After the Enemy&quot;,&quot;Follow&quot;,&quot;Prerequisite&quot;,&quot;Enemy Army Withdrawing&quot;) ;">
            <text:p>addElement3D("Go After the Enemy","Follow","Prerequisite","Enemy Army Withdrawing") ;</text:p>
          </table:table-cell>
          <table:table-cell table:formula="of:=['Go After the Enemy'.B23]" office:value-type="string" office:string-value="addElement3D(&quot;Go After the Enemy&quot;,&quot;Follow&quot;,&quot;Opponent&quot;,&quot;1 random foe; +10 bonus to foe&quot;) ;">
            <text:p>addElement3D("Go After the Enemy","Follow","Opponent","1 random foe; +10 bonus to foe") ;</text:p>
          </table:table-cell>
          <table:table-cell table:formula="of:=['Go After the Enemy'.C23]" office:value-type="string" office:string-value="addElement3D(&quot;Go After the Enemy&quot;,&quot;Follow&quot;,&quot;Triumph&quot;,&quot;-2 Intensity; Move forward 2 Zones&quot;) ;">
            <text:p>addElement3D("Go After the Enemy","Follow","Triumph","-2 Intensity; Move forward 2 Zones") ;</text:p>
          </table:table-cell>
          <table:table-cell table:formula="of:=['Go After the Enemy'.D23]" office:value-type="string" office:string-value="addElement3D(&quot;Go After the Enemy&quot;,&quot;Follow&quot;,&quot;Win&quot;,&quot;Move forward 1 Zone&quot;) ;">
            <text:p>addElement3D("Go After the Enemy","Follow","Win","Move forward 1 Zone") ;</text:p>
          </table:table-cell>
          <table:table-cell table:formula="of:=['Go After the Enemy'.E23]" office:value-type="string" office:string-value="addElement3D(&quot;Go After the Enemy&quot;,&quot;Follow&quot;,&quot;Loss&quot;,&quot;Move forward 1 Zone&quot;) ;">
            <text:p>addElement3D("Go After the Enemy","Follow","Loss","Move forward 1 Zone") ;</text:p>
          </table:table-cell>
          <table:table-cell table:style-name="ce73" table:formula="of:=['Go After the Enemy'.F23]" office:value-type="string" office:string-value="addElement3D(&quot;Go After the Enemy&quot;,&quot;Follow&quot;,&quot;Crush&quot;,&quot;+2 Intensity; No movement; Disengaged&quot;) ;">
            <text:p>addElement3D("Go After the Enemy","Follow","Crush","+2 Intensity; No movement; Disengaged") ;</text:p>
          </table:table-cell>
          <table:table-cell table:number-columns-repeated="1018"/>
        </table:table-row>
        <table:table-row table:style-name="ro4">
          <table:table-cell table:style-name="ce68" table:formula="of:=['Go After the Enemy'.A24]" office:value-type="string" office:string-value="addElement3D(&quot;Go After the Enemy&quot;,&quot;Pursue&quot;,&quot;Prerequisite&quot;,&quot;Enemy Army Retreating&quot;) ;">
            <text:p>addElement3D("Go After the Enemy","Pursue","Prerequisite","Enemy Army Retreating") ;</text:p>
          </table:table-cell>
          <table:table-cell table:formula="of:=['Go After the Enemy'.B24]" office:value-type="string" office:string-value="addElement3D(&quot;Go After the Enemy&quot;,&quot;Pursue&quot;,&quot;Opponent&quot;,&quot;2 foes, each ×0.5; Rearguard 18-20&quot;) ;">
            <text:p>addElement3D("Go After the Enemy","Pursue","Opponent","2 foes, each ×0.5; Rearguard 18-20") ;</text:p>
          </table:table-cell>
          <table:table-cell table:formula="of:=['Go After the Enemy'.C24]" office:value-type="string" office:string-value="addElement3D(&quot;Go After the Enemy&quot;,&quot;Pursue&quot;,&quot;Triumph&quot;,&quot;-2 Intensity; Move forward 2 Zones; Disordered&quot;) ;">
            <text:p>addElement3D("Go After the Enemy","Pursue","Triumph","-2 Intensity; Move forward 2 Zones; Disordered") ;</text:p>
          </table:table-cell>
          <table:table-cell table:formula="of:=['Go After the Enemy'.D24]" office:value-type="string" office:string-value="addElement3D(&quot;Go After the Enemy&quot;,&quot;Pursue&quot;,&quot;Win&quot;,&quot;Move forward 2 Zones; Broken&quot;) ;">
            <text:p>addElement3D("Go After the Enemy","Pursue","Win","Move forward 2 Zones; Broken") ;</text:p>
          </table:table-cell>
          <table:table-cell table:formula="of:=['Go After the Enemy'.E24]" office:value-type="string" office:string-value="addElement3D(&quot;Go After the Enemy&quot;,&quot;Pursue&quot;,&quot;Loss&quot;,&quot;Move forward 1 Zone; Disengaged&quot;) ;">
            <text:p>addElement3D("Go After the Enemy","Pursue","Loss","Move forward 1 Zone; Disengaged") ;</text:p>
          </table:table-cell>
          <table:table-cell table:style-name="ce73" table:formula="of:=['Go After the Enemy'.F24]" office:value-type="string" office:string-value="addElement3D(&quot;Go After the Enemy&quot;,&quot;Pursue&quot;,&quot;Crush&quot;,&quot;+2 Intensity; Recoil 1 Zone; Disengaged&quot;) ;">
            <text:p>addElement3D("Go After the Enemy","Pursue","Crush","+2 Intensity; Recoil 1 Zone; Disengaged") ;</text:p>
          </table:table-cell>
          <table:table-cell table:number-columns-repeated="1018"/>
        </table:table-row>
        <table:table-row table:style-name="ro4">
          <table:table-cell table:style-name="ce68" table:formula="of:=['Go After the Enemy'.A25]" office:value-type="string" office:string-value="addElement3D(&quot;Go After the Enemy&quot;,&quot;Chase (Individuals use Hunting)&quot;,&quot;Prerequisite&quot;,&quot;Enemy Army Routing; Unit will Break&quot;) ;">
            <text:p>addElement3D("Go After the Enemy","Chase (Individuals use Hunting)","Prerequisite","Enemy Army Routing; Unit will Break") ;</text:p>
          </table:table-cell>
          <table:table-cell table:formula="of:=['Go After the Enemy'.B25]" office:value-type="string" office:string-value="addElement3D(&quot;Go After the Enemy&quot;,&quot;Chase (Individuals use Hunting)&quot;,&quot;Opponent&quot;,&quot;1d6 foes, Each ×0.5; Rearguard 20&quot;) ;">
            <text:p>addElement3D("Go After the Enemy","Chase (Individuals use Hunting)","Opponent","1d6 foes, Each ×0.5; Rearguard 20") ;</text:p>
          </table:table-cell>
          <table:table-cell table:formula="of:=['Go After the Enemy'.C25]" office:value-type="string" office:string-value="addElement3D(&quot;Go After the Enemy&quot;,&quot;Chase (Individuals use Hunting)&quot;,&quot;Triumph&quot;,&quot;Not applicable. All knights are Alone.&quot;) ;">
            <text:p>addElement3D("Go After the Enemy","Chase (Individuals use Hunting)","Triumph","Not applicable. All knights are Alone.") ;</text:p>
          </table:table-cell>
          <table:table-cell table:formula="of:=['Go After the Enemy'.D25]" office:value-type="string" office:string-value="addElement3D(&quot;Go After the Enemy&quot;,&quot;Chase (Individuals use Hunting)&quot;,&quot;Win&quot;,&quot;Not applicable. All knights are Alone.&quot;) ;">
            <text:p>addElement3D("Go After the Enemy","Chase (Individuals use Hunting)","Win","Not applicable. All knights are Alone.") ;</text:p>
          </table:table-cell>
          <table:table-cell table:formula="of:=['Go After the Enemy'.E25]" office:value-type="string" office:string-value="addElement3D(&quot;Go After the Enemy&quot;,&quot;Chase (Individuals use Hunting)&quot;,&quot;Loss&quot;,&quot;Not applicable. All knights are Alone.&quot;) ;">
            <text:p>addElement3D("Go After the Enemy","Chase (Individuals use Hunting)","Loss","Not applicable. All knights are Alone.") ;</text:p>
          </table:table-cell>
          <table:table-cell table:style-name="ce73" table:formula="of:=['Go After the Enemy'.F25]" office:value-type="string" office:string-value="addElement3D(&quot;Go After the Enemy&quot;,&quot;Chase (Individuals use Hunting)&quot;,&quot;Crush&quot;,&quot;Not applicable. All knights are Alone.&quot;) ;">
            <text:p>addElement3D("Go After the Enemy","Chase (Individuals use Hunting)","Crush","Not applicable. All knights are Alone.") ;</text:p>
          </table:table-cell>
          <table:table-cell table:number-columns-repeated="1018"/>
        </table:table-row>
        <table:table-row table:style-name="ro4" table:number-rows-repeated="3">
          <table:table-cell table:style-name="ce68"/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Pull Back'.A20]" office:value-type="string" office:string-value="// Pull Back">
            <text:p>// Pull Back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Pull Back'.A21]" office:value-type="string" office:string-value="// Maneuver">
            <text:p>// Maneuver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Pull Back'.A22]" office:value-type="string" office:string-value="addElement3D(&quot;Pull Back&quot;,&quot;Run Away! (Horsemanship)&quot;,&quot;Prerequisite&quot;,&quot;None&quot;) ;">
            <text:p>addElement3D("Pull Back","Run Away! (Horsemanship)","Prerequisite","None") ;</text:p>
          </table:table-cell>
          <table:table-cell table:formula="of:=['Pull Back'.B22]" office:value-type="string" office:string-value="addElement3D(&quot;Pull Back&quot;,&quot;Run Away! (Horsemanship)&quot;,&quot;Opponent&quot;,&quot;3 random foes, player choose 1&quot;) ;">
            <text:p>addElement3D("Pull Back","Run Away! (Horsemanship)","Opponent","3 random foes, player choose 1") ;</text:p>
          </table:table-cell>
          <table:table-cell table:formula="of:=['Pull Back'.C22]" office:value-type="string" office:string-value="addElement3D(&quot;Pull Back&quot;,&quot;Run Away! (Horsemanship)&quot;,&quot;Triumph&quot;,&quot;Move back 1 or 2 Zones; Disengaged&quot;) ;">
            <text:p>addElement3D("Pull Back","Run Away! (Horsemanship)","Triumph","Move back 1 or 2 Zones; Disengaged") ;</text:p>
          </table:table-cell>
          <table:table-cell table:formula="of:=['Pull Back'.D22]" office:value-type="string" office:string-value="addElement3D(&quot;Pull Back&quot;,&quot;Run Away! (Horsemanship)&quot;,&quot;Win&quot;,&quot;Move back 1 Zone; Disordered &amp; Disengaged&quot;) ;">
            <text:p>addElement3D("Pull Back","Run Away! (Horsemanship)","Win","Move back 1 Zone; Disordered &amp; Disengaged") ;</text:p>
          </table:table-cell>
          <table:table-cell table:formula="of:=['Pull Back'.E22]" office:value-type="string" office:string-value="addElement3D(&quot;Pull Back&quot;,&quot;Run Away! (Horsemanship)&quot;,&quot;Loss&quot;,&quot;Recoil 1 Zone; Disordered &amp; Disengaged&quot;) ;">
            <text:p>addElement3D("Pull Back","Run Away! (Horsemanship)","Loss","Recoil 1 Zone; Disordered &amp; Disengaged") ;</text:p>
          </table:table-cell>
          <table:table-cell table:style-name="ce73" table:formula="of:=['Pull Back'.F22]" office:value-type="string" office:string-value="addElement3D(&quot;Pull Back&quot;,&quot;Run Away! (Horsemanship)&quot;,&quot;Crush&quot;,&quot;+2 Intensity; Broken&quot;) ;">
            <text:p>addElement3D("Pull Back","Run Away! (Horsemanship)","Crush","+2 Intensity; Broken") ;</text:p>
          </table:table-cell>
          <table:table-cell table:number-columns-repeated="1018"/>
        </table:table-row>
        <table:table-row table:style-name="ro4">
          <table:table-cell table:style-name="ce68" table:formula="of:=['Pull Back'.A23]" office:value-type="string" office:string-value="addElement3D(&quot;Pull Back&quot;,&quot;Sprint&quot;,&quot;Prerequisite&quot;,&quot;Marked w/ “Sprint” as a Skill&quot;) ;">
            <text:p>addElement3D("Pull Back","Sprint","Prerequisite","Marked w/ “Sprint” as a Skill") ;</text:p>
          </table:table-cell>
          <table:table-cell table:formula="of:=['Pull Back'.B23]" office:value-type="string" office:string-value="addElement3D(&quot;Pull Back&quot;,&quot;Sprint&quot;,&quot;Opponent&quot;,&quot;Any attacking Non-missile Opponent +5 to attack&quot;) ;">
            <text:p>addElement3D("Pull Back","Sprint","Opponent","Any attacking Non-missile Opponent +5 to attack") ;</text:p>
          </table:table-cell>
          <table:table-cell table:formula="of:=['Pull Back'.C23]" office:value-type="string" office:string-value="addElement3D(&quot;Pull Back&quot;,&quot;Sprint&quot;,&quot;Triumph&quot;,&quot;Move back 2 Zones; Disordered&quot;) ;">
            <text:p>addElement3D("Pull Back","Sprint","Triumph","Move back 2 Zones; Disordered") ;</text:p>
          </table:table-cell>
          <table:table-cell table:formula="of:=['Pull Back'.D23]" office:value-type="string" office:string-value="addElement3D(&quot;Pull Back&quot;,&quot;Sprint&quot;,&quot;Win&quot;,&quot;Move back 1 Zone; Disordered&quot;) ;">
            <text:p>addElement3D("Pull Back","Sprint","Win","Move back 1 Zone; Disordered") ;</text:p>
          </table:table-cell>
          <table:table-cell table:formula="of:=['Pull Back'.E23]" office:value-type="string" office:string-value="addElement3D(&quot;Pull Back&quot;,&quot;Sprint&quot;,&quot;Loss&quot;,&quot;Broken&quot;) ;">
            <text:p>addElement3D("Pull Back","Sprint","Loss","Broken") ;</text:p>
          </table:table-cell>
          <table:table-cell table:style-name="ce73" table:formula="of:=['Pull Back'.F23]" office:value-type="string" office:string-value="addElement3D(&quot;Pull Back&quot;,&quot;Sprint&quot;,&quot;Crush&quot;,&quot;Broken&quot;) ;">
            <text:p>addElement3D("Pull Back","Sprint","Crush","Broken") ;</text:p>
          </table:table-cell>
          <table:table-cell table:number-columns-repeated="1018"/>
        </table:table-row>
        <table:table-row table:style-name="ro4">
          <table:table-cell table:style-name="ce68" table:formula="of:=['Pull Back'.A24]" office:value-type="string" office:string-value="addElement3D(&quot;Pull Back&quot;,&quot;Withdraw (+10 bonus)&quot;,&quot;Prerequisite&quot;,&quot;None&quot;) ;">
            <text:p>addElement3D("Pull Back","Withdraw (+10 bonus)","Prerequisite","None") ;</text:p>
          </table:table-cell>
          <table:table-cell table:formula="of:=['Pull Back'.B24]" office:value-type="string" office:string-value="addElement3D(&quot;Pull Back&quot;,&quot;Withdraw (+10 bonus)&quot;,&quot;Opponent&quot;,&quot;3 random foes, Gamemaster choose 1&quot;) ;">
            <text:p>addElement3D("Pull Back","Withdraw (+10 bonus)","Opponent","3 random foes, Gamemaster choose 1") ;</text:p>
          </table:table-cell>
          <table:table-cell table:formula="of:=['Pull Back'.C24]" office:value-type="string" office:string-value="addElement3D(&quot;Pull Back&quot;,&quot;Withdraw (+10 bonus)&quot;,&quot;Triumph&quot;,&quot;Move back 1 Zone; Disengaged; -2 Intensity&quot;) ;">
            <text:p>addElement3D("Pull Back","Withdraw (+10 bonus)","Triumph","Move back 1 Zone; Disengaged; -2 Intensity") ;</text:p>
          </table:table-cell>
          <table:table-cell table:formula="of:=['Pull Back'.D24]" office:value-type="string" office:string-value="addElement3D(&quot;Pull Back&quot;,&quot;Withdraw (+10 bonus)&quot;,&quot;Win&quot;,&quot;Move Back 1 Zone; Disengaged&quot;) ;">
            <text:p>addElement3D("Pull Back","Withdraw (+10 bonus)","Win","Move Back 1 Zone; Disengaged") ;</text:p>
          </table:table-cell>
          <table:table-cell table:formula="of:=['Pull Back'.E24]" office:value-type="string" office:string-value="addElement3D(&quot;Pull Back&quot;,&quot;Withdraw (+10 bonus)&quot;,&quot;Loss&quot;,&quot;Move back 1 Zone&quot;) ;">
            <text:p>addElement3D("Pull Back","Withdraw (+10 bonus)","Loss","Move back 1 Zone") ;</text:p>
          </table:table-cell>
          <table:table-cell table:style-name="ce73" table:formula="of:=['Pull Back'.F24]" office:value-type="string" office:string-value="addElement3D(&quot;Pull Back&quot;,&quot;Withdraw (+10 bonus)&quot;,&quot;Crush&quot;,&quot;+2 Intensity; Recoil 1 Zone&quot;) ;">
            <text:p>addElement3D("Pull Back","Withdraw (+10 bonus)","Crush","+2 Intensity; Recoil 1 Zone") ;</text:p>
          </table:table-cell>
          <table:table-cell table:number-columns-repeated="1018"/>
        </table:table-row>
        <table:table-row table:style-name="ro4">
          <table:table-cell table:style-name="ce68" table:formula="of:=['Pull Back'.A25]" office:value-type="string" office:string-value="addElement3D(&quot;Pull Back&quot;,&quot;Flee Fighting&quot;,&quot;Prerequisite&quot;,&quot;Shoot n’ Scoot&quot;) ;">
            <text:p>addElement3D("Pull Back","Flee Fighting","Prerequisite","Shoot n’ Scoot") ;</text:p>
          </table:table-cell>
          <table:table-cell table:formula="of:=['Pull Back'.B25]" office:value-type="string" office:string-value="addElement3D(&quot;Pull Back&quot;,&quot;Flee Fighting&quot;,&quot;Opponent&quot;,&quot;Any non-missile horse unit that attacks&quot;) ;">
            <text:p>addElement3D("Pull Back","Flee Fighting","Opponent","Any non-missile horse unit that attacks") ;</text:p>
          </table:table-cell>
          <table:table-cell table:formula="of:=['Pull Back'.C25]" office:value-type="string" office:string-value="addElement3D(&quot;Pull Back&quot;,&quot;Flee Fighting&quot;,&quot;Triumph&quot;,&quot;Move Back 1 Zone; Disengaged&quot;) ;">
            <text:p>addElement3D("Pull Back","Flee Fighting","Triumph","Move Back 1 Zone; Disengaged") ;</text:p>
          </table:table-cell>
          <table:table-cell table:formula="of:=['Pull Back'.D25]" office:value-type="string" office:string-value="addElement3D(&quot;Pull Back&quot;,&quot;Flee Fighting&quot;,&quot;Win&quot;,&quot;Move Back 1 Zone; Disengaged&quot;) ;">
            <text:p>addElement3D("Pull Back","Flee Fighting","Win","Move Back 1 Zone; Disengaged") ;</text:p>
          </table:table-cell>
          <table:table-cell table:formula="of:=['Pull Back'.E25]" office:value-type="string" office:string-value="addElement3D(&quot;Pull Back&quot;,&quot;Flee Fighting&quot;,&quot;Loss&quot;,&quot;Move Back 1 Zone; Disordered &amp; Disengaged&quot;) ;">
            <text:p>addElement3D("Pull Back","Flee Fighting","Loss","Move Back 1 Zone; Disordered &amp; Disengaged") ;</text:p>
          </table:table-cell>
          <table:table-cell table:style-name="ce73" table:formula="of:=['Pull Back'.F25]" office:value-type="string" office:string-value="addElement3D(&quot;Pull Back&quot;,&quot;Flee Fighting&quot;,&quot;Crush&quot;,&quot;+1 Intensity Move Back 2 Zones; Broken&quot;) ;">
            <text:p>addElement3D("Pull Back","Flee Fighting","Crush","+1 Intensity Move Back 2 Zones; Broken") ;</text:p>
          </table:table-cell>
          <table:table-cell table:number-columns-repeated="1018"/>
        </table:table-row>
        <table:table-row table:style-name="ro4" table:number-rows-repeated="3">
          <table:table-cell table:style-name="ce68"/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Out of Combat'.A20]" office:value-type="string" office:string-value="// Out of Combat">
            <text:p>// Out of Combat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Out of Combat'.A21]" office:value-type="string" office:string-value="// Maneuver">
            <text:p>// Maneuver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Out of Combat'.A22]" office:value-type="string" office:string-value="addElement3D(&quot;Out of Combat&quot;,&quot;Advance&quot;,&quot;Prerequisite&quot;,&quot;Unit is in a Noncombat Zone&quot;) ;">
            <text:p>addElement3D("Out of Combat","Advance","Prerequisite","Unit is in a Noncombat Zone") ;</text:p>
          </table:table-cell>
          <table:table-cell table:formula="of:=['Out of Combat'.B22]" office:value-type="string" office:string-value="addElement3D(&quot;Out of Combat&quot;,&quot;Advance&quot;,&quot;Opponent&quot;,&quot;No foes, no fight, move up to 2 Zones forward; Disengaged on next round.&quot;) ;">
            <text:p>addElement3D("Out of Combat","Advance","Opponent","No foes, no fight, move up to 2 Zones forward; Disengaged on next round.") ;</text:p>
          </table:table-cell>
          <table:table-cell table:formula="of:=['Out of Combat'.C22]" office:value-type="string" office:string-value="addElement3D(&quot;Out of Combat&quot;,&quot;Advance&quot;,&quot;Triumph&quot;,&quot;No foes, no fight, move up to 2 Zones forward; Disengaged on next round.&quot;) ;">
            <text:p>addElement3D("Out of Combat","Advance","Triumph","No foes, no fight, move up to 2 Zones forward; Disengaged on next round.") ;</text:p>
          </table:table-cell>
          <table:table-cell table:formula="of:=['Out of Combat'.D22]" office:value-type="string" office:string-value="addElement3D(&quot;Out of Combat&quot;,&quot;Advance&quot;,&quot;Win&quot;,&quot;No foes, no fight, move up to 2 Zones forward; Disengaged on next round.&quot;) ;">
            <text:p>addElement3D("Out of Combat","Advance","Win","No foes, no fight, move up to 2 Zones forward; Disengaged on next round.") ;</text:p>
          </table:table-cell>
          <table:table-cell table:formula="of:=['Out of Combat'.E22]" office:value-type="string" office:string-value="addElement3D(&quot;Out of Combat&quot;,&quot;Advance&quot;,&quot;Loss&quot;,&quot;No foes, no fight, move up to 2 Zones forward; Disengaged on next round.&quot;) ;">
            <text:p>addElement3D("Out of Combat","Advance","Loss","No foes, no fight, move up to 2 Zones forward; Disengaged on next round.") ;</text:p>
          </table:table-cell>
          <table:table-cell table:style-name="ce73" table:formula="of:=['Out of Combat'.F22]" office:value-type="string" office:string-value="addElement3D(&quot;Out of Combat&quot;,&quot;Advance&quot;,&quot;Crush&quot;,&quot;No foes, no fight, move up to 2 Zones forward; Disengaged on next round.&quot;) ;">
            <text:p>addElement3D("Out of Combat","Advance","Crush","No foes, no fight, move up to 2 Zones forward; Disengaged on next round.") ;</text:p>
          </table:table-cell>
          <table:table-cell table:number-columns-repeated="1018"/>
        </table:table-row>
        <table:table-row table:style-name="ro4">
          <table:table-cell table:style-name="ce68" table:formula="of:=['Out of Combat'.A23]" office:value-type="string" office:string-value="addElement3D(&quot;Out of Combat&quot;,&quot;Remain Disengaged&quot;,&quot;Prerequisite&quot;,&quot;Unit is Disengaged&quot;) ;">
            <text:p>addElement3D("Out of Combat","Remain Disengaged","Prerequisite","Unit is Disengaged") ;</text:p>
          </table:table-cell>
          <table:table-cell table:formula="of:=['Out of Combat'.B23]" office:value-type="string" office:string-value="addElement3D(&quot;Out of Combat&quot;,&quot;Remain Disengaged&quot;,&quot;Opponent&quot;,&quot;No foes, no fight, no move; perform a Disengaged action; Disengaged on next round.&quot;) ;">
            <text:p>addElement3D("Out of Combat","Remain Disengaged","Opponent","No foes, no fight, no move; perform a Disengaged action; Disengaged on next round.") ;</text:p>
          </table:table-cell>
          <table:table-cell table:formula="of:=['Out of Combat'.C23]" office:value-type="string" office:string-value="addElement3D(&quot;Out of Combat&quot;,&quot;Remain Disengaged&quot;,&quot;Triumph&quot;,&quot;No foes, no fight, no move; perform a Disengaged action; Disengaged on next round.&quot;) ;">
            <text:p>addElement3D("Out of Combat","Remain Disengaged","Triumph","No foes, no fight, no move; perform a Disengaged action; Disengaged on next round.") ;</text:p>
          </table:table-cell>
          <table:table-cell table:formula="of:=['Out of Combat'.D23]" office:value-type="string" office:string-value="addElement3D(&quot;Out of Combat&quot;,&quot;Remain Disengaged&quot;,&quot;Win&quot;,&quot;No foes, no fight, no move; perform a Disengaged action; Disengaged on next round.&quot;) ;">
            <text:p>addElement3D("Out of Combat","Remain Disengaged","Win","No foes, no fight, no move; perform a Disengaged action; Disengaged on next round.") ;</text:p>
          </table:table-cell>
          <table:table-cell table:formula="of:=['Out of Combat'.E23]" office:value-type="string" office:string-value="addElement3D(&quot;Out of Combat&quot;,&quot;Remain Disengaged&quot;,&quot;Loss&quot;,&quot;No foes, no fight, no move; perform a Disengaged action; Disengaged on next round.&quot;) ;">
            <text:p>addElement3D("Out of Combat","Remain Disengaged","Loss","No foes, no fight, no move; perform a Disengaged action; Disengaged on next round.") ;</text:p>
          </table:table-cell>
          <table:table-cell table:style-name="ce73" table:formula="of:=['Out of Combat'.F23]" office:value-type="string" office:string-value="addElement3D(&quot;Out of Combat&quot;,&quot;Remain Disengaged&quot;,&quot;Crush&quot;,&quot;No foes, no fight, no move; perform a Disengaged action; Disengaged on next round.&quot;) ;">
            <text:p>addElement3D("Out of Combat","Remain Disengaged","Crush","No foes, no fight, no move; perform a Disengaged action; Disengaged on next round.") ;</text:p>
          </table:table-cell>
          <table:table-cell table:number-columns-repeated="1018"/>
        </table:table-row>
        <table:table-row table:style-name="ro4">
          <table:table-cell table:style-name="ce68" table:formula="of:=['Out of Combat'.A24]" office:value-type="string" office:string-value="addElement3D(&quot;Out of Combat&quot;,&quot;Remove (Self)&quot;,&quot;Prerequisite&quot;,&quot;Unit is in a Noncombat Zone or Disengaged&quot;) ;">
            <text:p>addElement3D("Out of Combat","Remove (Self)","Prerequisite","Unit is in a Noncombat Zone or Disengaged") ;</text:p>
          </table:table-cell>
          <table:table-cell table:formula="of:=['Out of Combat'.B24]" office:value-type="string" office:string-value="addElement3D(&quot;Out of Combat&quot;,&quot;Remove (Self)&quot;,&quot;Opponent&quot;,&quot;No foes, no fight, move 1 or 2 Zones back; Disengaged on next round.&quot;) ;">
            <text:p>addElement3D("Out of Combat","Remove (Self)","Opponent","No foes, no fight, move 1 or 2 Zones back; Disengaged on next round.") ;</text:p>
          </table:table-cell>
          <table:table-cell table:formula="of:=['Out of Combat'.C24]" office:value-type="string" office:string-value="addElement3D(&quot;Out of Combat&quot;,&quot;Remove (Self)&quot;,&quot;Triumph&quot;,&quot;No foes, no fight, move 1 or 2 Zones back; Disengaged on next round.&quot;) ;">
            <text:p>addElement3D("Out of Combat","Remove (Self)","Triumph","No foes, no fight, move 1 or 2 Zones back; Disengaged on next round.") ;</text:p>
          </table:table-cell>
          <table:table-cell table:formula="of:=['Out of Combat'.D24]" office:value-type="string" office:string-value="addElement3D(&quot;Out of Combat&quot;,&quot;Remove (Self)&quot;,&quot;Win&quot;,&quot;No foes, no fight, move 1 or 2 Zones back; Disengaged on next round.&quot;) ;">
            <text:p>addElement3D("Out of Combat","Remove (Self)","Win","No foes, no fight, move 1 or 2 Zones back; Disengaged on next round.") ;</text:p>
          </table:table-cell>
          <table:table-cell table:formula="of:=['Out of Combat'.E24]" office:value-type="string" office:string-value="addElement3D(&quot;Out of Combat&quot;,&quot;Remove (Self)&quot;,&quot;Loss&quot;,&quot;No foes, no fight, move 1 or 2 Zones back; Disengaged on next round.&quot;) ;">
            <text:p>addElement3D("Out of Combat","Remove (Self)","Loss","No foes, no fight, move 1 or 2 Zones back; Disengaged on next round.") ;</text:p>
          </table:table-cell>
          <table:table-cell table:style-name="ce73" table:formula="of:=['Out of Combat'.F24]" office:value-type="string" office:string-value="addElement3D(&quot;Out of Combat&quot;,&quot;Remove (Self)&quot;,&quot;Crush&quot;,&quot;No foes, no fight, move 1 or 2 Zones back; Disengaged on next round.&quot;) ;">
            <text:p>addElement3D("Out of Combat","Remove (Self)","Crush","No foes, no fight, move 1 or 2 Zones back; Disengaged on next round.") ;</text:p>
          </table:table-cell>
          <table:table-cell table:number-columns-repeated="1018"/>
        </table:table-row>
        <table:table-row table:style-name="ro4" table:number-rows-repeated="3">
          <table:table-cell table:style-name="ce68"/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Unusual Events'.A20]" office:value-type="string" office:string-value="// Unusual Events">
            <text:p>// Unusual Events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Unusual Events'.A21]" office:value-type="string" office:string-value="// Maneuver">
            <text:p>// Maneuver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Unusual Events'.A22]" office:value-type="string" office:string-value="addElement3D(&quot;Unusual Events&quot;,&quot;Opportunity&quot;,&quot;Prerequisite&quot;,&quot;The unit commander must have won, and rolled a critical success&quot;) ;">
            <text:p>addElement3D("Unusual Events","Opportunity","Prerequisite","The unit commander must have won, and rolled a critical success") ;</text:p>
          </table:table-cell>
          <table:table-cell table:formula="of:=['Unusual Events'.B22]" office:value-type="string" office:string-value="addElement3D(&quot;Unusual Events&quot;,&quot;Opportunity&quot;,&quot;Opponent&quot;,&quot;See Table in Book of Battle p38&quot;) ;">
            <text:p>addElement3D("Unusual Events","Opportunity","Opponent","See Table in Book of Battle p38") ;</text:p>
          </table:table-cell>
          <table:table-cell table:formula="of:=['Unusual Events'.C22]" office:value-type="string" office:string-value="addElement3D(&quot;Unusual Events&quot;,&quot;Opportunity&quot;,&quot;Triumph&quot;,&quot;See p38&quot;) ;">
            <text:p>addElement3D("Unusual Events","Opportunity","Triumph","See p38") ;</text:p>
          </table:table-cell>
          <table:table-cell table:formula="of:=['Unusual Events'.D22]" office:value-type="string" office:string-value="addElement3D(&quot;Unusual Events&quot;,&quot;Opportunity&quot;,&quot;Win&quot;,&quot;See p38&quot;) ;">
            <text:p>addElement3D("Unusual Events","Opportunity","Win","See p38") ;</text:p>
          </table:table-cell>
          <table:table-cell table:formula="of:=['Unusual Events'.E22]" office:value-type="string" office:string-value="addElement3D(&quot;Unusual Events&quot;,&quot;Opportunity&quot;,&quot;Loss&quot;,&quot;See p38&quot;) ;">
            <text:p>addElement3D("Unusual Events","Opportunity","Loss","See p38") ;</text:p>
          </table:table-cell>
          <table:table-cell table:style-name="ce73" table:formula="of:=['Unusual Events'.F22]" office:value-type="string" office:string-value="addElement3D(&quot;Unusual Events&quot;,&quot;Opportunity&quot;,&quot;Crush&quot;,&quot;See p38&quot;) ;">
            <text:p>addElement3D("Unusual Events","Opportunity","Crush","See p38") ;</text:p>
          </table:table-cell>
          <table:table-cell table:number-columns-repeated="1018"/>
        </table:table-row>
        <table:table-row table:style-name="ro4">
          <table:table-cell table:style-name="ce68" table:formula="of:=['Unusual Events'.A23]" office:value-type="string" office:string-value="addElement3D(&quot;Unusual Events&quot;,&quot;Surprise&quot;,&quot;Prerequisite&quot;,&quot;This occurs every time that the Unit Commander and Intensity both get a Critical Success or both Fumble on the unit maneuver roll.&quot;) ;">
            <text:p>addElement3D("Unusual Events","Surprise","Prerequisite","This occurs every time that the Unit Commander and Intensity both get a Critical Success or both Fumble on the unit maneuver roll.") ;</text:p>
          </table:table-cell>
          <table:table-cell table:formula="of:=['Unusual Events'.B23]" office:value-type="string" office:string-value="addElement3D(&quot;Unusual Events&quot;,&quot;Surprise&quot;,&quot;Opponent&quot;,&quot;See Table in Book of Battle p39&quot;) ;">
            <text:p>addElement3D("Unusual Events","Surprise","Opponent","See Table in Book of Battle p39") ;</text:p>
          </table:table-cell>
          <table:table-cell table:formula="of:=['Unusual Events'.C23]" office:value-type="string" office:string-value="addElement3D(&quot;Unusual Events&quot;,&quot;Surprise&quot;,&quot;Triumph&quot;,&quot;See p39&quot;) ;">
            <text:p>addElement3D("Unusual Events","Surprise","Triumph","See p39") ;</text:p>
          </table:table-cell>
          <table:table-cell table:formula="of:=['Unusual Events'.D23]" office:value-type="string" office:string-value="addElement3D(&quot;Unusual Events&quot;,&quot;Surprise&quot;,&quot;Win&quot;,&quot;See p39&quot;) ;">
            <text:p>addElement3D("Unusual Events","Surprise","Win","See p39") ;</text:p>
          </table:table-cell>
          <table:table-cell table:formula="of:=['Unusual Events'.E23]" office:value-type="string" office:string-value="addElement3D(&quot;Unusual Events&quot;,&quot;Surprise&quot;,&quot;Loss&quot;,&quot;See p39&quot;) ;">
            <text:p>addElement3D("Unusual Events","Surprise","Loss","See p39") ;</text:p>
          </table:table-cell>
          <table:table-cell table:style-name="ce73" table:formula="of:=['Unusual Events'.F23]" office:value-type="string" office:string-value="addElement3D(&quot;Unusual Events&quot;,&quot;Surprise&quot;,&quot;Crush&quot;,&quot;See p39&quot;) ;">
            <text:p>addElement3D("Unusual Events","Surprise","Crush","See p39") ;</text:p>
          </table:table-cell>
          <table:table-cell table:number-columns-repeated="1018"/>
        </table:table-row>
        <table:table-row table:style-name="ro4" table:number-rows-repeated="3">
          <table:table-cell table:style-name="ce68"/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Rally Battalion'.A20]" office:value-type="string" office:string-value="// Rally Battalion">
            <text:p>// Rally Battalion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8" table:formula="of:=['Rally Battalion'.A21]" office:value-type="string" office:string-value="// Maneuver">
            <text:p>// Maneuver</text:p>
          </table:table-cell>
          <table:table-cell table:number-columns-repeated="4"/>
          <table:table-cell table:style-name="ce73"/>
          <table:table-cell table:number-columns-repeated="1018"/>
        </table:table-row>
        <table:table-row table:style-name="ro4">
          <table:table-cell table:style-name="ce69" table:formula="of:=['Rally Battalion'.A22]" office:value-type="string" office:string-value="addElement3D(&quot;Rally Battalion&quot;,&quot;Rally Battalion&quot;,&quot;Prerequisite&quot;,&quot;Intensity greater than 30&quot;) ;">
            <text:p>addElement3D("Rally Battalion","Rally Battalion","Prerequisite","Intensity greater than 30") ;</text:p>
          </table:table-cell>
          <table:table-cell table:style-name="ce71" table:formula="of:=['Rally Battalion'.B22]" office:value-type="string" office:string-value="addElement3D(&quot;Rally Battalion&quot;,&quot;Rally Battalion&quot;,&quot;Opponent&quot;,&quot;×3 random melee; 1 missile&quot;) ;">
            <text:p>addElement3D("Rally Battalion","Rally Battalion","Opponent","×3 random melee; 1 missile") ;</text:p>
          </table:table-cell>
          <table:table-cell table:style-name="ce71" table:formula="of:=['Rally Battalion'.C22]" office:value-type="string" office:string-value="addElement3D(&quot;Rally Battalion&quot;,&quot;Rally Battalion&quot;,&quot;Triumph&quot;,&quot;-20 Intensity&quot;) ;">
            <text:p>addElement3D("Rally Battalion","Rally Battalion","Triumph","-20 Intensity") ;</text:p>
          </table:table-cell>
          <table:table-cell table:style-name="ce71" table:formula="of:=['Rally Battalion'.D22]" office:value-type="string" office:string-value="addElement3D(&quot;Rally Battalion&quot;,&quot;Rally Battalion&quot;,&quot;Win&quot;,&quot;-10 Intensity&quot;) ;">
            <text:p>addElement3D("Rally Battalion","Rally Battalion","Win","-10 Intensity") ;</text:p>
          </table:table-cell>
          <table:table-cell table:style-name="ce71" table:formula="of:=['Rally Battalion'.E22]" office:value-type="string" office:string-value="addElement3D(&quot;Rally Battalion&quot;,&quot;Rally Battalion&quot;,&quot;Loss&quot;,&quot;Recoil 2 Zones&quot;) ;">
            <text:p>addElement3D("Rally Battalion","Rally Battalion","Loss","Recoil 2 Zones") ;</text:p>
          </table:table-cell>
          <table:table-cell table:style-name="ce74" table:formula="of:=['Rally Battalion'.F22]" office:value-type="string" office:string-value="addElement3D(&quot;Rally Battalion&quot;,&quot;Rally Battalion&quot;,&quot;Crush&quot;,&quot;+2 Intensity; Broken&quot;) ;">
            <text:p>addElement3D("Rally Battalion","Rally Battalion","Crush","+2 Intensity; Broken") ;</text:p>
          </table:table-cell>
          <table:table-cell table:number-columns-repeated="1018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bQuote" table:base-cell-address="$Offensive.$A$1" table:cell-range-address="$Offensive.$B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NewRoman,Bold" svg:font-family="'TimesNewRoman,Bold'"/>
    <style:font-face style:name="TimesNewRoman" svg:font-family="TimesNewRoman, Bold"/>
    <style:font-face style:name="Courier New2" svg:font-family="'Courier New'" style:font-family-generic="modern"/>
    <style:font-face style:name="TimesNewRomanPSMT" svg:font-family="TimesNewRomanPSMT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Yes</number:text>
    </number:number-style>
    <number:number-style style:name="N138P1" style:volatile="true">
      <number:text>Yes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27/07/2012</text:date>, <text:time>23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M</meta:initial-creator>
    <meta:creation-date>2012-07-23T22:25:50.08</meta:creation-date>
    <dc:date>2012-07-27T23:05:11.34</dc:date>
    <dc:creator>D M</dc:creator>
    <meta:editing-duration>PT2H5M41S</meta:editing-duration>
    <meta:editing-cycles>16</meta:editing-cycles>
    <meta:generator>OOo-dev/3.4$Win32 OpenOffice.org_project/340m0$Build-9583</meta:generator>
    <meta:document-statistic meta:table-count="9" meta:cell-count="656" meta:object-count="0"/>
  </office:meta>
</office:document-meta>
</file>